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98in"/>
    </style:style>
    <style:style style:name="co2" style:family="table-column">
      <style:table-column-properties fo:break-before="auto" style:column-width="8.5909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Co-change-class</text:p>
          </table:table-cell>
          <table:table-cell office:value-type="string">
            <text:p>Violation</text:p>
          </table:table-cell>
          <table:table-cell office:value-type="string">
            <text:p>Comon-percentage</text:p>
          </table:table-cell>
          <table:table-cell office:value-type="string">
            <text:p>Common-count</text:p>
          </table:table-cell>
          <table:table-cell office:value-type="string">
            <text:p>Total(Class)</text:p>
          </table:table-cell>
        </table:table-row>
        <table:table-row table:style-name="ro1">
          <table:table-cell office:value-type="string">
            <text:p>/lucene/dev/trunk/solr/src/java/org/apache/solr/handler/AnalysisRequestHandler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handler/AnalysisRequestHandler.java</text:p>
          </table:table-cell>
          <table:table-cell office:value-type="string">
            <text:p>/lucene/dev/trunk/lucene/src/java/org/apache/lucene/analysis/Token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ReqOptSumScorer.java</text:p>
          </table:table-cell>
          <table:table-cell office:value-type="string">
            <text:p>/lucene/dev/trunk/lucene/src/java/org/apache/lucene/search/BooleanScor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cache/EntryKey.java</text:p>
          </table:table-cell>
          <table:table-cell office:value-type="string">
            <text:p>/lucene/dev/trunk/lucene/src/java/org/apache/lucene/search/FieldCache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cache/EntryKey.java</text:p>
          </table:table-cell>
          <table:table-cell office:value-type="string">
            <text:p>/lucene/dev/trunk/lucene/src/java/org/apache/lucene/search/FieldCacheImpl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util/ByteUtils.java</text:p>
          </table:table-cell>
          <table:table-cell office:value-type="string">
            <text:p>/lucene/dev/trunk/lucene/src/java/org/apache/lucene/util/BytesRef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document/NumericField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document/NumericField.java</text:p>
          </table:table-cell>
          <table:table-cell office:value-type="string">
            <text:p>/lucene/dev/trunk/lucene/src/java/org/apache/lucene/search/NumericRangeFilt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tore/MMapDirectory.java</text:p>
          </table:table-cell>
          <table:table-cell office:value-type="string">
            <text:p>/lucene/dev/trunk/lucene/src/java/org/apache/lucene/analysis/Token.java</text:p>
          </table:table-cell>
          <table:table-cell office:value-type="float" office:value="1">
            <text:p>1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store/MMapDirectory.java</text:p>
          </table:table-cell>
          <table:table-cell office:value-type="string">
            <text:p>/lucene/dev/trunk/lucene/src/java/org/apache/lucene/analysis/TokenStream.java</text:p>
          </table:table-cell>
          <table:table-cell office:value-type="float" office:value="1">
            <text:p>1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index/NormsWriterPerField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index/NormsWriterPerField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document/Fieldabl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document/Fieldabl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index/MultiReader.java</text:p>
          </table:table-cell>
          <table:table-cell office:value-type="string">
            <text:p>/lucene/dev/trunk/lucene/contrib/benchmark/src/java/org/apache/lucene/benchmark/byTask/tasks/ReadTask.java</text:p>
          </table:table-cell>
          <table:table-cell office:value-type="float" office:value="1">
            <text:p>1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/lucene/dev/trunk/lucene/src/java/org/apache/lucene/index/MultiReader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1">
            <text:p>1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/lucene/dev/trunk/lucene/src/java/org/apache/lucene/index/ParallelReader.java</text:p>
          </table:table-cell>
          <table:table-cell office:value-type="string">
            <text:p>/lucene/dev/trunk/lucene/contrib/benchmark/src/java/org/apache/lucene/benchmark/byTask/tasks/ReadTask.java</text:p>
          </table:table-cell>
          <table:table-cell office:value-type="float" office:value="1">
            <text:p>1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index/ParallelReader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1">
            <text:p>1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util/RamUsageEstimator.java</text:p>
          </table:table-cell>
          <table:table-cell office:value-type="string">
            <text:p>/lucene/dev/trunk/lucene/src/java/org/apache/lucene/index/SegmentDeletes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FrozenBufferedDeletes.java</text:p>
          </table:table-cell>
          <table:table-cell office:value-type="string">
            <text:p>/lucene/dev/trunk/lucene/src/java/org/apache/lucene/index/BufferedDeletes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FrozenBufferedDeletes.java</text:p>
          </table:table-cell>
          <table:table-cell office:value-type="string">
            <text:p>/lucene/dev/trunk/lucene/src/java/org/apache/lucene/index/BufferedDeletesStream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util/automaton/fst/FSTEnum.java</text:p>
          </table:table-cell>
          <table:table-cell office:value-type="string">
            <text:p>/lucene/dev/trunk/lucene/src/java/org/apache/lucene/index/DocumentsWrit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util/automaton/fst/FSTEnum.java</text:p>
          </table:table-cell>
          <table:table-cell office:value-type="string">
            <text:p>/lucene/dev/trunk/lucene/src/java/org/apache/lucene/index/IndexWriterConfig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IndexWrit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1">
            <text:p>1</text:p>
          </table:table-cell>
          <table:table-cell office:value-type="float" office:value="1.5625">
            <text:p>1.5625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/lucene/dev/trunk/lucene/src/java/org/apache/lucene/index/IndexWri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1">
            <text:p>1</text:p>
          </table:table-cell>
          <table:table-cell office:value-type="float" office:value="1.5625">
            <text:p>1.5625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/lucene/dev/trunk/lucene/src/java/org/apache/lucene/util/ReaderUtil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1">
            <text:p>1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util/ReaderUtil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handler/component/StatsComponent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handler/component/StatsComponent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util/automaton/fst/PairOutputs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util/automaton/fst/PairOutputs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codecs/standard/StandardPostingsRead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1">
            <text:p>1</text:p>
          </table:table-cell>
          <table:table-cell office:value-type="float" office:value="9.09090909090909">
            <text:p>9.090909090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lucene/src/java/org/apache/lucene/index/codecs/standard/StandardPostingsReader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1">
            <text:p>1</text:p>
          </table:table-cell>
          <table:table-cell office:value-type="float" office:value="18.1818181818182">
            <text:p>18.18181818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lucene/src/java/org/apache/lucene/index/MultiNorms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MultiNorms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DirectoryRead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1">
            <text:p>1</text:p>
          </table:table-cell>
          <table:table-cell office:value-type="float" office:value="5.26315789473684">
            <text:p>5.263157894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/lucene/dev/trunk/lucene/src/java/org/apache/lucene/index/DirectoryReader.java</text:p>
          </table:table-cell>
          <table:table-cell office:value-type="string">
            <text:p>/lucene/dev/trunk/lucene/contrib/benchmark/src/java/org/apache/lucene/benchmark/byTask/tasks/ReadTask.java</text:p>
          </table:table-cell>
          <table:table-cell office:value-type="float" office:value="1">
            <text:p>1</text:p>
          </table:table-cell>
          <table:table-cell office:value-type="float" office:value="5.26315789473684">
            <text:p>5.263157894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/lucene/dev/trunk/lucene/contrib/queryparser/src/java/org/apache/lucene/queryParser/complexPhrase/ComplexPhraseQueryParser.java</text:p>
          </table:table-cell>
          <table:table-cell office:value-type="string">
            <text:p>/lucene/dev/trunk/lucene/src/java/org/apache/lucene/queryParser/MultiFieldQueryPars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standard/StandardTermsDictReader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codecs/standard/StandardTermsDictReader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IndexReader.java</text:p>
          </table:table-cell>
          <table:table-cell office:value-type="string">
            <text:p>/lucene/dev/trunk/lucene/contrib/benchmark/src/java/org/apache/lucene/benchmark/byTask/tasks/NearRealtimeReaderTask.java</text:p>
          </table:table-cell>
          <table:table-cell office:value-type="float" office:value="1">
            <text:p>1</text:p>
          </table:table-cell>
          <table:table-cell office:value-type="float" office:value="4.34782608695652">
            <text:p>4.34782608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/lucene/dev/trunk/lucene/src/java/org/apache/lucene/index/IndexReader.java</text:p>
          </table:table-cell>
          <table:table-cell office:value-type="string">
            <text:p>/lucene/dev/trunk/lucene/contrib/benchmark/src/java/org/apache/lucene/benchmark/byTask/tasks/ReadTask.java</text:p>
          </table:table-cell>
          <table:table-cell office:value-type="float" office:value="1">
            <text:p>1</text:p>
          </table:table-cell>
          <table:table-cell office:value-type="float" office:value="4.34782608695652">
            <text:p>4.34782608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/lucene/dev/trunk/lucene/src/java/org/apache/lucene/index/DocumentsWrit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1">
            <text:p>1</text:p>
          </table:table-cell>
          <table:table-cell office:value-type="float" office:value="4.34782608695652">
            <text:p>4.34782608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/lucene/dev/trunk/lucene/src/java/org/apache/lucene/index/DocumentsWriter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1">
            <text:p>1</text:p>
          </table:table-cell>
          <table:table-cell office:value-type="float" office:value="4.34782608695652">
            <text:p>4.34782608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/lucene/dev/trunk/lucene/src/java/org/apache/lucene/queryParser/MultiFieldQueryParser.java</text:p>
          </table:table-cell>
          <table:table-cell office:value-type="string">
            <text:p>/lucene/dev/trunk/lucene/contrib/queryparser/src/java/org/apache/lucene/queryParser/analyzing/AnalyzingQueryPars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queryParser/MultiFieldQueryParser.java</text:p>
          </table:table-cell>
          <table:table-cell office:value-type="string">
            <text:p>/lucene/dev/trunk/lucene/contrib/queryparser/src/java/org/apache/lucene/queryParser/complexPhrase/ComplexPhraseQueryPars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ParallelPostingsArray.java</text:p>
          </table:table-cell>
          <table:table-cell office:value-type="string">
            <text:p>/lucene/dev/trunk/lucene/src/java/org/apache/lucene/index/BufferedDeletes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ScoringRewrit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1">
            <text:p>1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search/ScoringRewrit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1">
            <text:p>1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util/packed/Packed64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util/packed/Packed64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ScoreCachingWrappingScorer.java</text:p>
          </table:table-cell>
          <table:table-cell office:value-type="string">
            <text:p>/lucene/dev/trunk/lucene/src/java/org/apache/lucene/search/BooleanQuery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ScoreCachingWrappingScorer.java</text:p>
          </table:table-cell>
          <table:table-cell office:value-type="string">
            <text:p>/lucene/dev/trunk/lucene/src/java/org/apache/lucene/search/BooleanScor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cache/CachedArray.java</text:p>
          </table:table-cell>
          <table:table-cell office:value-type="string">
            <text:p>/lucene/dev/trunk/lucene/src/java/org/apache/lucene/search/FieldCache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cache/CachedArray.java</text:p>
          </table:table-cell>
          <table:table-cell office:value-type="string">
            <text:p>/lucene/dev/trunk/lucene/src/java/org/apache/lucene/search/FieldCacheImpl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distance/GeohashFunction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distance/GeohashFunction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util/Bits.java</text:p>
          </table:table-cell>
          <table:table-cell office:value-type="string">
            <text:p>/lucene/dev/trunk/lucene/src/java/org/apache/lucene/search/FieldCache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util/Bits.java</text:p>
          </table:table-cell>
          <table:table-cell office:value-type="string">
            <text:p>/lucene/dev/trunk/lucene/src/java/org/apache/lucene/search/FieldCacheImpl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SegmentMerg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1">
            <text:p>1</text:p>
          </table:table-cell>
          <table:table-cell office:value-type="float" office:value="5.88235294117647">
            <text:p>5.88235294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/lucene/dev/trunk/lucene/src/java/org/apache/lucene/index/SegmentMerger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1">
            <text:p>1</text:p>
          </table:table-cell>
          <table:table-cell office:value-type="float" office:value="11.7647058823529">
            <text:p>11.764705882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/lucene/dev/trunk/lucene/src/java/org/apache/lucene/analysis/tokenattributes/Offset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analysis/tokenattributes/Offset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util/PerReaderTermState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util/PerReaderTermState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SegmentRead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1">
            <text:p>1</text:p>
          </table:table-cell>
          <table:table-cell office:value-type="float" office:value="6.25">
            <text:p>6.2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/lucene/dev/trunk/lucene/src/java/org/apache/lucene/index/SegmentRead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1">
            <text:p>1</text:p>
          </table:table-cell>
          <table:table-cell office:value-type="float" office:value="6.25">
            <text:p>6.2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/lucene/dev/trunk/lucene/src/java/org/apache/lucene/search/FieldCacheTermsFilt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FieldCacheTermsFil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util/automaton/fst/Util.java</text:p>
          </table:table-cell>
          <table:table-cell office:value-type="string">
            <text:p>/lucene/dev/trunk/lucene/src/java/org/apache/lucene/index/DocumentsWriter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util/automaton/fst/Util.java</text:p>
          </table:table-cell>
          <table:table-cell office:value-type="string">
            <text:p>/lucene/dev/trunk/lucene/src/java/org/apache/lucene/index/IndexWriterConfig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codecs/sep/SepPostingsWriterImpl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1">
            <text:p>1</text:p>
          </table:table-cell>
          <table:table-cell office:value-type="float" office:value="9.09090909090909">
            <text:p>9.090909090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lucene/src/java/org/apache/lucene/index/codecs/sep/SepPostingsWriterImpl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9.09090909090909">
            <text:p>9.090909090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lucene/src/java/org/apache/lucene/search/function/OrdFieldSource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function/OrdFieldSource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util/packed/PackedWrit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util/packed/PackedWrit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analysis/tokenattributes/Type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analysis/tokenattributes/Type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BooleanScorer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lucene/src/java/org/apache/lucene/util/packed/PackedReaderIterator.java</text:p>
          </table:table-cell>
          <table:table-cell office:value-type="string">
            <text:p>/lucene/dev/trunk/lucene/src/java/org/apache/lucene/util/packed/PackedInts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util/SetOnce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util/SetOnce.java</text:p>
          </table:table-cell>
          <table:table-cell office:value-type="string">
            <text:p>/lucene/dev/trunk/lucene/src/java/org/apache/lucene/document/AbstractField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util/AttributeSource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util/AttributeSource.java</text:p>
          </table:table-cell>
          <table:table-cell office:value-type="string">
            <text:p>/lucene/dev/trunk/lucene/src/java/org/apache/lucene/analysis/Token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cache/ByteValuesCreator.java</text:p>
          </table:table-cell>
          <table:table-cell office:value-type="string">
            <text:p>/lucene/dev/trunk/lucene/src/java/org/apache/lucene/search/FieldCache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search/cache/ByteValuesCreator.java</text:p>
          </table:table-cell>
          <table:table-cell office:value-type="string">
            <text:p>/lucene/dev/trunk/lucene/src/java/org/apache/lucene/search/FieldCacheImpl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search/cache/SimpleEntryKey.java</text:p>
          </table:table-cell>
          <table:table-cell office:value-type="string">
            <text:p>/lucene/dev/trunk/lucene/src/java/org/apache/lucene/search/FieldCache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cache/SimpleEntryKey.java</text:p>
          </table:table-cell>
          <table:table-cell office:value-type="string">
            <text:p>/lucene/dev/trunk/lucene/src/java/org/apache/lucene/search/FieldCacheImpl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IndexSearch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1">
            <text:p>1</text:p>
          </table:table-cell>
          <table:table-cell office:value-type="float" office:value="5.88235294117647">
            <text:p>5.88235294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/lucene/dev/trunk/solr/src/java/org/apache/solr/search/function/NumDocsValueSource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earch/function/NumDocsValueSource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TermVectorMapper.java</text:p>
          </table:table-cell>
          <table:table-cell office:value-type="string">
            <text:p>/lucene/dev/trunk/lucene/src/java/org/apache/lucene/analysis/Token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TermVectorMapper.java</text:p>
          </table:table-cell>
          <table:table-cell office:value-type="string">
            <text:p>/lucene/dev/trunk/lucene/src/java/org/apache/lucene/analysis/TokenStream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util/IOUtils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analysis/tokenattributes/PositionIncrementAttribute.java</text:p>
          </table:table-cell>
          <table:table-cell office:value-type="string">
            <text:p>/lucene/dev/trunk/lucene/src/java/org/apache/lucene/analysis/Token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analysis/tokenattributes/PositionIncrementAttribute.java</text:p>
          </table:table-cell>
          <table:table-cell office:value-type="string">
            <text:p>/lucene/dev/trunk/lucene/src/java/org/apache/lucene/analysis/TokenStream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analyzing/AnalyzingQueryParser.java</text:p>
          </table:table-cell>
          <table:table-cell office:value-type="string">
            <text:p>/lucene/dev/trunk/lucene/src/java/org/apache/lucene/queryParser/MultiFieldQueryPars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TermsHashPerField.java</text:p>
          </table:table-cell>
          <table:table-cell office:value-type="string">
            <text:p>/lucene/dev/trunk/lucene/src/java/org/apache/lucene/index/ByteBlockPool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TermsHashPerField.java</text:p>
          </table:table-cell>
          <table:table-cell office:value-type="string">
            <text:p>/lucene/dev/trunk/lucene/src/java/org/apache/lucene/index/ByteSliceRead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util/packed/PackedInts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util/packed/PackedInts.java</text:p>
          </table:table-cell>
          <table:table-cell office:value-type="string">
            <text:p>/lucene/dev/trunk/lucene/src/java/org/apache/lucene/document/AbstractField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DisjunctionMaxScorer.java</text:p>
          </table:table-cell>
          <table:table-cell office:value-type="string">
            <text:p>/lucene/dev/trunk/lucene/src/java/org/apache/lucene/search/BooleanScor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PrefixCodedTermsReade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1">
            <text:p>1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lucene/src/java/org/apache/lucene/index/codecs/PrefixCodedTermsRead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lucene/src/java/org/apache/lucene/store/SimpleFSLockFactory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tore/SimpleFSLockFactory.java</text:p>
          </table:table-cell>
          <table:table-cell office:value-type="string">
            <text:p>/lucene/dev/trunk/lucene/src/java/org/apache/lucene/document/AbstractField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BufferedDeletes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lucene/src/java/org/apache/lucene/index/BufferedDeletes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lucene/src/java/org/apache/lucene/search/cache/DocTermsCreator.java</text:p>
          </table:table-cell>
          <table:table-cell office:value-type="string">
            <text:p>/lucene/dev/trunk/lucene/src/java/org/apache/lucene/search/FieldCache.java</text:p>
          </table:table-cell>
          <table:table-cell office:value-type="float" office:value="1">
            <text:p>1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index/SnapshotDeletionPolicy.java</text:p>
          </table:table-cell>
          <table:table-cell office:value-type="string">
            <text:p>/lucene/dev/trunk/lucene/src/java/org/apache/lucene/index/DirectoryRead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analysis/tokenattributes/CharTerm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analysis/tokenattributes/CharTerm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IndexFormatTooOldException.java</text:p>
          </table:table-cell>
          <table:table-cell office:value-type="string">
            <text:p>/lucene/dev/trunk/lucene/src/java/org/apache/lucene/index/FieldsRead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IndexFormatTooOldException.java</text:p>
          </table:table-cell>
          <table:table-cell office:value-type="string">
            <text:p>/lucene/dev/trunk/lucene/src/java/org/apache/lucene/index/IndexWrit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tore/DataInput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tore/DataInput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util/English.java</text:p>
          </table:table-cell>
          <table:table-cell office:value-type="string">
            <text:p>/lucene/dev/trunk/lucene/src/java/org/apache/lucene/util/CodecUtil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automaton/fst/Outputs.java</text:p>
          </table:table-cell>
          <table:table-cell office:value-type="string">
            <text:p>/lucene/dev/trunk/lucene/src/java/org/apache/lucene/index/codecs/simpletext/SimpleTextFieldsRead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automaton/fst/Outputs.java</text:p>
          </table:table-cell>
          <table:table-cell office:value-type="string">
            <text:p>/lucene/dev/trunk/lucene/src/java/org/apache/lucene/util/ArrayUtil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tore/NIOFSDirectory.java</text:p>
          </table:table-cell>
          <table:table-cell office:value-type="string">
            <text:p>/lucene/dev/trunk/lucene/src/java/org/apache/lucene/analysis/Token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tore/NIOFSDirectory.java</text:p>
          </table:table-cell>
          <table:table-cell office:value-type="string">
            <text:p>/lucene/dev/trunk/lucene/src/java/org/apache/lucene/analysis/TokenStream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util/BytesRefHash.java</text:p>
          </table:table-cell>
          <table:table-cell office:value-type="string">
            <text:p>/lucene/dev/trunk/lucene/contrib/highlighter/src/java/org/apache/lucene/search/highlight/TokenSources.java</text:p>
          </table:table-cell>
          <table:table-cell office:value-type="float" office:value="1">
            <text:p>1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util/BytesRefHash.java</text:p>
          </table:table-cell>
          <table:table-cell office:value-type="string">
            <text:p>/lucene/dev/trunk/lucene/contrib/highlighter/src/java/org/apache/lucene/search/highlight/TokenStreamFromTermPositionVector.java</text:p>
          </table:table-cell>
          <table:table-cell office:value-type="float" office:value="1">
            <text:p>1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search/SimilarityProvid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SimilarityProvid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heckIndex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1">
            <text:p>1</text:p>
          </table:table-cell>
          <table:table-cell office:value-type="float" office:value="7.69230769230769">
            <text:p>7.692307692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/lucene/dev/trunk/lucene/src/java/org/apache/lucene/index/CheckIndex.java</text:p>
          </table:table-cell>
          <table:table-cell office:value-type="string">
            <text:p>/lucene/dev/trunk/lucene/contrib/benchmark/src/java/org/apache/lucene/benchmark/byTask/tasks/ReadTask.java</text:p>
          </table:table-cell>
          <table:table-cell office:value-type="float" office:value="1">
            <text:p>1</text:p>
          </table:table-cell>
          <table:table-cell office:value-type="float" office:value="7.69230769230769">
            <text:p>7.692307692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/lucene/dev/trunk/lucene/src/java/org/apache/lucene/util/automaton/fst/PositiveIntOutputs.java</text:p>
          </table:table-cell>
          <table:table-cell office:value-type="string">
            <text:p>/lucene/dev/trunk/lucene/src/java/org/apache/lucene/index/codecs/simpletext/SimpleTextFieldsRead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automaton/fst/PositiveIntOutputs.java</text:p>
          </table:table-cell>
          <table:table-cell office:value-type="string">
            <text:p>/lucene/dev/trunk/lucene/src/java/org/apache/lucene/util/ArrayUtil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tore/NativeFSLockFactory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tore/NativeFSLockFactory.java</text:p>
          </table:table-cell>
          <table:table-cell office:value-type="string">
            <text:p>/lucene/dev/trunk/lucene/src/java/org/apache/lucene/document/AbstractField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ReqExclScorer.java</text:p>
          </table:table-cell>
          <table:table-cell office:value-type="string">
            <text:p>/lucene/dev/trunk/lucene/src/java/org/apache/lucene/search/BooleanScor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DoubleBarrelLRUCach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util/DoubleBarrelLRUCach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DisjunctionSumScorer.java</text:p>
          </table:table-cell>
          <table:table-cell office:value-type="string">
            <text:p>/lucene/dev/trunk/lucene/src/java/org/apache/lucene/search/BooleanScor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tore/DataOutput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tore/DataOutput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MultiSearch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FilterIndexReader.java</text:p>
          </table:table-cell>
          <table:table-cell office:value-type="string">
            <text:p>/lucene/dev/trunk/lucene/contrib/benchmark/src/java/org/apache/lucene/benchmark/byTask/tasks/ReadTask.java</text:p>
          </table:table-cell>
          <table:table-cell office:value-type="float" office:value="1">
            <text:p>1</text:p>
          </table:table-cell>
          <table:table-cell office:value-type="float" office:value="9.09090909090909">
            <text:p>9.090909090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/lucene/dev/trunk/lucene/src/java/org/apache/lucene/index/FilterIndexReade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1">
            <text:p>1</text:p>
          </table:table-cell>
          <table:table-cell office:value-type="float" office:value="18.1818181818182">
            <text:p>18.18181818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/lucene/dev/trunk/lucene/src/java/org/apache/lucene/search/cache/DoubleValuesCreator.java</text:p>
          </table:table-cell>
          <table:table-cell office:value-type="string">
            <text:p>/lucene/dev/trunk/lucene/src/java/org/apache/lucene/search/FieldCache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cache/DoubleValuesCreator.java</text:p>
          </table:table-cell>
          <table:table-cell office:value-type="string">
            <text:p>/lucene/dev/trunk/lucene/src/java/org/apache/lucene/search/FieldCacheImpl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tore/FSDirectory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1">
            <text:p>1</text:p>
          </table:table-cell>
          <table:table-cell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/lucene/dev/trunk/lucene/src/java/org/apache/lucene/index/codecs/standard/StandardPostingsWriterImpl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decs/standard/StandardPostingsWriterImpl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Term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Term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cache/IntValuesCreator.java</text:p>
          </table:table-cell>
          <table:table-cell office:value-type="string">
            <text:p>/lucene/dev/trunk/lucene/src/java/org/apache/lucene/search/FieldCache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cache/IntValuesCreator.java</text:p>
          </table:table-cell>
          <table:table-cell office:value-type="string">
            <text:p>/lucene/dev/trunk/lucene/src/java/org/apache/lucene/search/FieldCacheImpl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Term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1">
            <text:p>1</text:p>
          </table:table-cell>
          <table:table-cell office:value-type="float" office:value="9.09090909090909">
            <text:p>9.090909090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/lucene/dev/trunk/lucene/src/java/org/apache/lucene/index/codecs/preflex/PreFlexFields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lucene/src/java/org/apache/lucene/index/codecs/preflex/PreFlexFields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lucene/src/java/org/apache/lucene/util/PagedBytes.java</text:p>
          </table:table-cell>
          <table:table-cell office:value-type="string">
            <text:p>/lucene/dev/trunk/lucene/src/java/org/apache/lucene/index/codecs/FixedGapTermsIndexReader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util/PagedBytes.java</text:p>
          </table:table-cell>
          <table:table-cell office:value-type="string">
            <text:p>/lucene/dev/trunk/lucene/src/java/org/apache/lucene/search/FuzzyTermsEnum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function/ReverseOrdFieldSource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function/ReverseOrdFieldSource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ReadOnlySegmentReader.java</text:p>
          </table:table-cell>
          <table:table-cell office:value-type="string">
            <text:p>/lucene/dev/trunk/lucene/contrib/benchmark/src/java/org/apache/lucene/benchmark/byTask/tasks/ReadTask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ReadOnlySegmentReade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MultiTermQuery.java</text:p>
          </table:table-cell>
          <table:table-cell office:value-type="string">
            <text:p>/lucene/dev/trunk/lucene/contrib/highlighter/src/java/org/apache/lucene/search/highlight/TokenSources.java</text:p>
          </table:table-cell>
          <table:table-cell office:value-type="float" office:value="1">
            <text:p>1</text:p>
          </table:table-cell>
          <table:table-cell office:value-type="float" office:value="8.33333333333333">
            <text:p>8.333333333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/lucene/dev/trunk/lucene/src/java/org/apache/lucene/search/MultiTermQuery.java</text:p>
          </table:table-cell>
          <table:table-cell office:value-type="string">
            <text:p>/lucene/dev/trunk/lucene/contrib/highlighter/src/java/org/apache/lucene/search/highlight/TokenStreamFromTermPositionVector.java</text:p>
          </table:table-cell>
          <table:table-cell office:value-type="float" office:value="1">
            <text:p>1</text:p>
          </table:table-cell>
          <table:table-cell office:value-type="float" office:value="8.33333333333333">
            <text:p>8.333333333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/lucene/dev/trunk/lucene/src/java/org/apache/lucene/util/automaton/fst/ByteSequenceOutputs.java</text:p>
          </table:table-cell>
          <table:table-cell office:value-type="string">
            <text:p>/lucene/dev/trunk/lucene/src/java/org/apache/lucene/index/codecs/simpletext/SimpleTextFieldsRead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automaton/fst/ByteSequenceOutputs.java</text:p>
          </table:table-cell>
          <table:table-cell office:value-type="string">
            <text:p>/lucene/dev/trunk/lucene/src/java/org/apache/lucene/util/ArrayUtil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tore/FSLockFactory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tore/FSLockFactory.java</text:p>
          </table:table-cell>
          <table:table-cell office:value-type="string">
            <text:p>/lucene/dev/trunk/lucene/src/java/org/apache/lucene/document/AbstractField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FieldCacheImpl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FieldCacheImpl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cache/EntryCreatorWithOptions.java</text:p>
          </table:table-cell>
          <table:table-cell office:value-type="string">
            <text:p>/lucene/dev/trunk/lucene/src/java/org/apache/lucene/search/FieldCache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cache/EntryCreatorWithOptions.java</text:p>
          </table:table-cell>
          <table:table-cell office:value-type="string">
            <text:p>/lucene/dev/trunk/lucene/src/java/org/apache/lucene/search/FieldCacheImpl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FieldDoc.java</text:p>
          </table:table-cell>
          <table:table-cell office:value-type="string">
            <text:p>/lucene/dev/trunk/lucene/src/java/org/apache/lucene/document/AbstractField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FieldCach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FieldCach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imilarit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1">
            <text:p>1</text:p>
          </table:table-cell>
          <table:table-cell office:value-type="float" office:value="8.33333333333333">
            <text:p>8.333333333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/lucene/dev/trunk/lucene/src/java/org/apache/lucene/index/Payload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Payload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util/automaton/fst/NodeHash.java</text:p>
          </table:table-cell>
          <table:table-cell office:value-type="string">
            <text:p>/lucene/dev/trunk/lucene/src/java/org/apache/lucene/index/DocumentsWriter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util/automaton/fst/NodeHash.java</text:p>
          </table:table-cell>
          <table:table-cell office:value-type="string">
            <text:p>/lucene/dev/trunk/lucene/src/java/org/apache/lucene/index/IndexWriterConfig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document/AbstractField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document/AbstractField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analysis/tokenattributes/PositionIncrement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analysis/tokenattributes/PositionIncrement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analysis/NumericTokenStream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1">
            <text:p>1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analysis/NumericTokenStream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1">
            <text:p>1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index/TermVectorsReader.java</text:p>
          </table:table-cell>
          <table:table-cell office:value-type="string">
            <text:p>/lucene/dev/trunk/lucene/src/java/org/apache/lucene/index/DocumentsWriter.java</text:p>
          </table:table-cell>
          <table:table-cell office:value-type="float" office:value="1">
            <text:p>1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util/automaton/fst/NoOutputs.java</text:p>
          </table:table-cell>
          <table:table-cell office:value-type="string">
            <text:p>/lucene/dev/trunk/lucene/src/java/org/apache/lucene/index/codecs/simpletext/SimpleTextFieldsRead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automaton/fst/NoOutputs.java</text:p>
          </table:table-cell>
          <table:table-cell office:value-type="string">
            <text:p>/lucene/dev/trunk/lucene/src/java/org/apache/lucene/util/ArrayUtil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cache/CachedArrayCreator.java</text:p>
          </table:table-cell>
          <table:table-cell office:value-type="string">
            <text:p>/lucene/dev/trunk/lucene/src/java/org/apache/lucene/search/FieldCache.java</text:p>
          </table:table-cell>
          <table:table-cell office:value-type="float" office:value="1">
            <text:p>1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search/cache/CachedArrayCreator.java</text:p>
          </table:table-cell>
          <table:table-cell office:value-type="string">
            <text:p>/lucene/dev/trunk/lucene/src/java/org/apache/lucene/search/FieldCacheImpl.java</text:p>
          </table:table-cell>
          <table:table-cell office:value-type="float" office:value="1">
            <text:p>1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util/CodecUtil.java</text:p>
          </table:table-cell>
          <table:table-cell office:value-type="string">
            <text:p>/lucene/dev/trunk/lucene/src/java/org/apache/lucene/index/codecs/Codec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util/CodecUtil.java</text:p>
          </table:table-cell>
          <table:table-cell office:value-type="string">
            <text:p>/lucene/dev/trunk/lucene/src/java/org/apache/lucene/index/codecs/CodecProvid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corer.java</text:p>
          </table:table-cell>
          <table:table-cell office:value-type="string">
            <text:p>/lucene/dev/trunk/lucene/src/java/org/apache/lucene/search/BooleanQuery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Scorer.java</text:p>
          </table:table-cell>
          <table:table-cell office:value-type="string">
            <text:p>/lucene/dev/trunk/lucene/src/java/org/apache/lucene/search/BooleanScor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spans/SpanScorer.java</text:p>
          </table:table-cell>
          <table:table-cell office:value-type="string">
            <text:p>/lucene/dev/trunk/lucene/src/java/org/apache/lucene/search/BooleanQuery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pans/SpanScorer.java</text:p>
          </table:table-cell>
          <table:table-cell office:value-type="string">
            <text:p>/lucene/dev/trunk/lucene/src/java/org/apache/lucene/search/BooleanScor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ReadOnlyDirectoryReader.java</text:p>
          </table:table-cell>
          <table:table-cell office:value-type="string">
            <text:p>/lucene/dev/trunk/lucene/contrib/benchmark/src/java/org/apache/lucene/benchmark/byTask/tasks/ReadTask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ReadOnlyDirectoryReade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automaton/fst/BytesRefFSTEnum.java</text:p>
          </table:table-cell>
          <table:table-cell office:value-type="string">
            <text:p>/lucene/dev/trunk/lucene/src/java/org/apache/lucene/index/DocumentsWriter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util/automaton/fst/BytesRefFSTEnum.java</text:p>
          </table:table-cell>
          <table:table-cell office:value-type="string">
            <text:p>/lucene/dev/trunk/lucene/src/java/org/apache/lucene/index/IndexWriterConfig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FieldValueHitQueue.java</text:p>
          </table:table-cell>
          <table:table-cell office:value-type="string">
            <text:p>/lucene/dev/trunk/lucene/src/java/org/apache/lucene/document/AbstractField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analysis/TokenStream.java</text:p>
          </table:table-cell>
          <table:table-cell office:value-type="string">
            <text:p>/lucene/dev/trunk/lucene/src/java/org/apache/lucene/analysis/Token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analysis/TokenStream.java</text:p>
          </table:table-cell>
          <table:table-cell office:value-type="string">
            <text:p>/lucene/dev/trunk/lucene/src/java/org/apache/lucene/analysis/tokenattributes/PositionIncrementAttribute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Weight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1">
            <text:p>1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search/Weight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1">
            <text:p>1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util/OpenBitSet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OpenBitSet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tore/Directory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util/automaton/fst/IntsRefFSTEnum.java</text:p>
          </table:table-cell>
          <table:table-cell office:value-type="string">
            <text:p>/lucene/dev/trunk/lucene/src/java/org/apache/lucene/index/DocumentsWriter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util/automaton/fst/IntsRefFSTEnum.java</text:p>
          </table:table-cell>
          <table:table-cell office:value-type="string">
            <text:p>/lucene/dev/trunk/lucene/src/java/org/apache/lucene/index/IndexWriterConfig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SlowMultiReaderWrapper.java</text:p>
          </table:table-cell>
          <table:table-cell office:value-type="string">
            <text:p>/lucene/dev/trunk/lucene/contrib/benchmark/src/java/org/apache/lucene/benchmark/byTask/tasks/ReadTask.java</text:p>
          </table:table-cell>
          <table:table-cell office:value-type="float" office:value="1">
            <text:p>1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lucene/src/java/org/apache/lucene/index/SlowMultiReaderWrapper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1">
            <text:p>1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lucene/src/java/org/apache/lucene/util/AttributeReflector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AttributeReflector.java</text:p>
          </table:table-cell>
          <table:table-cell office:value-type="string">
            <text:p>/lucene/dev/trunk/lucene/src/java/org/apache/lucene/analysis/Token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Constants.java</text:p>
          </table:table-cell>
          <table:table-cell office:value-type="string">
            <text:p>/lucene/dev/trunk/lucene/src/java/org/apache/lucene/index/FieldsRead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util/Constants.java</text:p>
          </table:table-cell>
          <table:table-cell office:value-type="string">
            <text:p>/lucene/dev/trunk/lucene/src/java/org/apache/lucene/index/IndexFormatTooOldException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analysis/tokenattributes/Flags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analysis/tokenattributes/Flags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FieldsReader.java</text:p>
          </table:table-cell>
          <table:table-cell office:value-type="string">
            <text:p>/lucene/dev/trunk/lucene/src/java/org/apache/lucene/index/IndexFormatTooOldException.java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TermState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TermState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analysis/tokenattributes/Payload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analysis/tokenattributes/Payload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MultiTermsEnum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MultiTermsEnum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SloppyPhraseScorer.java</text:p>
          </table:table-cell>
          <table:table-cell office:value-type="string">
            <text:p>/lucene/dev/trunk/lucene/src/java/org/apache/lucene/search/BooleanScor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NoMergeScheduler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NoMergeScheduler.java</text:p>
          </table:table-cell>
          <table:table-cell office:value-type="string">
            <text:p>/lucene/dev/trunk/lucene/src/java/org/apache/lucene/document/AbstractField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unction/LiteralValueSource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LiteralValueSource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IndexNotFoundException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IndexNotFoundException.java</text:p>
          </table:table-cell>
          <table:table-cell office:value-type="string">
            <text:p>/lucene/dev/trunk/lucene/src/java/org/apache/lucene/document/AbstractField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UnicodeUtil.java</text:p>
          </table:table-cell>
          <table:table-cell office:value-type="string">
            <text:p>/lucene/dev/trunk/lucene/src/java/org/apache/lucene/util/BitUtil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util/UnicodeUtil.java</text:p>
          </table:table-cell>
          <table:table-cell office:value-type="string">
            <text:p>/lucene/dev/trunk/lucene/src/java/org/apache/lucene/util/CodecUtil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cache/ShortValuesCreator.java</text:p>
          </table:table-cell>
          <table:table-cell office:value-type="string">
            <text:p>/lucene/dev/trunk/lucene/src/java/org/apache/lucene/search/FieldCache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cache/ShortValuesCreator.java</text:p>
          </table:table-cell>
          <table:table-cell office:value-type="string">
            <text:p>/lucene/dev/trunk/lucene/src/java/org/apache/lucene/search/FieldCacheImpl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util/BytesRef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util/BytesRef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NumericRangeFilter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NumericRangeFilter.java</text:p>
          </table:table-cell>
          <table:table-cell office:value-type="string">
            <text:p>/lucene/dev/trunk/lucene/src/java/org/apache/lucene/document/NumericField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util/BitUtil.java</text:p>
          </table:table-cell>
          <table:table-cell office:value-type="string">
            <text:p>/lucene/dev/trunk/lucene/src/java/org/apache/lucene/util/CodecUtil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document/Field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document/Field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TopFieldDocs.java</text:p>
          </table:table-cell>
          <table:table-cell office:value-type="string">
            <text:p>/lucene/dev/trunk/lucene/src/java/org/apache/lucene/document/AbstractField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TopFieldDocs.java</text:p>
          </table:table-cell>
          <table:table-cell office:value-type="string">
            <text:p>/lucene/dev/trunk/lucene/src/java/org/apache/lucene/document/Document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tore/RAMDirectory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1">
            <text:p>1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index/codecs/DefaultSegmentInfosReader.java</text:p>
          </table:table-cell>
          <table:table-cell office:value-type="string">
            <text:p>/lucene/dev/trunk/lucene/src/java/org/apache/lucene/index/DocumentsWrit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TermsEnum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TermsEnum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IndexFileNames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IndexFileNames.java</text:p>
          </table:table-cell>
          <table:table-cell office:value-type="string">
            <text:p>/lucene/dev/trunk/lucene/src/java/org/apache/lucene/document/AbstractField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analysis/Token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analysis/Token.java</text:p>
          </table:table-cell>
          <table:table-cell office:value-type="string">
            <text:p>/lucene/dev/trunk/lucene/src/java/org/apache/lucene/analysis/TokenStream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util/automaton/fst/FST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util/automaton/fst/FST.java</text:p>
          </table:table-cell>
          <table:table-cell office:value-type="string">
            <text:p>/lucene/dev/trunk/lucene/src/java/org/apache/lucene/document/AbstractField.java</text:p>
          </table:table-cell>
          <table:table-cell office:value-type="float" office:value="1">
            <text:p>1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handler/admin/LukeRequestHandler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andler/admin/LukeRequestHandler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Filtered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1">
            <text:p>1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util/automaton/fst/Builder.java</text:p>
          </table:table-cell>
          <table:table-cell office:value-type="string">
            <text:p>/lucene/dev/trunk/lucene/src/java/org/apache/lucene/index/DocumentsWriter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util/automaton/fst/Builder.java</text:p>
          </table:table-cell>
          <table:table-cell office:value-type="string">
            <text:p>/lucene/dev/trunk/lucene/src/java/org/apache/lucene/index/IndexWriterConfig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codecs/DefaultSegmentInfosWriter.java</text:p>
          </table:table-cell>
          <table:table-cell office:value-type="string">
            <text:p>/lucene/dev/trunk/lucene/src/java/org/apache/lucene/index/CheckIndex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tore/IndexInput.java</text:p>
          </table:table-cell>
          <table:table-cell office:value-type="string">
            <text:p>/lucene/dev/trunk/lucene/src/java/org/apache/lucene/analysis/Tokeniz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IndexWriterConfig.java</text:p>
          </table:table-cell>
          <table:table-cell office:value-type="string">
            <text:p>/lucene/dev/trunk/lucene/contrib/demo/src/java/org/apache/lucene/demo/IndexHTML.java</text:p>
          </table:table-cell>
          <table:table-cell office:value-type="float" office:value="1">
            <text:p>1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lucene/src/java/org/apache/lucene/index/IndexWriterConfig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1">
            <text:p>1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lucene/src/java/org/apache/lucene/search/spans/NearSpansUnordered.java</text:p>
          </table:table-cell>
          <table:table-cell office:value-type="string">
            <text:p>/lucene/dev/trunk/lucene/contrib/highlighter/src/java/org/apache/lucene/search/highlight/WeightedSpanTermExtracto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spans/NearSpansUnordered.java</text:p>
          </table:table-cell>
          <table:table-cell office:value-type="string">
            <text:p>/lucene/dev/trunk/lucene/src/java/org/apache/lucene/search/CachingSpanFilt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cache/LongValuesCreator.java</text:p>
          </table:table-cell>
          <table:table-cell office:value-type="string">
            <text:p>/lucene/dev/trunk/lucene/src/java/org/apache/lucene/search/FieldCache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cache/LongValuesCreator.java</text:p>
          </table:table-cell>
          <table:table-cell office:value-type="string">
            <text:p>/lucene/dev/trunk/lucene/src/java/org/apache/lucene/search/FieldCacheImpl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cache/FloatValuesCreator.java</text:p>
          </table:table-cell>
          <table:table-cell office:value-type="string">
            <text:p>/lucene/dev/trunk/lucene/src/java/org/apache/lucene/search/FieldCache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cache/FloatValuesCreator.java</text:p>
          </table:table-cell>
          <table:table-cell office:value-type="string">
            <text:p>/lucene/dev/trunk/lucene/src/java/org/apache/lucene/search/FieldCacheImpl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function/FieldCacheSource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function/FieldCacheSource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packed/Packed32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util/packed/Packed32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ConstantScoreAutoRewrite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ConstantScoreAutoRewrite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misc/src/java/org/apache/lucene/store/DirectIOLinuxDirectory.java</text:p>
          </table:table-cell>
          <table:table-cell office:value-type="string">
            <text:p>/lucene/dev/trunk/lucene/src/java/org/apache/lucene/index/SlowMultiReaderWrapper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NormsWrit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NormsWrit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util/automaton/fst/IntSequenceOutputs.java</text:p>
          </table:table-cell>
          <table:table-cell office:value-type="string">
            <text:p>/lucene/dev/trunk/lucene/src/java/org/apache/lucene/index/codecs/simpletext/SimpleTextFieldsRead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automaton/fst/IntSequenceOutputs.java</text:p>
          </table:table-cell>
          <table:table-cell office:value-type="string">
            <text:p>/lucene/dev/trunk/lucene/src/java/org/apache/lucene/util/ArrayUtil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PayloadProcessorProvider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PayloadProcessorProvider.java</text:p>
          </table:table-cell>
          <table:table-cell office:value-type="string">
            <text:p>/lucene/dev/trunk/lucene/src/java/org/apache/lucene/document/AbstractField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Boolean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1">
            <text:p>1</text:p>
          </table:table-cell>
          <table:table-cell office:value-type="float" office:value="9.09090909090909">
            <text:p>9.090909090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/lucene/dev/trunk/lucene/contrib/misc/src/java/org/apache/lucene/index/IndexSplitter.java</text:p>
          </table:table-cell>
          <table:table-cell office:value-type="string">
            <text:p>/lucene/dev/trunk/lucene/src/java/org/apache/lucene/index/CheckIndex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CharStream.java</text:p>
          </table:table-cell>
          <table:table-cell office:value-type="string">
            <text:p>/lucene/dev/trunk/lucene/contrib/queryparser/src/java/org/apache/lucene/queryParser/core/messages/QueryParserMessage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update/processor/UpdateRequestProcessorChain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update/processor/UpdateRequestProcessorChain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pelling/AbstractLuceneSpellCheck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/lucene/dev/trunk/solr/src/java/org/apache/solr/spelling/AbstractLuceneSpellCheck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/lucene/dev/trunk/solr/src/java/org/apache/solr/analysis/ClassicTokenizerFactory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analysis/ClassicTokenizerFactory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contrib/spatial/src/java/org/apache/lucene/spatial/tier/LatLongDistanceFilter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spatial/src/java/org/apache/lucene/spatial/tier/LatLongDistanceFilter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standard/UAX29Tokenizer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contrib/benchmark/src/java/org/apache/lucene/benchmark/utils/ExtractWikipedia.java</text:p>
          </table:table-cell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benchmark/src/java/org/apache/lucene/benchmark/utils/ExtractWikipedia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LengthFilterFactory.java</text:p>
          </table:table-cell>
          <table:table-cell office:value-type="string">
            <text:p>/lucene/dev/trunk/modules/analysis/common/src/java/org/apache/lucene/analysis/core/StopFil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LengthFilterFactory.java</text:p>
          </table:table-cell>
          <table:table-cell office:value-type="string">
            <text:p>/lucene/dev/trunk/modules/analysis/common/src/java/org/apache/lucene/analysis/miscellaneous/KeepWordFil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queryParser/CharStream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queryParser/CharStream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de/GermanAnaly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de/GermanAnaly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config/Locale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config/Locale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DictionaryCompoundWordTokenFilterFactor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DictionaryCompoundWordTokenFilterFactory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solrj/org/apache/solr/client/solrj/response/AnalysisResponseBase.java</text:p>
          </table:table-cell>
          <table:table-cell office:value-type="string">
            <text:p>/lucene/dev/trunk/solr/src/solrj/org/apache/solr/client/solrj/response/DocumentAnalysisRespons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solrj/org/apache/solr/client/solrj/response/AnalysisResponseBase.java</text:p>
          </table:table-cell>
          <table:table-cell office:value-type="string">
            <text:p>/lucene/dev/trunk/solr/src/solrj/org/apache/solr/client/solrj/response/FieldAnalysisRespons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payloads/PayloadTerm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modules/benchmark/src/java/org/apache/lucene/benchmark/quality/QualityBenchmark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analysis/CharTokeni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analysis/CharTokeni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solrj/org/apache/solr/client/solrj/response/FieldStatsInfo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solrj/org/apache/solr/client/solrj/response/FieldStatsInfo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MatchNoDocs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MatchNoDocs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AutomatonQuery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search/AutomatonQuery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index/ByteSliceWriter.java</text:p>
          </table:table-cell>
          <table:table-cell office:value-type="string">
            <text:p>/lucene/dev/trunk/lucene/src/java/org/apache/lucene/index/ByteBlockPoo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ByteSliceWriter.java</text:p>
          </table:table-cell>
          <table:table-cell office:value-type="string">
            <text:p>/lucene/dev/trunk/lucene/src/java/org/apache/lucene/index/ByteSlice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response/TextResponseWrit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sponse/TextResponseWrit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MultiField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MultiField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ReqOptSumScorer.java</text:p>
          </table:table-cell>
          <table:table-cell office:value-type="string">
            <text:p>/lucene/dev/trunk/lucene/src/java/org/apache/lucene/search/BooleanScorer2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string">
            <text:p>/lucene/dev/trunk/lucene/contrib/benchmark/src/java/org/apache/lucene/benchmark/byTask/tasks/ReadTask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DataImport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DataImport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standard/Standard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standard/Standard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handler/CSVRequestHandl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handler/CSVRequestHandl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modules/analysis/common/src/java/org/apache/lucene/analysis/miscellaneous/PatternAnaly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miscellaneous/PatternAnaly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config/QueryConfigHandler.java</text:p>
          </table:table-cell>
          <table:table-cell office:value-type="string">
            <text:p>/lucene/dev/trunk/lucene/contrib/queryparser/src/java/org/apache/lucene/queryParser/core/builders/QueryTreeBuil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config/QueryConfigHandler.java</text:p>
          </table:table-cell>
          <table:table-cell office:value-type="string">
            <text:p>/lucene/dev/trunk/lucene/contrib/queryparser/src/java/org/apache/lucene/queryParser/core/config/FieldConfi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handler/component/ShardRespons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handler/component/ShardRespons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LetterTokenizerFactory.java</text:p>
          </table:table-cell>
          <table:table-cell office:value-type="string">
            <text:p>/lucene/dev/trunk/solr/src/java/org/apache/solr/analysis/Ind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LetterTokenizerFactory.java</text:p>
          </table:table-cell>
          <table:table-cell office:value-type="string">
            <text:p>/lucene/dev/trunk/solr/src/java/org/apache/solr/analysis/Indonesian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handler/component/DebugComponent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handler/component/DebugComponent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solrj/org/apache/solr/client/solrj/response/PivotField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solrj/org/apache/solr/client/solrj/response/PivotField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DocFieldConsumers.java</text:p>
          </table:table-cell>
          <table:table-cell office:value-type="string">
            <text:p>/lucene/dev/trunk/lucene/src/java/org/apache/lucene/index/DocFieldConsumersPerField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DocFieldConsumers.java</text:p>
          </table:table-cell>
          <table:table-cell office:value-type="string">
            <text:p>/lucene/dev/trunk/lucene/src/java/org/apache/lucene/index/DocFieldConsumersPerThread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common/org/apache/solr/common/cloud/ZkStateReader.java</text:p>
          </table:table-cell>
          <table:table-cell office:value-type="string">
            <text:p>/lucene/dev/trunk/lucene/src/java/org/apache/lucene/queryParser/QueryParserBas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common/org/apache/solr/common/cloud/ZkStateReader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core/SolrInfoRegistry.java</text:p>
          </table:table-cell>
          <table:table-cell office:value-type="string">
            <text:p>/lucene/dev/trunk/solr/src/java/org/apache/solr/core/SolrConfi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core/SolrInfoRegistry.java</text:p>
          </table:table-cell>
          <table:table-cell office:value-type="string">
            <text:p>/lucene/dev/trunk/solr/src/java/org/apache/solr/core/SolrExcep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util/ByteUtils.java</text:p>
          </table:table-cell>
          <table:table-cell office:value-type="string">
            <text:p>/lucene/dev/trunk/solr/src/java/org/apache/solr/request/PerSegmentSingleValuedFace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cloud/CloudDescriptor.java</text:p>
          </table:table-cell>
          <table:table-cell office:value-type="string">
            <text:p>/lucene/dev/trunk/lucene/src/java/org/apache/lucene/queryParser/QueryParserBase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cloud/CloudDescriptor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snowball/SnowballAnaly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snowball/SnowballAnaly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function/MultiValueSource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function/MultiValueSource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FileListEntityProcesso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FileListEntityProcesso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gl/GalicianAnalyzer.java</text:p>
          </table:table-cell>
          <table:table-cell office:value-type="string">
            <text:p>/lucene/dev/trunk/modules/analysis/common/src/java/org/apache/lucene/analysis/gl/GalicianStemFil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gl/GalicianAnalyzer.java</text:p>
          </table:table-cell>
          <table:table-cell office:value-type="string">
            <text:p>/lucene/dev/trunk/modules/analysis/common/src/java/org/apache/lucene/analysis/gl/GalicianStemm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earch/function/ConstValue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function/ConstValueSourc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solrj/org/apache/solr/client/solrj/response/SolrPingRespons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solrj/org/apache/solr/client/solrj/response/SolrPingRespons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earch/RawQParserPlugi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RawQParserPlugin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webapp/src/org/apache/solr/client/solrj/embedded/JettySolrRunn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webapp/src/org/apache/solr/client/solrj/embedded/JettySolrRunn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index/DocConsum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TermScor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search/TermScor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handler/component/ShardRequest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handler/component/ShardRequest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config/MultiTermRewriteMethod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config/MultiTermRewriteMethod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Boolean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Boolean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request/StandardRequestHandler.java</text:p>
          </table:table-cell>
          <table:table-cell office:value-type="string">
            <text:p>/lucene/dev/trunk/solr/src/common/org/apache/solr/common/util/NamedList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request/StandardRequestHandler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TurkishLowerCase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TurkishLowerCase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common/org/apache/solr/common/params/HighlightParams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common/org/apache/solr/common/params/HighlightParams.java</text:p>
          </table:table-cell>
          <table:table-cell office:value-type="string">
            <text:p>/lucene/dev/trunk/solr/src/java/org/apache/solr/highlight/MultiColoredScoreOrderFragmentsBuild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handler/component/ResponseBuilder.java</text:p>
          </table:table-cell>
          <table:table-cell office:value-type="string">
            <text:p>/lucene/dev/trunk/solr/src/common/org/apache/solr/common/cloud/CloudState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handler/component/ResponseBuilder.java</text:p>
          </table:table-cell>
          <table:table-cell office:value-type="string">
            <text:p>/lucene/dev/trunk/solr/src/common/org/apache/solr/common/cloud/ConnectionManag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chema/DoubleFiel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chema/DoubleFiel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modules/analysis/common/src/java/org/apache/lucene/analysis/fa/PersianAnaly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fa/PersianAnaly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spatial/src/java/org/apache/lucene/spatial/tier/Shap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spatial/src/java/org/apache/lucene/spatial/tier/Shap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document/DateTools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document/DateTools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Tri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Tri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solrj/org/apache/solr/client/solrj/SolrServer.java</text:p>
          </table:table-cell>
          <table:table-cell office:value-type="string">
            <text:p>/lucene/dev/trunk/solr/src/common/org/apache/solr/common/util/JavaBin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solrj/org/apache/solr/client/solrj/SolrServer.java</text:p>
          </table:table-cell>
          <table:table-cell office:value-type="string">
            <text:p>/lucene/dev/trunk/solr/src/java/org/apache/solr/response/BinaryResponse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PrefixCodedTermsWrite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index/codecs/PrefixCodedTermsWrit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chema/ByteFiel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schema/ByteFiel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search/NumericRange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search/NumericRangeQuery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webapp/src/org/apache/solr/client/solrj/embedded/EmbeddedSolrServer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queryParser/TokenMgrError.java</text:p>
          </table:table-cell>
          <table:table-cell office:value-type="string">
            <text:p>/lucene/dev/trunk/lucene/contrib/queryparser/src/java/org/apache/lucene/queryParser/core/messages/QueryParserMessag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MultiFloatFunction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solrj/org/apache/solr/client/solrj/request/UpdateRequest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solrj/org/apache/solr/client/solrj/request/UpdateRequest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ThaiWord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ThaiWord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benchmark/src/java/org/apache/lucene/benchmark/byTask/feeds/demohtml/Token.java</text:p>
          </table:table-cell>
          <table:table-cell office:value-type="string">
            <text:p>/lucene/dev/trunk/lucene/contrib/demo/src/java/org/apache/lucene/demo/DeleteFil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benchmark/src/java/org/apache/lucene/benchmark/byTask/feeds/demohtml/Token.java</text:p>
          </table:table-cell>
          <table:table-cell office:value-type="string">
            <text:p>/lucene/dev/trunk/lucene/contrib/demo/src/java/org/apache/lucene/demo/File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chema/TrieField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lucene/dev/trunk/solr/src/java/org/apache/solr/schema/TrieField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lucene/dev/trunk/lucene/src/java/org/apache/lucene/search/spans/Span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chema/PointType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chema/PointType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earch/SortedIntDocSet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earch/SortedIntDocSet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index/codecs/intblock/IntBlockCodec.java</text:p>
          </table:table-cell>
          <table:table-cell office:value-type="string">
            <text:p>/lucene/dev/trunk/lucene/src/java/org/apache/lucene/index/codecs/CodecProvi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intblock/IntBlockCodec.java</text:p>
          </table:table-cell>
          <table:table-cell office:value-type="string">
            <text:p>/lucene/dev/trunk/lucene/src/java/org/apache/lucene/index/codecs/intblock/SimpleIntBlock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pattern/PatternReplaceCharFilt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pattern/PatternReplaceCharFilt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en/EnglishMinimalStemmer.java</text:p>
          </table:table-cell>
          <table:table-cell office:value-type="string">
            <text:p>/lucene/dev/trunk/lucene/src/java/org/apache/lucene/queryParser/Query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en/EnglishMinimalStemmer.java</text:p>
          </table:table-cell>
          <table:table-cell office:value-type="string">
            <text:p>/lucene/dev/trunk/lucene/src/java/org/apache/lucene/search/FilteredTerm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Filter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search/Filter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earch/function/distance/StringDistanceFunctio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earch/function/distance/StringDistanceFunction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response/XSLTResponseWrite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response/XSLTResponseWriter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standard/TermState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standard/TermState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ClassicFilterFactory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contrib/xml-query-parser/src/java/org/apache/lucene/xmlparser/builders/NumericRangeQueryBuilder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TokenMgrError.java</text:p>
          </table:table-cell>
          <table:table-cell office:value-type="string">
            <text:p>/lucene/dev/trunk/lucene/contrib/queryparser/src/java/org/apache/lucene/queryParser/core/messages/QueryParserMessage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hu/HungarianLightStemmer.java</text:p>
          </table:table-cell>
          <table:table-cell office:value-type="string">
            <text:p>/lucene/dev/trunk/lucene/src/java/org/apache/lucene/queryParser/Query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hu/HungarianLightStemmer.java</text:p>
          </table:table-cell>
          <table:table-cell office:value-type="string">
            <text:p>/lucene/dev/trunk/lucene/src/java/org/apache/lucene/search/FilteredTerm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earch/SolrIndexSearch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3.7037037037037">
            <text:p>3.703703703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/lucene/dev/trunk/solr/src/java/org/apache/solr/search/SolrIndexSearch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3.7037037037037">
            <text:p>3.703703703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/lucene/dev/trunk/modules/analysis/common/src/java/org/apache/lucene/analysis/standard/StandardTokenizerImplOrig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util/RamUsageEstimator.java</text:p>
          </table:table-cell>
          <table:table-cell office:value-type="string">
            <text:p>/lucene/dev/trunk/lucene/src/java/org/apache/lucene/util/ArrayUti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misc/src/java/org/apache/lucene/index/MultiPassIndexSplit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contrib/misc/src/java/org/apache/lucene/index/MultiPassIndexSplit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index/codecs/VariableGapTermsIndexWrite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index/codecs/VariableGapTermsIndexWrit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earch/function/DoubleFieldSourc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search/function/DoubleFieldSourc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util/automaton/SortedIntSet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util/automaton/SortedIntSet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handler/component/QueryElevationComponent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handler/component/QueryElevationComponent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util/xslt/TransformerProvide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util/xslt/TransformerProvider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earch/QParserPlugin.java</text:p>
          </table:table-cell>
          <table:table-cell office:value-type="string">
            <text:p>/lucene/dev/trunk/solr/src/java/org/apache/solr/handler/component/QueryComponent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QParserPlugin.java</text:p>
          </table:table-cell>
          <table:table-cell office:value-type="string">
            <text:p>/lucene/dev/trunk/solr/src/java/org/apache/solr/schema/LatLonTyp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parser/StandardSyntaxParserTokenManager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parser/StandardSyntaxParserTokenManager.java</text:p>
          </table:table-cell>
          <table:table-cell office:value-type="string">
            <text:p>/lucene/dev/trunk/lucene/contrib/queryparser/src/java/org/apache/lucene/queryParser/precedence/ParseExcep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earch/function/distance/HaversineFunction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index/codecs/PerFieldCodecWrapper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earch/function/MultiValueSource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earch/function/MultiValueSource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StandardQueryParser.java</text:p>
          </table:table-cell>
          <table:table-cell office:value-type="string">
            <text:p>/lucene/dev/trunk/lucene/contrib/queryparser/src/java/org/apache/lucene/queryParser/standard/MultiFieldQueryParserWrapp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StandardQueryParser.java</text:p>
          </table:table-cell>
          <table:table-cell office:value-type="string">
            <text:p>/lucene/dev/trunk/lucene/contrib/queryparser/src/java/org/apache/lucene/queryParser/standard/QueryParserWrapp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benchmark/src/java/org/apache/lucene/benchmark/byTask/tasks/SearchTravRetVectorHighlightTask.java</text:p>
          </table:table-cell>
          <table:table-cell office:value-type="string">
            <text:p>/lucene/dev/trunk/lucene/contrib/benchmark/src/java/org/apache/lucene/benchmark/byTask/tasks/CommitIndex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benchmark/src/java/org/apache/lucene/benchmark/byTask/tasks/SearchTravRetVectorHighlightTask.java</text:p>
          </table:table-cell>
          <table:table-cell office:value-type="string">
            <text:p>/lucene/dev/trunk/lucene/contrib/benchmark/src/java/org/apache/lucene/benchmark/byTask/tasks/SearchTravRetHighlight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LuceneQueryOptimiz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util/SimplePostTool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util/SimplePostTool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common/org/apache/solr/common/params/SpatialParams.java</text:p>
          </table:table-cell>
          <table:table-cell office:value-type="string">
            <text:p>/lucene/dev/trunk/solr/src/java/org/apache/solr/search/SpatialFilterQ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misc/src/java/org/apache/lucene/store/WindowsDirector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common/org/apache/solr/common/params/FacetParams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common/org/apache/solr/common/params/FacetParams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analysis/KeepWordFilterFactory.java</text:p>
          </table:table-cell>
          <table:table-cell office:value-type="string">
            <text:p>/lucene/dev/trunk/modules/analysis/common/src/java/org/apache/lucene/analysis/core/StopFil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KeepWordFilterFactory.java</text:p>
          </table:table-cell>
          <table:table-cell office:value-type="string">
            <text:p>/lucene/dev/trunk/modules/analysis/common/src/java/org/apache/lucene/analysis/miscellaneous/KeepWordFil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codecs/standard/StandardCodec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index/codecs/standard/StandardCodec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util/SolrPluginUtils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7.14285714285714">
            <text:p>7.142857142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/lucene/dev/trunk/solr/src/java/org/apache/solr/util/SolrPluginUtils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7.14285714285714">
            <text:p>7.142857142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XPathEntityProcesso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XPathEntityProcesso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commongrams/CommonGramsQueryFilt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commongrams/CommonGramsQueryFilt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MappingCharFilterFactory.java</text:p>
          </table:table-cell>
          <table:table-cell office:value-type="string">
            <text:p>/lucene/dev/trunk/solr/src/java/org/apache/solr/analysis/Ind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MappingCharFilterFactory.java</text:p>
          </table:table-cell>
          <table:table-cell office:value-type="string">
            <text:p>/lucene/dev/trunk/solr/src/java/org/apache/solr/analysis/Indonesian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FieldCacheRangeFilt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search/FieldCacheRangeFil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analysis/EdgeNGramTokeniz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EdgeNGramTokeniz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spellchecker/src/java/org/apache/lucene/search/spell/SuggestWordQueue.java</text:p>
          </table:table-cell>
          <table:table-cell office:value-type="string">
            <text:p>/lucene/dev/trunk/lucene/contrib/spellchecker/src/java/org/apache/lucene/search/spell/SpellChec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spellchecker/src/java/org/apache/lucene/search/spell/SuggestWordQueue.java</text:p>
          </table:table-cell>
          <table:table-cell office:value-type="string">
            <text:p>/lucene/dev/trunk/lucene/contrib/spellchecker/src/java/org/apache/lucene/search/spell/SuggestWord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common/org/apache/solr/common/cloud/SolrZkClient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common/org/apache/solr/common/cloud/SolrZkClient.java</text:p>
          </table:table-cell>
          <table:table-cell office:value-type="string">
            <text:p>/lucene/dev/trunk/lucene/src/java/org/apache/lucene/queryParser/QueryParserBase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wordnet/src/java/org/apache/lucene/wordnet/SynLookup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Grouping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3.84615384615385">
            <text:p>3.846153846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Path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Path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earch/function/ReverseOrdField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earch/function/ReverseOrdFieldSourc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modules/analysis/common/src/java/org/apache/lucene/analysis/standard/ClassicTokeni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standard/ClassicTokeni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QueryResultKey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QueryResultKey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demo/src/java/org/apache/lucene/demo/SearchFiles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solr/src/java/org/apache/solr/handler/FieldAnalysisRequestHandl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handler/FieldAnalysisRequestHandl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miscellaneous/CapitalizationFilter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earch/function/OrdFieldSourc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earch/function/OrdFieldSourc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config/LowercaseExpandedTerms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config/LowercaseExpandedTerms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payloads/AveragePayloadFunction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payloads/AveragePayloadFunction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BaseTokenStreamFactory.java</text:p>
          </table:table-cell>
          <table:table-cell office:value-type="string">
            <text:p>/lucene/dev/trunk/solr/contrib/dataimporthandler/src/main/java/org/apache/solr/handler/dataimport/HTMLStripTransform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BaseTokenStream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DataConfig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DataConfig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DocSet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earch/DocSet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chema/UUIDField.java</text:p>
          </table:table-cell>
          <table:table-cell office:value-type="string">
            <text:p>/lucene/dev/trunk/solr/src/java/org/apache/solr/response/CSVResponseWri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chema/UUIDField.java</text:p>
          </table:table-cell>
          <table:table-cell office:value-type="string">
            <text:p>/lucene/dev/trunk/solr/src/java/org/apache/solr/response/JSONResponseWri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DivFloatFunctio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earch/function/DivFloatFunction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nodes/Regexp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nodes/Regexp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common/org/apache/solr/common/cloud/ConnectionManager.java</text:p>
          </table:table-cell>
          <table:table-cell office:value-type="string">
            <text:p>/lucene/dev/trunk/lucene/src/java/org/apache/lucene/queryParser/QueryParserBas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common/org/apache/solr/common/cloud/ConnectionManager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FieldComparator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7.69230769230769">
            <text:p>7.692307692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/lucene/dev/trunk/solr/src/java/org/apache/solr/request/PHPResponseWriter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function/TFValueSource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contrib/queryparser/src/java/org/apache/lucene/queryParser/surround/parser/QueryParser.java</text:p>
          </table:table-cell>
          <table:table-cell office:value-type="string">
            <text:p>/lucene/dev/trunk/lucene/contrib/benchmark/src/java/org/apache/lucene/benchmark/byTask/utils/Confi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urround/parser/QueryParser.java</text:p>
          </table:table-cell>
          <table:table-cell office:value-type="string">
            <text:p>/lucene/dev/trunk/lucene/contrib/queryparser/src/java/org/apache/lucene/queryParser/precedence/PrecedenceQuery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el/GreekAnaly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el/GreekAnaly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th/Thai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handler/admin/ThreadDumpHandl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handler/admin/ThreadDumpHandl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response/JSONResponseWrit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response/JSONResponseWrit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index/SegmentWriteState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/lucene/dev/trunk/lucene/src/java/org/apache/lucene/index/SegmentWriteState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/lucene/dev/trunk/solr/src/solrj/org/apache/solr/client/solrj/impl/BinaryResponsePars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solrj/org/apache/solr/client/solrj/impl/BinaryResponsePars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codecs/intblock/VariableIntBlockIndexOutput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contrib/queryparser/src/java/org/apache/lucene/queryParser/complexPhrase/ComplexPhraseQueryParser.java</text:p>
          </table:table-cell>
          <table:table-cell office:value-type="string">
            <text:p>/lucene/dev/trunk/lucene/contrib/queryparser/src/java/org/apache/lucene/queryParser/analyzing/AnalyzingQuery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CachingSpanFilter.java</text:p>
          </table:table-cell>
          <table:table-cell office:value-type="string">
            <text:p>/lucene/dev/trunk/lucene/contrib/highlighter/src/java/org/apache/lucene/search/highlight/WeightedSpanTermExtracto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search/CachingSpanFilt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index/codecs/pulsing/PulsingPostingsReaderImpl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modules/analysis/common/src/java/org/apache/lucene/analysis/cjk/CJKAnaly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cjk/CJKAnaly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SqlEntityProcesso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SqlEntityProcesso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miscellaneous/WordDelimiter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miscellaneous/WordDelimiter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handler/component/SearchComponent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handler/component/SearchComponent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standard/StandardTermsDictWriter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standard/StandardTermsDictWriter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StoredFieldsWriterPerThread.java</text:p>
          </table:table-cell>
          <table:table-cell office:value-type="string">
            <text:p>/lucene/dev/trunk/lucene/src/java/org/apache/lucene/index/DocConsumerPerThread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StoredFieldsWriterPerThread.java</text:p>
          </table:table-cell>
          <table:table-cell office:value-type="string">
            <text:p>/lucene/dev/trunk/lucene/src/java/org/apache/lucene/index/DocFieldConsum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util/ContentStream.java</text:p>
          </table:table-cell>
          <table:table-cell office:value-type="string">
            <text:p>/lucene/dev/trunk/solr/src/java/org/apache/solr/util/BitSetIter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util/ContentStream.java</text:p>
          </table:table-cell>
          <table:table-cell office:value-type="string">
            <text:p>/lucene/dev/trunk/solr/src/java/org/apache/solr/util/CommonParam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pt/PortugueseStemFilter.java</text:p>
          </table:table-cell>
          <table:table-cell office:value-type="string">
            <text:p>/lucene/dev/trunk/modules/analysis/common/src/java/org/apache/lucene/analysis/gl/Galic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pt/PortugueseStemFilter.java</text:p>
          </table:table-cell>
          <table:table-cell office:value-type="string">
            <text:p>/lucene/dev/trunk/modules/analysis/common/src/java/org/apache/lucene/analysis/gl/GalicianStemFil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PhraseScor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PhraseScor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handler/admin/PluginInfoHandl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handler/admin/PluginInfoHandl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highlight/SolrFragmenter.java</text:p>
          </table:table-cell>
          <table:table-cell office:value-type="string">
            <text:p>/lucene/dev/trunk/solr/src/java/org/apache/solr/highlight/HtmlFormat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highlight/SolrFragmenter.java</text:p>
          </table:table-cell>
          <table:table-cell office:value-type="string">
            <text:p>/lucene/dev/trunk/solr/src/java/org/apache/solr/highlight/RegexFragmen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SpanQueryFilter.java</text:p>
          </table:table-cell>
          <table:table-cell office:value-type="string">
            <text:p>/lucene/dev/trunk/lucene/contrib/highlighter/src/java/org/apache/lucene/search/highlight/WeightedSpanTermExtracto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SpanQueryFilt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TermRangeTermsEnum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TermRangeTermsEnum.java</text:p>
          </table:table-cell>
          <table:table-cell office:value-type="string">
            <text:p>/lucene/dev/trunk/lucene/contrib/queries/src/java/org/apache/lucene/search/regex/Regex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TokenOffsetPayloadTokenFilterFactory.java</text:p>
          </table:table-cell>
          <table:table-cell office:value-type="string">
            <text:p>/lucene/dev/trunk/solr/src/java/org/apache/solr/analysis/Shingle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TokenOffsetPayloadTokenFilterFactory.java</text:p>
          </table:table-cell>
          <table:table-cell office:value-type="string">
            <text:p>/lucene/dev/trunk/solr/src/java/org/apache/solr/analysis/SnowballPorter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contrib/analysis-extras/src/java/org/apache/solr/analysis/ICUTransformFilterFactory.java</text:p>
          </table:table-cell>
          <table:table-cell office:value-type="string">
            <text:p>/lucene/dev/trunk/solr/contrib/analysis-extras/src/java/org/apache/solr/analysis/ICUCollationKey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contrib/analysis-extras/src/java/org/apache/solr/analysis/ICUTransformFilterFactory.java</text:p>
          </table:table-cell>
          <table:table-cell office:value-type="string">
            <text:p>/lucene/dev/trunk/solr/contrib/analysis-extras/src/java/org/apache/solr/analysis/ICUFolding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SpanishLightSte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SpanishLight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MutableValueInt.java</text:p>
          </table:table-cell>
          <table:table-cell office:value-type="string">
            <text:p>/lucene/dev/trunk/solr/src/common/org/apache/solr/common/params/GroupParam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MutableValueInt.java</text:p>
          </table:table-cell>
          <table:table-cell office:value-type="string">
            <text:p>/lucene/dev/trunk/solr/src/java/org/apache/solr/handler/component/QueryComponent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fr/FrenchStemFilt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fr/FrenchStem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TemplateTransform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TemplateTransform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highlighter/src/java/org/apache/lucene/search/highlight/TokenSources.java</text:p>
          </table:table-cell>
          <table:table-cell office:value-type="string">
            <text:p>/lucene/dev/trunk/lucene/contrib/highlighter/src/java/org/apache/lucene/search/highlight/TokenStreamFromTermPositionVecto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spans/SpanWeight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core/MMapDirectoryFactory.java</text:p>
          </table:table-cell>
          <table:table-cell office:value-type="string">
            <text:p>/lucene/dev/trunk/lucene/src/java/org/apache/lucene/queryParser/QueryParserBas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core/MMapDirectoryFactory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FreqProxFieldMergeState.java</text:p>
          </table:table-cell>
          <table:table-cell office:value-type="string">
            <text:p>/lucene/dev/trunk/lucene/src/java/org/apache/lucene/index/ByteBlockPoo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FreqProxFieldMergeState.java</text:p>
          </table:table-cell>
          <table:table-cell office:value-type="string">
            <text:p>/lucene/dev/trunk/lucene/src/java/org/apache/lucene/index/ByteSlice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ASCIIFolding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ASCIIFolding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pelling/SpellingOptions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Porter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Porter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util/CharArraySet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util/CharArraySet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stempel/src/java/org/apache/lucene/analysis/stempel/StempelStemmer.java</text:p>
          </table:table-cell>
          <table:table-cell office:value-type="string">
            <text:p>/lucene/dev/trunk/modules/analysis/stempel/src/java/org/apache/lucene/analysis/pl/Polish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stempel/src/java/org/apache/lucene/analysis/stempel/StempelStemmer.java</text:p>
          </table:table-cell>
          <table:table-cell office:value-type="string">
            <text:p>/lucene/dev/trunk/solr/contrib/analysis-extras/src/java/org/apache/solr/analysis/StempelPolish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FileData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FileDataSourc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codecs/sep/SingleIntIndexOutput.java</text:p>
          </table:table-cell>
          <table:table-cell office:value-type="string">
            <text:p>/lucene/dev/trunk/lucene/src/java/org/apache/lucene/index/codecs/CodecProvi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sep/SingleIntIndexOutput.java</text:p>
          </table:table-cell>
          <table:table-cell office:value-type="string">
            <text:p>/lucene/dev/trunk/lucene/src/java/org/apache/lucene/index/codecs/intblock/IntBlock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function/ValueSourc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function/ValueSourc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ParallelPostingsArray.java</text:p>
          </table:table-cell>
          <table:table-cell office:value-type="string">
            <text:p>/lucene/dev/trunk/lucene/src/java/org/apache/lucene/index/CompoundFile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payloads/PayloadNear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/lucene/dev/trunk/solr/src/java/org/apache/solr/handler/DumpRequestHandler.java</text:p>
          </table:table-cell>
          <table:table-cell office:value-type="string">
            <text:p>/lucene/dev/trunk/solr/src/java/org/apache/solr/core/CoreContain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common/org/apache/solr/common/util/DateUtil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common/org/apache/solr/common/util/DateUtil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codecs/standard/StandardPostingsWrite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index/codecs/standard/StandardPostingsWrit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response/BaseResponseWrit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response/BaseResponseWriter.java</text:p>
          </table:table-cell>
          <table:table-cell office:value-type="string">
            <text:p>/lucene/dev/trunk/modules/analysis/common/src/java/org/apache/lucene/analysis/br/BrazilianAnalyz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contrib/wordnet/src/java/org/apache/lucene/wordnet/Syns2Index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hy/ArmenianAnalyzer.java</text:p>
          </table:table-cell>
          <table:table-cell office:value-type="string">
            <text:p>/lucene/dev/trunk/modules/analysis/common/src/java/org/apache/lucene/analysis/ca/Catal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hy/ArmenianAnalyzer.java</text:p>
          </table:table-cell>
          <table:table-cell office:value-type="string">
            <text:p>/lucene/dev/trunk/modules/analysis/common/src/java/org/apache/lucene/analysis/eu/Basque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handler/MoreLikeThisHandl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handler/MoreLikeThisHandl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earch/SpatialBoxQParserPlugi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SpatialBoxQParserPlugin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core/SolrResourceLoader.java</text:p>
          </table:table-cell>
          <table:table-cell office:value-type="string">
            <text:p>/lucene/dev/trunk/solr/src/common/org/apache/solr/common/cloud/CloudState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core/SolrResourceLoader.java</text:p>
          </table:table-cell>
          <table:table-cell office:value-type="string">
            <text:p>/lucene/dev/trunk/solr/src/common/org/apache/solr/common/cloud/ConnectionManag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util/ToStringUtils.java</text:p>
          </table:table-cell>
          <table:table-cell office:value-type="string">
            <text:p>/lucene/dev/trunk/lucene/src/java/org/apache/lucene/search/spans/SpanFirst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util/ToStringUtils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compound/CompoundWordTokenFilterBase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compound/CompoundWordTokenFilterBase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EntityProcessorWrapp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EntityProcessorWrapp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BoostAttributeImpl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BoostAttributeImpl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benchmark/src/java/org/apache/lucene/benchmark/byTask/feeds/demohtml/ParserThread.java</text:p>
          </table:table-cell>
          <table:table-cell office:value-type="string">
            <text:p>/lucene/dev/trunk/lucene/contrib/demo/src/java/org/apache/lucene/demo/DeleteFil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benchmark/src/java/org/apache/lucene/benchmark/byTask/feeds/demohtml/ParserThread.java</text:p>
          </table:table-cell>
          <table:table-cell office:value-type="string">
            <text:p>/lucene/dev/trunk/lucene/contrib/demo/src/java/org/apache/lucene/demo/File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ies/src/java/org/apache/lucene/search/regex/SpanRegexQuery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ies/src/java/org/apache/lucene/search/regex/SpanRegexQuery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pelling/SpellCheckCollation.java</text:p>
          </table:table-cell>
          <table:table-cell office:value-type="string">
            <text:p>/lucene/dev/trunk/solr/src/common/org/apache/solr/common/params/SpellingParam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pelling/SpellCheckCollation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TokenizedPhrase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TokenizedPhrase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common/org/apache/solr/common/cloud/ZooKeeperException.java</text:p>
          </table:table-cell>
          <table:table-cell office:value-type="string">
            <text:p>/lucene/dev/trunk/lucene/src/java/org/apache/lucene/queryParser/QueryParserBas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common/org/apache/solr/common/cloud/ZooKeeperException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FrenchMinimalStem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FrenchMinimalSte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pelling/suggest/tst/TSTAutocomplete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codecs/preflex/SegmentTermEnum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index/codecs/preflex/SegmentTermEnum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contrib/benchmark/src/java/org/apache/lucene/benchmark/byTask/tasks/OpenIndexTask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benchmark/src/java/org/apache/lucene/benchmark/byTask/tasks/OpenIndexTask.java</text:p>
          </table:table-cell>
          <table:table-cell office:value-type="string">
            <text:p>/lucene/dev/trunk/lucene/contrib/demo/src/java/org/apache/lucene/demo/IndexHTM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benchmark/src/java/org/apache/lucene/benchmark/byTask/tasks/OpenIndexTask.java</text:p>
          </table:table-cell>
          <table:table-cell office:value-type="string">
            <text:p>/lucene/dev/trunk/lucene/src/java/org/apache/lucene/index/DocInverterPerField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earch/function/MaxDocValueSource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handler/component/SearchHandl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handler/component/SearchHandl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webapp/src/org/apache/solr/servlet/SolrServlet.java</text:p>
          </table:table-cell>
          <table:table-cell office:value-type="string">
            <text:p>/lucene/dev/trunk/solr/src/java/org/apache/solr/core/QuerySenderListen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webapp/src/org/apache/solr/servlet/SolrServlet.java</text:p>
          </table:table-cell>
          <table:table-cell office:value-type="string">
            <text:p>/lucene/dev/trunk/solr/src/java/org/apache/solr/core/SolrCore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gl/GalicianStemFilter.java</text:p>
          </table:table-cell>
          <table:table-cell office:value-type="string">
            <text:p>/lucene/dev/trunk/modules/analysis/common/src/java/org/apache/lucene/analysis/gl/GalicianStemm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nl/DutchStemm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nl/DutchStemm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handler/component/TermVectorComponent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solr/src/java/org/apache/solr/handler/component/TermVectorComponent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solr/src/java/org/apache/solr/handler/XMLLoad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handler/XMLLoad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handler/component/ShardDoc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handler/component/ShardDoc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ru/RussianStem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ru/RussianStem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preflex/TermInfo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codecs/preflex/TermInfo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response/BinaryQueryResponseWrit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response/BinaryQueryResponseWrit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earch/DisMaxQPars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DisMaxQPars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el/GreekLowerCase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el/GreekLowerCase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processors/MultiTermRewriteMethodProcessor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processors/MultiTermRewriteMethodProcessor.java</text:p>
          </table:table-cell>
          <table:table-cell office:value-type="string">
            <text:p>/lucene/dev/trunk/lucene/contrib/queryparser/src/java/org/apache/lucene/queryParser/precedence/ParseExcep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benchmark/src/java/org/apache/lucene/benchmark/byTask/feeds/ReutersContentSource.java</text:p>
          </table:table-cell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benchmark/src/java/org/apache/lucene/benchmark/byTask/feeds/ReutersContentSourc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TermsIndexReaderBase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codecs/TermsIndexReaderBase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ContentStreamData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ContentStreamDataSourc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BlockTermState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codecs/BlockTermState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ConstantScore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.090909090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modules/analysis/common/src/java/org/apache/lucene/analysis/fr/FrenchAnalyz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fr/FrenchAnaly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ItalianLightSte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ItalianLight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codecs/preflex/PreFlexCodec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codecs/preflex/PreFlexCodec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HTMLStripTransformer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HTMLStripTransformer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compound/hyphenation/TernaryTree.java</text:p>
          </table:table-cell>
          <table:table-cell office:value-type="string">
            <text:p>/lucene/dev/trunk/lucene/contrib/benchmark/src/java/org/apache/lucene/benchmark/byTask/utils/Config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modules/analysis/common/src/java/org/apache/lucene/analysis/compound/hyphenation/TernaryTree.java</text:p>
          </table:table-cell>
          <table:table-cell office:value-type="string">
            <text:p>/lucene/dev/trunk/lucene/contrib/benchmark/src/java/org/apache/lucene/benchmark/quality/trec/TrecJudge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analysis/CommonGrams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CommonGrams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earch/SpatialFilterQParserPlugin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SpatialFilterQParserPlugin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TermsHash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chema/ExternalFileFiel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chema/ExternalFileFiel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xml-query-parser/src/java/org/apache/lucene/xmlparser/builders/NumericRangeFilterBuilder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pelling/suggest/FileDictiona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pelling/suggest/FileDictiona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common/org/apache/solr/common/params/SpellingParams.java</text:p>
          </table:table-cell>
          <table:table-cell office:value-type="string">
            <text:p>/lucene/dev/trunk/lucene/contrib/spellchecker/src/java/org/apache/lucene/search/spell/SpellChec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Search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document/FieldSelector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document/FieldSelector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core/IndexRead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core/IndexRead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core/RefCntRamDirectory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core/RefCntRamDirectory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modules/analysis/common/src/java/org/tartarus/snowball/ext/CatalanStemmer.java</text:p>
          </table:table-cell>
          <table:table-cell office:value-type="string">
            <text:p>/lucene/dev/trunk/modules/analysis/common/src/java/org/apache/lucene/analysis/ca/Catal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tartarus/snowball/ext/CatalanStemmer.java</text:p>
          </table:table-cell>
          <table:table-cell office:value-type="string">
            <text:p>/lucene/dev/trunk/modules/analysis/common/src/java/org/apache/lucene/analysis/eu/Basque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FrenchLightStem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FrenchLightSte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uima/src/main/java/org/apache/solr/uima/processor/SolrUIMAConfiguration.java</text:p>
          </table:table-cell>
          <table:table-cell office:value-type="string">
            <text:p>/lucene/dev/trunk/solr/contrib/uima/src/main/java/org/apache/solr/uima/processor/SolrUIMAConfiguration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contrib/uima/src/main/java/org/apache/solr/uima/processor/SolrUIMAConfiguration.java</text:p>
          </table:table-cell>
          <table:table-cell office:value-type="string">
            <text:p>/lucene/dev/trunk/solr/contrib/uima/src/main/java/org/apache/solr/uima/processor/UIMAToSolrMapp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contrib/clustering/src/main/java/org/apache/solr/handler/clustering/carrot2/LuceneLanguageModelFactor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contrib/clustering/src/main/java/org/apache/solr/handler/clustering/carrot2/LuceneLanguageModelFactory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common/org/apache/solr/common/util/NamedListCodec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common/org/apache/solr/common/util/NamedListCodec.java</text:p>
          </table:table-cell>
          <table:table-cell office:value-type="string">
            <text:p>/lucene/dev/trunk/solr/src/java/org/apache/solr/handler/DisMaxRequest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FinnishLightStem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FinnishLightSte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config/DateResolution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config/DateResolution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nodes/Range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nodes/Range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standard/StandardPostingsReaderImpl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standard/StandardPostingsReaderImpl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VariableResolverImpl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VariableResolverImpl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benchmark/src/java/org/apache/lucene/benchmark/stats/TimeData.java</text:p>
          </table:table-cell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benchmark/src/java/org/apache/lucene/benchmark/stats/TimeData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chema/SchemaField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contrib/demo/src/java/org/apache/lucene/demo/DeleteFiles.java</text:p>
          </table:table-cell>
          <table:table-cell office:value-type="string">
            <text:p>/lucene/dev/trunk/lucene/contrib/demo/src/java/org/apache/lucene/demo/File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demo/src/java/org/apache/lucene/demo/DeleteFiles.java</text:p>
          </table:table-cell>
          <table:table-cell office:value-type="string">
            <text:p>/lucene/dev/trunk/lucene/contrib/demo/src/java/org/apache/lucene/demo/HTML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handler/XmlUpdateRequestHandl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handler/XmlUpdateRequestHandl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contrib/benchmark/src/java/org/apache/lucene/benchmark/byTask/tasks/ReadTokensTask.java</text:p>
          </table:table-cell>
          <table:table-cell office:value-type="string">
            <text:p>/lucene/dev/trunk/lucene/contrib/benchmark/src/java/org/apache/lucene/benchmark/byTask/feeds/DocData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benchmark/src/java/org/apache/lucene/benchmark/byTask/tasks/ReadTokensTask.java</text:p>
          </table:table-cell>
          <table:table-cell office:value-type="string">
            <text:p>/lucene/dev/trunk/lucene/contrib/benchmark/src/java/org/apache/lucene/benchmark/byTask/feeds/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solrj/org/apache/solr/client/solrj/impl/CommonsHttpSolrServer.java</text:p>
          </table:table-cell>
          <table:table-cell office:value-type="string">
            <text:p>/lucene/dev/trunk/lucene/contrib/queries/src/java/org/apache/lucene/search/similar/MoreLikeThi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solrj/org/apache/solr/client/solrj/impl/CommonsHttpSolrServer.java</text:p>
          </table:table-cell>
          <table:table-cell office:value-type="string">
            <text:p>/lucene/dev/trunk/lucene/contrib/spatial/src/java/org/apache/lucene/spatial/geohash/GeoHashUtil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gl/GalicianStemmer.java</text:p>
          </table:table-cell>
          <table:table-cell office:value-type="string">
            <text:p>/lucene/dev/trunk/modules/analysis/common/src/java/org/apache/lucene/analysis/gl/Galic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gl/GalicianStemmer.java</text:p>
          </table:table-cell>
          <table:table-cell office:value-type="string">
            <text:p>/lucene/dev/trunk/modules/analysis/common/src/java/org/apache/lucene/analysis/gl/GalicianStemFil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branches/branch_3x/solr/src/java/org/apache/solr/spelling/suggest/Suggester.java</text:p>
          </table:table-cell>
          <table:table-cell office:value-type="string">
            <text:p>/lucene/dev/branches/branch_3x/solr/src/java/org/apache/solr/spelling/suggest/Lookup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branches/branch_3x/solr/src/java/org/apache/solr/spelling/suggest/Suggester.java</text:p>
          </table:table-cell>
          <table:table-cell office:value-type="string">
            <text:p>/lucene/dev/trunk/solr/src/java/org/apache/solr/spelling/suggest/Lookup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BooleanClaus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BooleanClaus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util/plugin/PluginInfoInitialized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util/plugin/PluginInfoInitialized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string">
            <text:p>/lucene/dev/trunk/lucene/contrib/benchmark/src/java/org/apache/lucene/benchmark/byTask/feeds/DirContentSourc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request/JSONResponseWriter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NumericPayloadTokenFilterFactor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NumericPayloadTokenFilterFactory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util/SentinelIntSet.java</text:p>
          </table:table-cell>
          <table:table-cell office:value-type="string">
            <text:p>/lucene/dev/trunk/lucene/src/java/org/apache/lucene/queryParser/QueryParserBase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util/SentinelIntSet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TermsHashConsum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benchmark/src/java/org/apache/lucene/benchmark/byTask/feeds/DocData.java</text:p>
          </table:table-cell>
          <table:table-cell office:value-type="string">
            <text:p>/lucene/dev/trunk/lucene/contrib/benchmark/src/java/org/apache/lucene/benchmark/byTask/feeds/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benchmark/src/java/org/apache/lucene/benchmark/byTask/feeds/DocData.java</text:p>
          </table:table-cell>
          <table:table-cell office:value-type="string">
            <text:p>/lucene/dev/trunk/lucene/contrib/benchmark/src/java/org/apache/lucene/benchmark/byTask/feeds/LineDocSourc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parser/JavaCharStream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parser/JavaCharStream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stempel/src/java/org/egothor/stemmer/MultiTrie2.java</text:p>
          </table:table-cell>
          <table:table-cell office:value-type="string">
            <text:p>/lucene/dev/trunk/lucene/contrib/spatial/src/java/org/apache/lucene/spatial/tier/projections/SinusoidalProjec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core/StandardDirectoryFactor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core/StandardDirectoryFactory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LogByteSizeMergePolicy.java</text:p>
          </table:table-cell>
          <table:table-cell office:value-type="string">
            <text:p>/lucene/dev/trunk/lucene/src/java/org/apache/lucene/index/LogDocMergePolic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LowerCaseTokenizerFactory.java</text:p>
          </table:table-cell>
          <table:table-cell office:value-type="string">
            <text:p>/lucene/dev/trunk/solr/src/java/org/apache/solr/analysis/Ind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LowerCaseTokenizerFactory.java</text:p>
          </table:table-cell>
          <table:table-cell office:value-type="string">
            <text:p>/lucene/dev/trunk/solr/src/java/org/apache/solr/analysis/Indonesian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response/RubyResponseWrit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response/RubyResponseWrit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Field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Field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core/SolrCor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/lucene/dev/trunk/solr/src/java/org/apache/solr/core/SolrCor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/lucene/dev/trunk/solr/src/java/org/apache/solr/spelling/PossibilityIterator.java</text:p>
          </table:table-cell>
          <table:table-cell office:value-type="string">
            <text:p>/lucene/dev/trunk/solr/src/common/org/apache/solr/common/params/SpellingParam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pelling/PossibilityIterato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JoinDocFreqValueSource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modules/analysis/common/src/java/org/apache/lucene/analysis/cn/Chinese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cn/Chinese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core/StopAnalyz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core/StopAnalyz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query/QueryAutoStopWordAnalyzer.java</text:p>
          </table:table-cell>
          <table:table-cell office:value-type="string">
            <text:p>/lucene/dev/trunk/lucene/contrib/benchmark/src/java/org/apache/lucene/benchmark/quality/trec/TrecJudg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query/QueryAutoStopWordAnalyzer.java</text:p>
          </table:table-cell>
          <table:table-cell office:value-type="string">
            <text:p>/lucene/dev/trunk/lucene/contrib/highlighter/src/java/org/apache/lucene/search/highlight/WeightedSpanTermExtrac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solrj/org/apache/solr/client/solrj/response/UpdateRespons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solrj/org/apache/solr/client/solrj/response/UpdateRespons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Token.java</text:p>
          </table:table-cell>
          <table:table-cell office:value-type="string">
            <text:p>/lucene/dev/trunk/lucene/contrib/queryparser/src/java/org/apache/lucene/queryParser/core/messages/QueryParserMessage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queries/src/java/org/apache/lucene/search/FuzzyLikeThis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index/codecs/simpletext/SimpleTextCodec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earch/function/ConstNumberSourc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ConstNumberSourc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LinearFloatFunction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common/org/apache/solr/common/cloud/OnReconnect.java</text:p>
          </table:table-cell>
          <table:table-cell office:value-type="string">
            <text:p>/lucene/dev/trunk/lucene/src/java/org/apache/lucene/queryParser/QueryParserBas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common/org/apache/solr/common/cloud/OnReconnect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pelling/suggest/Lookup.java</text:p>
          </table:table-cell>
          <table:table-cell office:value-type="string">
            <text:p>/lucene/dev/branches/branch_3x/solr/src/java/org/apache/solr/spelling/suggest/Lookup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pelling/suggest/Lookup.java</text:p>
          </table:table-cell>
          <table:table-cell office:value-type="string">
            <text:p>/lucene/dev/branches/branch_3x/solr/src/java/org/apache/solr/spelling/suggest/Suggest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modules/analysis/common/src/java/org/apache/lucene/analysis/standard/ClassicAnaly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standard/ClassicAnaly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benchmark/src/java/org/apache/lucene/benchmark/stats/MemUsage.java</text:p>
          </table:table-cell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benchmark/src/java/org/apache/lucene/benchmark/stats/MemUsag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util/PrimUtils.java</text:p>
          </table:table-cell>
          <table:table-cell office:value-type="string">
            <text:p>/lucene/dev/trunk/solr/src/java/org/apache/solr/request/UnInvertedField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ExtendedDismaxQParserPlugin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earch/ExtendedDismaxQParserPlugin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FastCharStream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FastCharStream.java</text:p>
          </table:table-cell>
          <table:table-cell office:value-type="string">
            <text:p>/lucene/dev/trunk/lucene/contrib/queryparser/src/java/org/apache/lucene/queryParser/precedence/ParseExcep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update/DocumentBuilder.java</text:p>
          </table:table-cell>
          <table:table-cell office:value-type="string">
            <text:p>/lucene/dev/trunk/solr/src/java/org/apache/solr/schema/BinaryField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update/DocumentBuilder.java</text:p>
          </table:table-cell>
          <table:table-cell office:value-type="string">
            <text:p>/lucene/dev/trunk/solr/src/java/org/apache/solr/schema/FieldTyp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misc/src/java/org/apache/lucene/index/codecs/appending/AppendingTermsDictWriter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misc/src/java/org/apache/lucene/index/codecs/appending/AppendingTermsDictWri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benchmark/src/java/org/apache/lucene/benchmark/quality/utils/SubmissionReport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QueryParsing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.090909090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solr/src/java/org/apache/solr/search/QueryParsing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.090909090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branches/branch_3x/solr/src/java/org/apache/solr/spelling/suggest/Lookup.java</text:p>
          </table:table-cell>
          <table:table-cell office:value-type="string">
            <text:p>/lucene/dev/trunk/solr/src/java/org/apache/solr/spelling/suggest/Lookup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ByteBlockPool.java</text:p>
          </table:table-cell>
          <table:table-cell office:value-type="string">
            <text:p>/lucene/dev/trunk/lucene/src/java/org/apache/lucene/index/ByteSlice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ByteBlockPool.java</text:p>
          </table:table-cell>
          <table:table-cell office:value-type="string">
            <text:p>/lucene/dev/trunk/lucene/src/java/org/apache/lucene/index/ByteSlice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LogMergePolic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0.5263157894737">
            <text:p>10.526315789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/lucene/dev/trunk/solr/src/java/org/apache/solr/search/QParser.java</text:p>
          </table:table-cell>
          <table:table-cell office:value-type="string">
            <text:p>/lucene/dev/trunk/solr/src/common/org/apache/solr/common/util/JavaBinCodec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earch/QParser.java</text:p>
          </table:table-cell>
          <table:table-cell office:value-type="string">
            <text:p>/lucene/dev/trunk/solr/src/common/org/apache/solr/common/util/NamedList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config/DefaultOperator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config/DefaultOperator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earch/function/distance/VectorDistanceFunction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request/DisMaxRequestHandler.java</text:p>
          </table:table-cell>
          <table:table-cell office:value-type="string">
            <text:p>/lucene/dev/trunk/solr/src/common/org/apache/solr/common/util/NamedList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request/DisMaxRequestHandler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GermanMinimalStem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GermanMinimalSte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da/Danish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preflex/SegmentTermDocs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codecs/preflex/SegmentTermDocs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handler/ContentStreamHandlerBas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handler/ContentStreamHandlerBas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standard/StandardTokeni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modules/analysis/common/src/java/org/apache/lucene/analysis/standard/StandardTokeni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contrib/xml-query-parser/src/java/org/apache/lucene/xmlparser/builders/FuzzyLikeThisQueryBuilder.java</text:p>
          </table:table-cell>
          <table:table-cell office:value-type="string">
            <text:p>/lucene/dev/trunk/lucene/contrib/queryparser/src/java/org/apache/lucene/queryParser/standard/parser/StandardSyntax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util/ArrayUtil.java</text:p>
          </table:table-cell>
          <table:table-cell office:value-type="string">
            <text:p>/lucene/dev/trunk/lucene/contrib/highlighter/src/java/org/apache/lucene/search/highlight/TokenSources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util/ArrayUtil.java</text:p>
          </table:table-cell>
          <table:table-cell office:value-type="string">
            <text:p>/lucene/dev/trunk/lucene/contrib/highlighter/src/java/org/apache/lucene/search/highlight/TokenStreamFromTermPositionVector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response/GenericTextResponseWriter.java</text:p>
          </table:table-cell>
          <table:table-cell office:value-type="string">
            <text:p>/lucene/dev/trunk/solr/contrib/dataimporthandler/src/main/java/org/apache/solr/handler/dataimport/HTMLStripTransform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response/GenericTextResponseWrite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Opaque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Opaque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earch/LuceneQParserPlugin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earch/LuceneQParserPlugin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pelling/RankedSpellPossibility.java</text:p>
          </table:table-cell>
          <table:table-cell office:value-type="string">
            <text:p>/lucene/dev/trunk/solr/src/common/org/apache/solr/common/params/SpellingParam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pelling/RankedSpellPossibilit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SolrQueryPars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.090909090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solr/src/java/org/apache/solr/search/SolrQueryPars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.090909090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solr/contrib/analysis-extras/src/java/org/apache/solr/analysis/ICUTokenizerFactory.java</text:p>
          </table:table-cell>
          <table:table-cell office:value-type="string">
            <text:p>/lucene/dev/trunk/solr/contrib/analysis-extras/src/java/org/apache/solr/analysis/ICUCollationKey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contrib/analysis-extras/src/java/org/apache/solr/analysis/ICUTokenizerFactory.java</text:p>
          </table:table-cell>
          <table:table-cell office:value-type="string">
            <text:p>/lucene/dev/trunk/solr/contrib/analysis-extras/src/java/org/apache/solr/analysis/ICUFolding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spans/SpanNearPayloadCheckQuery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search/spans/SpanNearPayloadCheckQuery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modules/analysis/icu/src/java/org/apache/lucene/analysis/icu/tokenattributes/Script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icu/src/java/org/apache/lucene/analysis/icu/tokenattributes/Script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spatial/src/java/org/apache/lucene/spatial/tier/InvalidGeoException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spatial/src/java/org/apache/lucene/spatial/tier/InvalidGeoException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ByteSliceReader.java</text:p>
          </table:table-cell>
          <table:table-cell office:value-type="string">
            <text:p>/lucene/dev/trunk/lucene/src/java/org/apache/lucene/index/ByteSlice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request/PythonResponseWriter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handler/component/FieldFacetStats.java</text:p>
          </table:table-cell>
          <table:table-cell office:value-type="string">
            <text:p>/lucene/dev/trunk/solr/src/java/org/apache/solr/handler/component/PivotFacetCompon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handler/component/FieldFacetStats.java</text:p>
          </table:table-cell>
          <table:table-cell office:value-type="string">
            <text:p>/lucene/dev/trunk/solr/src/java/org/apache/solr/handler/component/StatsCompon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BoostAttribute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BoostAttribute.java</text:p>
          </table:table-cell>
          <table:table-cell office:value-type="string">
            <text:p>/lucene/dev/trunk/lucene/contrib/queries/src/java/org/apache/lucene/search/regex/SpanRegexQue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Fields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Fields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handler/RequestHandlerBas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handler/RequestHandlerBas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QueryNodeParseException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QueryNodeParseException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update/DirectUpdateHandler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db/bdb/src/java/org/apache/lucene/store/db/DbDirectory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db/bdb/src/java/org/apache/lucene/store/db/DbDirectory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PlainTextEntityProcesso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PlainTextEntityProcesso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spellchecker/src/java/org/apache/lucene/search/spell/DirectSpellChecker.java</text:p>
          </table:table-cell>
          <table:table-cell office:value-type="string">
            <text:p>/lucene/dev/trunk/lucene/contrib/highlighter/src/java/org/apache/lucene/search/highlight/TokenSources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contrib/spellchecker/src/java/org/apache/lucene/search/spell/DirectSpellChecker.java</text:p>
          </table:table-cell>
          <table:table-cell office:value-type="string">
            <text:p>/lucene/dev/trunk/lucene/contrib/highlighter/src/java/org/apache/lucene/search/highlight/TokenStreamFromTermPositionVecto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search/FuzzyTermsEnum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.26315789473684">
            <text:p>5.263157894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/lucene/dev/trunk/lucene/src/java/org/apache/lucene/search/QueryTermVecto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QueryTermVecto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misc/src/java/org/apache/lucene/index/codecs/appending/AppendingTermsIndexReader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misc/src/java/org/apache/lucene/index/codecs/appending/AppendingTermsIndexReader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util/automaton/UTF32ToUTF8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util/automaton/UTF32ToUTF8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index/IndexFileDelet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/lucene/dev/trunk/lucene/src/java/org/apache/lucene/index/IndexFileDeleter.java</text:p>
          </table:table-cell>
          <table:table-cell office:value-type="string">
            <text:p>/lucene/dev/trunk/lucene/contrib/highlighter/src/java/org/apache/lucene/search/highlight/TokenSources.java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/lucene/dev/trunk/solr/src/java/org/apache/solr/util/DOMUtil.java</text:p>
          </table:table-cell>
          <table:table-cell office:value-type="string">
            <text:p>/lucene/dev/trunk/solr/src/java/org/apache/solr/util/BitSetIter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util/DOMUtil.java</text:p>
          </table:table-cell>
          <table:table-cell office:value-type="string">
            <text:p>/lucene/dev/trunk/solr/src/java/org/apache/solr/util/CommonParam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response/BinaryResponseWriter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MutableValu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MutableValu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analysis-extras/src/java/org/apache/solr/analysis/ICUCollationKeyFilterFactory.java</text:p>
          </table:table-cell>
          <table:table-cell office:value-type="string">
            <text:p>/lucene/dev/trunk/solr/contrib/analysis-extras/src/java/org/apache/solr/analysis/ICUFolding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contrib/analysis-extras/src/java/org/apache/solr/analysis/ICUCollationKeyFilterFactory.java</text:p>
          </table:table-cell>
          <table:table-cell office:value-type="string">
            <text:p>/lucene/dev/trunk/solr/contrib/analysis-extras/src/java/org/apache/solr/analysis/ICUNormalizer2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parser/StandardSyntaxParser.java</text:p>
          </table:table-cell>
          <table:table-cell office:value-type="string">
            <text:p>/lucene/dev/trunk/lucene/contrib/benchmark/src/java/org/apache/lucene/benchmark/byTask/utils/Config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request/PerSegmentSingleValuedFaceting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request/PerSegmentSingleValuedFaceting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util/OpenBitSet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BinContentStreamData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BinContentStreamDataSourc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HyphenatedWords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HyphenatedWords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UAX29URLEmailTokenizerFactory.java</text:p>
          </table:table-cell>
          <table:table-cell office:value-type="string">
            <text:p>/lucene/dev/trunk/modules/analysis/common/src/java/org/apache/lucene/analysis/standard/ClassicTokenizerImpl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UAX29URLEmailTokenizerFactory.java</text:p>
          </table:table-cell>
          <table:table-cell office:value-type="string">
            <text:p>/lucene/dev/trunk/modules/analysis/common/src/java/org/apache/lucene/analysis/standard/StandardTokeniz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update/DeleteUpdateComman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update/DeleteUpdateComman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pt/PortugueseMinimalStemmer.java</text:p>
          </table:table-cell>
          <table:table-cell office:value-type="string">
            <text:p>/lucene/dev/trunk/modules/analysis/common/src/java/org/apache/lucene/analysis/gl/Galic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pt/PortugueseMinimalStemmer.java</text:p>
          </table:table-cell>
          <table:table-cell office:value-type="string">
            <text:p>/lucene/dev/trunk/modules/analysis/common/src/java/org/apache/lucene/analysis/gl/GalicianStemFil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fr/Elision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fr/Elision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CommonGramsQuery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CommonGramsQuery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core/IndexDeletionPolicyWrapper.java</text:p>
          </table:table-cell>
          <table:table-cell office:value-type="string">
            <text:p>/lucene/dev/trunk/solr/src/java/org/apache/solr/handler/Replication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builders/StandardQueryTreeBuilder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builders/StandardQueryTreeBuilder.java</text:p>
          </table:table-cell>
          <table:table-cell office:value-type="string">
            <text:p>/lucene/dev/trunk/lucene/contrib/queryparser/src/java/org/apache/lucene/queryParser/precedence/ParseExcep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core/SolrException.java</text:p>
          </table:table-cell>
          <table:table-cell office:value-type="string">
            <text:p>/lucene/dev/trunk/solr/src/java/org/apache/solr/core/SolrConfi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core/SolrException.java</text:p>
          </table:table-cell>
          <table:table-cell office:value-type="string">
            <text:p>/lucene/dev/trunk/solr/src/java/org/apache/solr/core/SolrInfoRegist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earch/MutableValueStr.java</text:p>
          </table:table-cell>
          <table:table-cell office:value-type="string">
            <text:p>/lucene/dev/trunk/solr/src/common/org/apache/solr/common/params/GroupParam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MutableValueStr.java</text:p>
          </table:table-cell>
          <table:table-cell office:value-type="string">
            <text:p>/lucene/dev/trunk/solr/src/java/org/apache/solr/handler/component/QueryComponent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util/NamedList.java</text:p>
          </table:table-cell>
          <table:table-cell office:value-type="string">
            <text:p>/lucene/dev/trunk/solr/src/java/org/apache/solr/util/BitSetIter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util/NamedList.java</text:p>
          </table:table-cell>
          <table:table-cell office:value-type="string">
            <text:p>/lucene/dev/trunk/solr/src/java/org/apache/solr/util/CommonParam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chema/StrField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chema/StrFieldSourc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util/BitSetIterator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request/ServletSolrParams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request/ServletSolrParams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util/Version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util/Version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queryParser/ParseException.java</text:p>
          </table:table-cell>
          <table:table-cell office:value-type="string">
            <text:p>/lucene/dev/trunk/lucene/contrib/queryparser/src/java/org/apache/lucene/queryParser/core/messages/QueryParserMessag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codecs/standard/DeltaBytesWriter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standard/DeltaBytesWriter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HindiNormalization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HindiNormalization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FieldComparatorSourc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FieldComparatorSourc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benchmark/src/java/org/apache/lucene/benchmark/byTask/feeds/LongToEnglishQueryMaker.java</text:p>
          </table:table-cell>
          <table:table-cell office:value-type="string">
            <text:p>/lucene/dev/trunk/solr/src/java/org/apache/solr/core/RefCntRam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benchmark/src/java/org/apache/lucene/benchmark/byTask/feeds/LongToEnglishQueryMaker.java</text:p>
          </table:table-cell>
          <table:table-cell office:value-type="string">
            <text:p>/lucene/dev/trunk/solr/src/java/org/apache/solr/request/PerSegmentSingleValuedFace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contrib/analysis-extras/src/java/org/apache/solr/analysis/StempelPolishStemFilterFactory.java</text:p>
          </table:table-cell>
          <table:table-cell office:value-type="string">
            <text:p>/lucene/dev/trunk/modules/analysis/stempel/src/java/org/apache/lucene/analysis/pl/Polish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contrib/analysis-extras/src/java/org/apache/solr/analysis/StempelPolishStemFilterFactory.java</text:p>
          </table:table-cell>
          <table:table-cell office:value-type="string">
            <text:p>/lucene/dev/trunk/modules/analysis/stempel/src/java/org/apache/lucene/analysis/stempel/StempelStemm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wordnet/src/java/org/apache/lucene/wordnet/SynonymMap.java</text:p>
          </table:table-cell>
          <table:table-cell office:value-type="string">
            <text:p>/lucene/dev/trunk/lucene/contrib/queries/src/java/org/apache/lucene/search/similar/MoreLikeThi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wordnet/src/java/org/apache/lucene/wordnet/SynonymMap.java</text:p>
          </table:table-cell>
          <table:table-cell office:value-type="string">
            <text:p>/lucene/dev/trunk/lucene/contrib/spatial/src/java/org/apache/lucene/spatial/geohash/GeoHashUtil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chema/IntFiel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chema/IntFiel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chema/TextFiel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chema/TextFiel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index/codecs/sep/SingleIntFactory.java</text:p>
          </table:table-cell>
          <table:table-cell office:value-type="string">
            <text:p>/lucene/dev/trunk/lucene/src/java/org/apache/lucene/index/codecs/CodecProvi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sep/SingleIntFactory.java</text:p>
          </table:table-cell>
          <table:table-cell office:value-type="string">
            <text:p>/lucene/dev/trunk/lucene/src/java/org/apache/lucene/index/codecs/intblock/IntBlock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chema/IndexSchema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chema/IndexSchema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modules/analysis/common/src/java/org/tartarus/snowball/SnowballProgram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tartarus/snowball/SnowballProgram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LogDocMergePolicy.java</text:p>
          </table:table-cell>
          <table:table-cell office:value-type="string">
            <text:p>/lucene/dev/trunk/lucene/src/java/org/apache/lucene/index/LogByteSizeMergePolic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LogDocMergePolicy.java</text:p>
          </table:table-cell>
          <table:table-cell office:value-type="string">
            <text:p>/lucene/dev/trunk/lucene/src/java/org/apache/lucene/index/LogMergePolic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DoubleMetaphone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DoubleMetaphone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solrj/org/apache/solr/client/solrj/response/DocumentAnalysisResponse.java</text:p>
          </table:table-cell>
          <table:table-cell office:value-type="string">
            <text:p>/lucene/dev/trunk/solr/src/solrj/org/apache/solr/client/solrj/response/FieldAnalysisRespons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sep/SingleIntIndexInput.java</text:p>
          </table:table-cell>
          <table:table-cell office:value-type="string">
            <text:p>/lucene/dev/trunk/lucene/src/java/org/apache/lucene/index/codecs/CodecProvi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sep/SingleIntIndexInput.java</text:p>
          </table:table-cell>
          <table:table-cell office:value-type="string">
            <text:p>/lucene/dev/trunk/lucene/src/java/org/apache/lucene/index/codecs/intblock/IntBlock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spelling/suggest/jaspell/JaspellTernarySearchTrie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pelling/suggest/jaspell/JaspellTernarySearchTrie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ArabicLetterTokenizerFactor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analysis/ArabicLetterTokenizerFactory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solrj/org/apache/solr/client/solrj/response/TermsResponse.java</text:p>
          </table:table-cell>
          <table:table-cell office:value-type="string">
            <text:p>/lucene/dev/trunk/solr/src/common/org/apache/solr/common/util/ConcurrentLRUCach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solrj/org/apache/solr/client/solrj/response/TermsResponse.java</text:p>
          </table:table-cell>
          <table:table-cell office:value-type="string">
            <text:p>/lucene/dev/trunk/solr/src/common/org/apache/solr/common/util/SimpleOrderedMap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spellchecker/src/java/org/apache/lucene/search/spell/SuggestWordScoreComparator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update/DirectUpdateHandler2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update/DirectUpdateHandler2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search/function/DualFloatFunction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codecs/standard/SimpleStandardTermsIndexWriter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codecs/standard/SimpleStandardTermsIndexWriter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processors/BoostQueryNodeProcessor.java</text:p>
          </table:table-cell>
          <table:table-cell office:value-type="string">
            <text:p>/lucene/dev/trunk/lucene/contrib/queryparser/src/java/org/apache/lucene/queryParser/core/builders/QueryTreeBuil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processors/BoostQueryNodeProcessor.java</text:p>
          </table:table-cell>
          <table:table-cell office:value-type="string">
            <text:p>/lucene/dev/trunk/lucene/contrib/queryparser/src/java/org/apache/lucene/queryParser/core/config/FieldConfi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GermanLightStem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GermanLightSte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ReversedWildcardFilte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ReversedWildcardFilter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ParallelMultiSearch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queryParser/QueryPars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lucene/dev/trunk/lucene/src/java/org/apache/lucene/queryParser/QueryPars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lucene/dev/trunk/solr/src/java/org/apache/solr/highlight/ScoreOrderFragmentsBuilder.java</text:p>
          </table:table-cell>
          <table:table-cell office:value-type="string">
            <text:p>/lucene/dev/trunk/solr/src/common/org/apache/solr/common/params/HighlightParam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highlight/ScoreOrderFragmentsBuilder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util/StemmerUtil.java</text:p>
          </table:table-cell>
          <table:table-cell office:value-type="string">
            <text:p>/lucene/dev/trunk/lucene/contrib/queries/src/java/org/apache/lucene/search/regex/JakartaRegexpCapabiliti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util/StemmerUtil.java</text:p>
          </table:table-cell>
          <table:table-cell office:value-type="string">
            <text:p>/lucene/dev/trunk/lucene/contrib/queries/src/java/org/apache/lucene/search/regex/JavaUtilRegexCapabiliti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response/CSVResponseWriter.java</text:p>
          </table:table-cell>
          <table:table-cell office:value-type="string">
            <text:p>/lucene/dev/trunk/solr/src/common/org/apache/solr/common/util/DateUtil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response/CSVResponseWriter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PrecedenceQueryParser.java</text:p>
          </table:table-cell>
          <table:table-cell office:value-type="string">
            <text:p>/lucene/dev/trunk/lucene/contrib/benchmark/src/java/org/apache/lucene/benchmark/byTask/utils/Config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analysis/UAX29TokenizerFactory.java</text:p>
          </table:table-cell>
          <table:table-cell office:value-type="string">
            <text:p>/lucene/dev/trunk/modules/analysis/common/src/java/org/apache/lucene/analysis/standard/ClassicTokenizerImpl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UAX29TokenizerFactory.java</text:p>
          </table:table-cell>
          <table:table-cell office:value-type="string">
            <text:p>/lucene/dev/trunk/modules/analysis/common/src/java/org/apache/lucene/analysis/standard/StandardTokeniz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core/StandardIndexReaderFactory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core/StandardIndexReaderFactory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compound/DictionaryCompoundWordToken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compound/DictionaryCompoundWordToken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Prefix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PrefixQuery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HttpDataSourc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HttpDataSourc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request/RawResponseWriter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Transformer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Transformer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SnowballPorter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SnowballPorter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miscellaneous/ASCIIFolding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miscellaneous/ASCIIFolding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standard/ClassicTokenizerImpl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modules/analysis/common/src/java/org/apache/lucene/analysis/standard/ClassicTokenizerImpl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PrecedenceQueryParserTokenManager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PrecedenceQueryParserTokenManager.java</text:p>
          </table:table-cell>
          <table:table-cell office:value-type="string">
            <text:p>/lucene/dev/trunk/lucene/contrib/queryparser/src/java/org/apache/lucene/queryParser/precedence/FastCharStrea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tr/Turkish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handler/component/FacetComponent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solr/src/java/org/apache/solr/handler/component/FacetComponent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solr/src/java/org/apache/solr/request/MultiMapSolrParams.java</text:p>
          </table:table-cell>
          <table:table-cell office:value-type="string">
            <text:p>/lucene/dev/trunk/solr/src/common/org/apache/solr/common/util/NamedList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request/MultiMapSolrParams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SolrAnalyz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SolrAnalyz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demo/src/java/org/apache/lucene/demo/html/SimpleCharStream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demo/src/java/org/apache/lucene/demo/html/SimpleCharStream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MergeState.java</text:p>
          </table:table-cell>
          <table:table-cell office:value-type="string">
            <text:p>/lucene/dev/trunk/lucene/src/java/org/apache/lucene/index/CompoundFile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MergeState.java</text:p>
          </table:table-cell>
          <table:table-cell office:value-type="string">
            <text:p>/lucene/dev/trunk/lucene/src/java/org/apache/lucene/index/LogMergePolic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highlighter/src/java/org/apache/lucene/search/vectorhighlight/BaseFragmentsBuild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contrib/highlighter/src/java/org/apache/lucene/search/vectorhighlight/BaseFragmentsBuild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contrib/spatial/src/java/org/apache/lucene/spatial/geometry/shape/DistanceApproximation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spatial/src/java/org/apache/lucene/spatial/geometry/shape/DistanceApproximation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instantiated/src/java/org/apache/lucene/store/instantiated/InstantiatedTermFreqVector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instantiated/src/java/org/apache/lucene/store/instantiated/InstantiatedTermFreqVector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NGramTokeniz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NGramTokeniz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processors/PrecedenceQueryNodeProcessorPipeline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processors/PrecedenceQueryNodeProcessorPipeline.java</text:p>
          </table:table-cell>
          <table:table-cell office:value-type="string">
            <text:p>/lucene/dev/trunk/lucene/contrib/queryparser/src/java/org/apache/lucene/queryParser/precedence/Fast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config/Analyzer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config/Analyzer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highlight/SolrFragmentsBuilder.java</text:p>
          </table:table-cell>
          <table:table-cell office:value-type="string">
            <text:p>/lucene/dev/trunk/solr/contrib/dataimporthandler/src/main/java/org/apache/solr/handler/dataimport/HTMLStripTransform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highlight/SolrFragmentsBuilder.java</text:p>
          </table:table-cell>
          <table:table-cell office:value-type="string">
            <text:p>/lucene/dev/trunk/solr/src/common/org/apache/solr/common/params/HighlightParams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benchmark/src/java/org/apache/lucene/benchmark/quality/trec/QueryDriv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util/automaton/ByteRunAutomaton.java</text:p>
          </table:table-cell>
          <table:table-cell office:value-type="string">
            <text:p>/lucene/dev/trunk/lucene/src/java/org/apache/lucene/search/Automaton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util/automaton/ByteRunAutomaton.java</text:p>
          </table:table-cell>
          <table:table-cell office:value-type="string">
            <text:p>/lucene/dev/trunk/lucene/src/java/org/apache/lucene/search/AutomatonTerm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search/MultiCollector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And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And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intblock/SimpleIntBlockIndexInput.java</text:p>
          </table:table-cell>
          <table:table-cell office:value-type="string">
            <text:p>/lucene/dev/trunk/lucene/src/java/org/apache/lucene/index/codecs/CodecProvi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intblock/SimpleIntBlockIndexInput.java</text:p>
          </table:table-cell>
          <table:table-cell office:value-type="string">
            <text:p>/lucene/dev/trunk/lucene/src/java/org/apache/lucene/index/codecs/intblock/IntBlock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modules/analysis/common/src/java/org/apache/lucene/analysis/en/EnglishPossessiveFilter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ro/Romanian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VariableGapTermsIndexReader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codecs/VariableGapTermsIndexRead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uima/src/main/java/org/apache/solr/uima/processor/UIMAUpdateRequestProcesso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uima/src/main/java/org/apache/solr/uima/processor/UIMAUpdateRequestProcesso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path/PathHierarchyTokenizer.java</text:p>
          </table:table-cell>
          <table:table-cell office:value-type="string">
            <text:p>/lucene/dev/trunk/solr/src/java/org/apache/solr/analysis/PathHierarchy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Parametric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Parametric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src/java/org/apache/solr/analysis/KeywordTokeniz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KeywordTokeniz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DocSetHitCollector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handler/component/PivotFacetComponent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earch/function/SumFloatFunction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SumFloatFunction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cloud/SolrZkServ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cloud/SolrZkServ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index/codecs/standard/StandardTermsIndexReader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src/java/org/apache/lucene/index/codecs/standard/StandardTermsIndexReader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lucene/contrib/spellchecker/src/java/org/apache/lucene/search/spell/SpellChecker.java</text:p>
          </table:table-cell>
          <table:table-cell office:value-type="string">
            <text:p>/lucene/dev/trunk/lucene/contrib/spellchecker/src/java/org/apache/lucene/search/spell/SuggestWord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contrib/spellchecker/src/java/org/apache/lucene/search/spell/SpellChecker.java</text:p>
          </table:table-cell>
          <table:table-cell office:value-type="string">
            <text:p>/lucene/dev/trunk/lucene/contrib/spellchecker/src/java/org/apache/lucene/search/spell/SuggestWordFrequencyComparato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chema/SimilarityFactory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chema/SimilarityFacto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DebugLogg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DebugLogg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til/BitUtil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pelling/QueryConverte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pelling/QueryConverter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WhitespaceTokenizerFactory.java</text:p>
          </table:table-cell>
          <table:table-cell office:value-type="string">
            <text:p>/lucene/dev/trunk/solr/src/java/org/apache/solr/analysis/Shingle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WhitespaceTokenizerFactory.java</text:p>
          </table:table-cell>
          <table:table-cell office:value-type="string">
            <text:p>/lucene/dev/trunk/solr/src/java/org/apache/solr/analysis/SnowballPorter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common/org/apache/solr/common/params/SolrParams.java</text:p>
          </table:table-cell>
          <table:table-cell office:value-type="string">
            <text:p>/lucene/dev/trunk/solr/src/common/org/apache/solr/common/SolrExcep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common/org/apache/solr/common/params/SolrParams.java</text:p>
          </table:table-cell>
          <table:table-cell office:value-type="string">
            <text:p>/lucene/dev/trunk/solr/src/java/org/apache/solr/search/DocSe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MultiLevelSkipListReader.java</text:p>
          </table:table-cell>
          <table:table-cell office:value-type="string">
            <text:p>/lucene/dev/trunk/lucene/src/java/org/apache/lucene/index/DocFieldConsumer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MultiLevelSkipListReader.java</text:p>
          </table:table-cell>
          <table:table-cell office:value-type="string">
            <text:p>/lucene/dev/trunk/lucene/src/java/org/apache/lucene/index/DocFieldConsumersPerField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sinks/DateRecognizerSinkFilter.java</text:p>
          </table:table-cell>
          <table:table-cell office:value-type="string">
            <text:p>/lucene/dev/trunk/lucene/contrib/queries/src/java/org/apache/lucene/search/regex/JakartaRegexpCapabiliti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sinks/DateRecognizerSinkFilter.java</text:p>
          </table:table-cell>
          <table:table-cell office:value-type="string">
            <text:p>/lucene/dev/trunk/lucene/contrib/queries/src/java/org/apache/lucene/search/regex/JavaUtilRegexCapabiliti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DataImportHandler.java</text:p>
          </table:table-cell>
          <table:table-cell office:value-type="string">
            <text:p>/lucene/dev/trunk/solr/contrib/dataimporthandler/src/main/java/org/apache/solr/handler/dataimport/DataImpor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pelling/SpellingQueryConvert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pelling/SpellingQueryConvert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SortableIntFiel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solr/src/java/org/apache/solr/schema/SortableIntFiel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modules/analysis/common/src/java/org/apache/lucene/analysis/fa/PersianCharFilt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fa/PersianCharFilt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hu/Hungarian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request/RequiredSolrParams.java</text:p>
          </table:table-cell>
          <table:table-cell office:value-type="string">
            <text:p>/lucene/dev/trunk/solr/src/common/org/apache/solr/common/util/NamedList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request/RequiredSolrParams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BulgarianStem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BulgarianSte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common/src/java/org/apache/lucene/analysis/it/Italian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ru/RussianLetterTokeni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ru/RussianLetterTokeni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RecyclingByteBlockAllocator.java</text:p>
          </table:table-cell>
          <table:table-cell office:value-type="string">
            <text:p>/lucene/dev/trunk/lucene/contrib/queries/src/java/org/apache/lucene/search/regex/JakartaRegexpCapabilities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util/RecyclingByteBlockAllocator.java</text:p>
          </table:table-cell>
          <table:table-cell office:value-type="string">
            <text:p>/lucene/dev/trunk/lucene/contrib/queries/src/java/org/apache/lucene/search/regex/JavaUtilRegexCapabilities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queries/src/java/org/apache/lucene/search/regex/RegexCapabilities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ies/src/java/org/apache/lucene/search/regex/RegexCapabilities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PersianNormalization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PersianNormalization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config/FieldConfig.java</text:p>
          </table:table-cell>
          <table:table-cell office:value-type="string">
            <text:p>/lucene/dev/trunk/lucene/contrib/queryparser/src/java/org/apache/lucene/queryParser/core/builders/QueryTreeBuil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config/FieldConfig.java</text:p>
          </table:table-cell>
          <table:table-cell office:value-type="string">
            <text:p>/lucene/dev/trunk/lucene/contrib/queryparser/src/java/org/apache/lucene/queryParser/core/config/QueryConfig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PerFieldCodecWrapper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index/PerFieldCodecWrapp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highlight/RegexFragment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highlight/RegexFragment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GermanStem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German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br/BrazilianAnaly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modules/analysis/common/src/java/org/apache/lucene/analysis/br/BrazilianAnaly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codecs/intblock/SimpleIntBlockIndexOutput.java</text:p>
          </table:table-cell>
          <table:table-cell office:value-type="string">
            <text:p>/lucene/dev/trunk/lucene/src/java/org/apache/lucene/index/codecs/CodecProvi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decs/intblock/SimpleIntBlockIndexOutput.java</text:p>
          </table:table-cell>
          <table:table-cell office:value-type="string">
            <text:p>/lucene/dev/trunk/lucene/src/java/org/apache/lucene/index/codecs/intblock/IntBlock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unction/SingleFunction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DocBuild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DocBuild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lucene/src/java/org/apache/lucene/search/TopFieldCollector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queryParser/QueryParserTokenManag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queryParser/QueryParserTokenManag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ScriptTransform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ScriptTransform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webapp/src/org/apache/solr/servlet/SolrDispatchFilter.java</text:p>
          </table:table-cell>
          <table:table-cell office:value-type="string">
            <text:p>/lucene/dev/trunk/solr/src/java/org/apache/solr/core/CoreContain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ClobTransform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ClobTransform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DisjunctionMaxScorer.java</text:p>
          </table:table-cell>
          <table:table-cell office:value-type="string">
            <text:p>/lucene/dev/trunk/lucene/src/java/org/apache/lucene/search/BooleanScorer2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FieldCache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unction/FieldCacheSourc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chema/GeoHashField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chema/GeoHashField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TermVectorsTermsWriterPerFiel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TermVectorsTermsWriterPerFiel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spans/SpanPayloadCheckQuer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spans/SpanPayloadCheckQuery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webapp/src/org/apache/solr/servlet/cache/HttpCacheHeaderUtil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webapp/src/org/apache/solr/servlet/cache/HttpCacheHeaderUtil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PhoneticFilterFactory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PhoneticFilterFactory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miscellaneous/KeepWord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miscellaneous/KeepWord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sponse/SolrVelocityResourceLoad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sponse/SolrVelocityResourceLoad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compound/hyphenation/Hyphen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compound/hyphenation/Hyphen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ant/src/java/org/apache/lucene/ant/IndexTask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MaxFloatFunction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core/PluginInfo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core/PluginInfo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SingleTermsEnum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SingleTermsEnum.java</text:p>
          </table:table-cell>
          <table:table-cell office:value-type="string">
            <text:p>/lucene/dev/trunk/lucene/contrib/queries/src/java/org/apache/lucene/search/regex/Regex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tore/SimpleFSDirectory.java</text:p>
          </table:table-cell>
          <table:table-cell office:value-type="string">
            <text:p>/lucene/dev/trunk/lucene/src/java/org/apache/lucene/analysis/Tokeni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Group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Group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MutableValueFloat.java</text:p>
          </table:table-cell>
          <table:table-cell office:value-type="string">
            <text:p>/lucene/dev/trunk/solr/src/common/org/apache/solr/common/params/GroupParam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MutableValueFloat.java</text:p>
          </table:table-cell>
          <table:table-cell office:value-type="string">
            <text:p>/lucene/dev/trunk/solr/src/java/org/apache/solr/handler/component/QueryComponent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util/ReusableAnalyzerBase.java</text:p>
          </table:table-cell>
          <table:table-cell office:value-type="string">
            <text:p>/lucene/dev/trunk/lucene/contrib/queries/src/java/org/apache/lucene/search/regex/JakartaRegexpCapabiliti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util/ReusableAnalyzerBase.java</text:p>
          </table:table-cell>
          <table:table-cell office:value-type="string">
            <text:p>/lucene/dev/trunk/lucene/contrib/queries/src/java/org/apache/lucene/search/regex/JavaUtilRegexCapabiliti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cache/DocTermsIndexCreato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.090909090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/lucene/dev/trunk/lucene/src/java/org/apache/lucene/search/cache/DocTermsIndexCreato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.090909090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/lucene/dev/trunk/modules/analysis/common/src/java/org/apache/lucene/analysis/charfilter/HTMLStripCharFilt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charfilter/HTMLStripCharFilt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cache/DocTermsCreator.java</text:p>
          </table:table-cell>
          <table:table-cell office:value-type="string">
            <text:p>/lucene/dev/trunk/lucene/src/java/org/apache/lucene/index/codecs/FixedGapTermsIndexReader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util/BoundedTreeSet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util/BoundedTreeSet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ProductFloatFunctio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unction/ProductFloatFunction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ies/src/java/org/apache/lucene/search/FieldCacheRewriteMethod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queries/src/java/org/apache/lucene/search/FieldCacheRewriteMethod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queries/src/java/org/apache/lucene/search/DuplicateFilt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ies/src/java/org/apache/lucene/search/DuplicateFil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util/IteratorChain.java</text:p>
          </table:table-cell>
          <table:table-cell office:value-type="string">
            <text:p>/lucene/dev/trunk/solr/src/java/org/apache/solr/util/BitSetIter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til/IteratorChain.java</text:p>
          </table:table-cell>
          <table:table-cell office:value-type="string">
            <text:p>/lucene/dev/trunk/solr/src/java/org/apache/solr/util/CommonParam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parser/Token.java</text:p>
          </table:table-cell>
          <table:table-cell office:value-type="string">
            <text:p>/lucene/dev/trunk/lucene/contrib/queryparser/src/java/org/apache/lucene/queryParser/core/messages/QueryParserMessag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SnapshotDeletionPolicy.java</text:p>
          </table:table-cell>
          <table:table-cell office:value-type="string">
            <text:p>/lucene/dev/trunk/lucene/src/java/org/apache/lucene/index/IndexFileDele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chema/SortableFloatFiel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solr/src/java/org/apache/solr/schema/SortableFloatFiel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solr/src/java/org/apache/solr/analysis/NGra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NGra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uima/src/main/java/org/apache/solr/uima/processor/UIMAToSolrMapper.java</text:p>
          </table:table-cell>
          <table:table-cell office:value-type="string">
            <text:p>/lucene/dev/trunk/solr/contrib/uima/src/main/java/org/apache/solr/uima/processor/SolrUIMAConfigura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uima/src/main/java/org/apache/solr/uima/processor/UIMAToSolrMapper.java</text:p>
          </table:table-cell>
          <table:table-cell office:value-type="string">
            <text:p>/lucene/dev/trunk/solr/contrib/uima/src/main/java/org/apache/solr/uima/processor/SolrUIMAConfiguration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MultiPhrase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7.69230769230769">
            <text:p>7.692307692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URLData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URLDataSourc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DutchStemFilterFactory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DutchStemFilterFactory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unction/ByteFieldSourc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search/function/ByteFieldSourc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update/RollbackUpdateCommand.java</text:p>
          </table:table-cell>
          <table:table-cell office:value-type="string">
            <text:p>/lucene/dev/trunk/solr/contrib/dataimporthandler/src/main/java/org/apache/solr/handler/dataimport/DataImport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solrj/org/apache/solr/client/solrj/request/JavaBinUpdateRequestCodec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solrj/org/apache/solr/client/solrj/request/JavaBinUpdateRequestCodec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BrazilianStem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Brazilian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common/org/apache/solr/common/params/CommonParams.java</text:p>
          </table:table-cell>
          <table:table-cell office:value-type="string">
            <text:p>/lucene/dev/trunk/solr/src/java/org/apache/solr/handler/MoreLikeThis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common/org/apache/solr/common/params/CommonParams.java</text:p>
          </table:table-cell>
          <table:table-cell office:value-type="string">
            <text:p>/lucene/dev/trunk/solr/src/java/org/apache/solr/handler/component/DebugCompon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clustering/src/main/java/org/apache/solr/handler/clustering/ClusteringComponent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contrib/clustering/src/main/java/org/apache/solr/handler/clustering/ClusteringComponent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RussianLowerCaseFilterFactory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RussianLowerCaseFilterFactory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PatternTokeniz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PatternTokeniz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pelling/SolrSpellCheck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pelling/SolrSpellCheck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tore/RAMFil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tore/RAMFil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clustering/src/main/java/org/apache/solr/handler/clustering/carrot2/CarrotParams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clustering/src/main/java/org/apache/solr/handler/clustering/carrot2/CarrotParams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CollectionUtil.java</text:p>
          </table:table-cell>
          <table:table-cell office:value-type="string">
            <text:p>/lucene/dev/trunk/lucene/contrib/highlighter/src/java/org/apache/lucene/search/highlight/TokenSourc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util/CollectionUtil.java</text:p>
          </table:table-cell>
          <table:table-cell office:value-type="string">
            <text:p>/lucene/dev/trunk/lucene/contrib/highlighter/src/java/org/apache/lucene/search/highlight/TokenStreamFromTermPositionVecto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demo/src/java/org/apache/lucene/demo/html/HTMLParser.java</text:p>
          </table:table-cell>
          <table:table-cell office:value-type="string">
            <text:p>/lucene/dev/trunk/lucene/contrib/demo/src/java/org/apache/lucene/demo/FileDocument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demo/src/java/org/apache/lucene/demo/html/HTMLParser.java</text:p>
          </table:table-cell>
          <table:table-cell office:value-type="string">
            <text:p>/lucene/dev/trunk/lucene/contrib/demo/src/java/org/apache/lucene/demo/HTMLDocument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TermFreqValueSourc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TermFreqValueSourc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util/ContentStreamBase.java</text:p>
          </table:table-cell>
          <table:table-cell office:value-type="string">
            <text:p>/lucene/dev/trunk/solr/src/java/org/apache/solr/util/BitSetIter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til/ContentStreamBase.java</text:p>
          </table:table-cell>
          <table:table-cell office:value-type="string">
            <text:p>/lucene/dev/trunk/solr/src/java/org/apache/solr/util/CommonParam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misc/src/java/org/apache/lucene/index/BalancedSegmentMergePolicy.java</text:p>
          </table:table-cell>
          <table:table-cell office:value-type="string">
            <text:p>/lucene/dev/trunk/lucene/contrib/misc/src/java/org/apache/lucene/index/IndexSplit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benchmark/src/java/org/apache/lucene/benchmark/byTask/feeds/DirContentSource.java</text:p>
          </table:table-cell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byTask/feeds/DirContentSourc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chema/StrFiel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chema/StrFiel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util/English.java</text:p>
          </table:table-cell>
          <table:table-cell office:value-type="string">
            <text:p>/lucene/dev/trunk/lucene/src/java/org/apache/lucene/util/BitUti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unction/SimpleFloatFunctio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SimpleFloatFunction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sponse/PythonResponseWrite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response/PythonResponseWriter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pdate/UpdateComman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update/UpdateComman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util/plugin/AbstractPluginLoad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til/plugin/AbstractPluginLoad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TermCollectingRewrit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TermCollectingRewrit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highlight/GapFragment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ighlight/GapFragment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EnglishMinimalStem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EnglishMinimalSte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Fuzzy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Fuzzy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andler/DocumentAnalysisRequestHandl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handler/DocumentAnalysisRequestHandl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Collector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benchmark/src/java/org/apache/lucene/benchmark/byTask/tasks/PerfTask.java</text:p>
          </table:table-cell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byTask/tasks/PerfTask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til/StrUtils.java</text:p>
          </table:table-cell>
          <table:table-cell office:value-type="string">
            <text:p>/lucene/dev/trunk/solr/src/java/org/apache/solr/util/BitSetIter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til/StrUtils.java</text:p>
          </table:table-cell>
          <table:table-cell office:value-type="string">
            <text:p>/lucene/dev/trunk/solr/src/java/org/apache/solr/util/CommonParam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parser/StandardSyntaxParserConstants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parser/StandardSyntaxParserConstants.java</text:p>
          </table:table-cell>
          <table:table-cell office:value-type="string">
            <text:p>/lucene/dev/trunk/lucene/contrib/queryparser/src/java/org/apache/lucene/queryParser/precedence/ParseExcep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Fuzzy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ies/src/java/org/apache/lucene/search/regex/Regex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queries/src/java/org/apache/lucene/search/regex/RegexQuery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modules/analysis/common/src/java/org/apache/lucene/analysis/ca/CatalanAnalyzer.java</text:p>
          </table:table-cell>
          <table:table-cell office:value-type="string">
            <text:p>/lucene/dev/trunk/modules/analysis/common/src/java/org/apache/lucene/analysis/eu/Basque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ca/CatalanAnalyzer.java</text:p>
          </table:table-cell>
          <table:table-cell office:value-type="string">
            <text:p>/lucene/dev/trunk/modules/analysis/common/src/java/org/apache/lucene/analysis/hy/Armen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earchable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pelling/SpellCheckCollato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spelling/SpellCheckCollato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messages/Messag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messages/Messag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StringHelp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util/StringHelp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ies/src/java/org/apache/lucene/search/regex/JavaUtilRegexCapabilities.java</text:p>
          </table:table-cell>
          <table:table-cell office:value-type="string">
            <text:p>/lucene/dev/trunk/lucene/contrib/queries/src/java/org/apache/lucene/search/regex/JakartaRegexpCapabiliti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ies/src/java/org/apache/lucene/search/regex/JavaUtilRegexCapabilities.java</text:p>
          </table:table-cell>
          <table:table-cell office:value-type="string">
            <text:p>/lucene/dev/trunk/lucene/contrib/queries/src/java/org/apache/lucene/search/regex/RegexCapabiliti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nodes/PrefixWildcard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nodes/PrefixWildcard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benchmark/src/java/org/apache/lucene/benchmark/byTask/feeds/demohtml/HTMLParser.java</text:p>
          </table:table-cell>
          <table:table-cell office:value-type="string">
            <text:p>/lucene/dev/trunk/lucene/contrib/demo/src/java/org/apache/lucene/demo/DeleteFil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benchmark/src/java/org/apache/lucene/benchmark/byTask/feeds/demohtml/HTMLParser.java</text:p>
          </table:table-cell>
          <table:table-cell office:value-type="string">
            <text:p>/lucene/dev/trunk/lucene/contrib/demo/src/java/org/apache/lucene/demo/File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unction/NormValueSource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util/ByteBlockPool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util/ByteBlockPool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util/SorterTemplate.java</text:p>
          </table:table-cell>
          <table:table-cell office:value-type="string">
            <text:p>/lucene/dev/trunk/lucene/contrib/highlighter/src/java/org/apache/lucene/search/highlight/TokenSourc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util/SorterTemplate.java</text:p>
          </table:table-cell>
          <table:table-cell office:value-type="string">
            <text:p>/lucene/dev/trunk/lucene/contrib/highlighter/src/java/org/apache/lucene/search/highlight/TokenStreamFromTermPositionVecto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benchmark/src/java/org/apache/lucene/benchmark/byTask/feeds/DemoHTMLParser.java</text:p>
          </table:table-cell>
          <table:table-cell office:value-type="string">
            <text:p>/lucene/dev/trunk/lucene/contrib/benchmark/src/java/org/apache/lucene/benchmark/byTask/feeds/DirContentSourc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StemmerOverride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StemmerOverride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webapp/src/org/apache/solr/servlet/SolrUpdateServlet.java</text:p>
          </table:table-cell>
          <table:table-cell office:value-type="string">
            <text:p>/lucene/dev/trunk/solr/src/webapp/src/org/apache/solr/servlet/SolrServle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webapp/src/org/apache/solr/servlet/SolrUpdateServlet.java</text:p>
          </table:table-cell>
          <table:table-cell office:value-type="string">
            <text:p>/lucene/dev/trunk/solr/src/webapp/src/org/apache/solr/servlet/SolrServletReques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ShingleFilterFactor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ShingleFilterFactory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benchmark/src/java/org/apache/lucene/benchmark/byTask/tasks/CreateIndexTask.java</text:p>
          </table:table-cell>
          <table:table-cell office:value-type="string">
            <text:p>/lucene/dev/trunk/lucene/contrib/demo/src/java/org/apache/lucene/demo/IndexHTM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benchmark/src/java/org/apache/lucene/benchmark/byTask/tasks/CreateIndexTask.java</text:p>
          </table:table-cell>
          <table:table-cell office:value-type="string">
            <text:p>/lucene/dev/trunk/lucene/src/java/org/apache/lucene/index/DocInverterPerField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DocConsumerPerThread.java</text:p>
          </table:table-cell>
          <table:table-cell office:value-type="string">
            <text:p>/lucene/dev/trunk/lucene/src/java/org/apache/lucene/index/DocFieldConsum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DocConsumerPerThread.java</text:p>
          </table:table-cell>
          <table:table-cell office:value-type="string">
            <text:p>/lucene/dev/trunk/lucene/src/java/org/apache/lucene/index/DocField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til/SortedIterato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util/SortedIterator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IndicNormalization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IndicNormalization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RegexTransform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RegexTransform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payloads/PayloadSpanUtil.java</text:p>
          </table:table-cell>
          <table:table-cell office:value-type="string">
            <text:p>/lucene/dev/trunk/lucene/contrib/highlighter/src/java/org/apache/lucene/search/highlight/WeightedSpanTermExtrac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payloads/PayloadSpanUtil.java</text:p>
          </table:table-cell>
          <table:table-cell office:value-type="string">
            <text:p>/lucene/dev/trunk/lucene/src/java/org/apache/lucene/search/CachingSpanFil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standard/StandardTokenizerImpl31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analysis-extras/src/java/org/apache/solr/analysis/ICUNormalizer2FilterFactory.java</text:p>
          </table:table-cell>
          <table:table-cell office:value-type="string">
            <text:p>/lucene/dev/trunk/solr/contrib/analysis-extras/src/java/org/apache/solr/analysis/ICUCollationKey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analysis-extras/src/java/org/apache/solr/analysis/ICUNormalizer2FilterFactory.java</text:p>
          </table:table-cell>
          <table:table-cell office:value-type="string">
            <text:p>/lucene/dev/trunk/solr/contrib/analysis-extras/src/java/org/apache/solr/analysis/ICUFolding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unction/Function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solr/src/java/org/apache/solr/schema/SchemaAware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chema/SchemaAware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benchmark/src/java/org/apache/lucene/benchmark/byTask/feeds/demohtml/TokenMgrError.java</text:p>
          </table:table-cell>
          <table:table-cell office:value-type="string">
            <text:p>/lucene/dev/trunk/lucene/contrib/demo/src/java/org/apache/lucene/demo/DeleteFil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benchmark/src/java/org/apache/lucene/benchmark/byTask/feeds/demohtml/TokenMgrError.java</text:p>
          </table:table-cell>
          <table:table-cell office:value-type="string">
            <text:p>/lucene/dev/trunk/lucene/contrib/demo/src/java/org/apache/lucene/demo/File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MatchAllDocs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MatchAllDocs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AllowLeadingWildcard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AllowLeadingWildcard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builders/QueryTreeBuilder.java</text:p>
          </table:table-cell>
          <table:table-cell office:value-type="string">
            <text:p>/lucene/dev/trunk/lucene/contrib/queryparser/src/java/org/apache/lucene/queryParser/core/config/QueryConfig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chema/FloatFiel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schema/FloatFiel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index/codecs/PrefixCodedTermState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codecs/PrefixCodedTermState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FieldSettings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FieldSettings.java</text:p>
          </table:table-cell>
          <table:table-cell office:value-type="string">
            <text:p>/lucene/dev/trunk/lucene/contrib/instantiated/src/java/org/apache/lucene/store/instantiated/Instantiated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FieldReaderData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FieldReaderDataSourc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standard/DeltaBytesReader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decs/standard/DeltaBytesReader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spatial/src/java/org/apache/lucene/spatial/tier/DistanceFieldComparatorSource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benchmark/src/java/org/apache/lucene/benchmark/byTask/tasks/CommitIndexTask.java</text:p>
          </table:table-cell>
          <table:table-cell office:value-type="string">
            <text:p>/lucene/dev/trunk/lucene/contrib/benchmark/src/java/org/apache/lucene/benchmark/byTask/tasks/SearchTravRetHighlight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byTask/tasks/CommitIndexTask.java</text:p>
          </table:table-cell>
          <table:table-cell office:value-type="string">
            <text:p>/lucene/dev/trunk/lucene/contrib/benchmark/src/java/org/apache/lucene/benchmark/byTask/tasks/SearchTravRetVectorHighlight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synonym/SynonymMap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common/src/java/org/apache/lucene/analysis/synonym/SynonymMap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quest/PHPSerializedResponseWriter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pdate/processor/SignatureUpdateProcessorFactory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pdate/processor/SignatureUpdateProcessorFactory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andler/RequestHandlerUtils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andler/RequestHandlerUtils.java</text:p>
          </table:table-cell>
          <table:table-cell office:value-type="string">
            <text:p>/lucene/dev/trunk/modules/analysis/common/src/java/org/apache/lucene/analysis/br/BrazilianAnalyz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Boosted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modules/analysis/common/src/java/org/apache/lucene/analysis/cn/ChineseTokeni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cn/ChineseTokeni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LowerCaseFilterFactory.java</text:p>
          </table:table-cell>
          <table:table-cell office:value-type="string">
            <text:p>/lucene/dev/trunk/solr/src/java/org/apache/solr/analysis/Ind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LowerCaseFilterFactory.java</text:p>
          </table:table-cell>
          <table:table-cell office:value-type="string">
            <text:p>/lucene/dev/trunk/solr/src/java/org/apache/solr/analysis/Indonesian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ReqExclScorer.java</text:p>
          </table:table-cell>
          <table:table-cell office:value-type="string">
            <text:p>/lucene/dev/trunk/lucene/src/java/org/apache/lucene/search/BooleanScorer2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SegmentInfos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lucene/src/java/org/apache/lucene/index/SegmentInfos.java</text:p>
          </table:table-cell>
          <table:table-cell office:value-type="string">
            <text:p>/lucene/dev/trunk/lucene/contrib/misc/src/java/org/apache/lucene/index/IndexSplitt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modules/analysis/common/src/java/org/tartarus/snowball/ext/BasqueStemmer.java</text:p>
          </table:table-cell>
          <table:table-cell office:value-type="string">
            <text:p>/lucene/dev/trunk/modules/analysis/common/src/java/org/apache/lucene/analysis/ca/Catal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tartarus/snowball/ext/BasqueStemmer.java</text:p>
          </table:table-cell>
          <table:table-cell office:value-type="string">
            <text:p>/lucene/dev/trunk/modules/analysis/common/src/java/org/apache/lucene/analysis/eu/Basque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BooleanScorer2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search/BooleanScorer2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search/FunctionRangeQParserPlugin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RangeQParserPlugin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ExactPhraseScor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ExactPhraseScor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DocInvert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benchmark/src/java/org/apache/lucene/benchmark/byTask/feeds/LineDocSource.java</text:p>
          </table:table-cell>
          <table:table-cell office:value-type="string">
            <text:p>/lucene/dev/trunk/lucene/contrib/benchmark/src/java/org/apache/lucene/benchmark/byTask/feeds/DocData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byTask/feeds/LineDocSource.java</text:p>
          </table:table-cell>
          <table:table-cell office:value-type="string">
            <text:p>/lucene/dev/trunk/lucene/contrib/benchmark/src/java/org/apache/lucene/benchmark/byTask/feeds/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StopFilterFactory.java</text:p>
          </table:table-cell>
          <table:table-cell office:value-type="string">
            <text:p>/lucene/dev/trunk/lucene/contrib/queries/src/java/org/apache/lucene/search/similar/MoreLikeThi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StopFilterFactory.java</text:p>
          </table:table-cell>
          <table:table-cell office:value-type="string">
            <text:p>/lucene/dev/trunk/lucene/contrib/spatial/src/java/org/apache/lucene/spatial/geohash/GeoHashUtil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DocFieldProcessorPerThread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DocFieldProcessorPerThread.java</text:p>
          </table:table-cell>
          <table:table-cell office:value-type="string">
            <text:p>/lucene/dev/trunk/lucene/contrib/highlighter/src/java/org/apache/lucene/search/highlight/TokenSource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highlight/SolrFormatter.java</text:p>
          </table:table-cell>
          <table:table-cell office:value-type="string">
            <text:p>/lucene/dev/trunk/solr/src/java/org/apache/solr/highlight/HtmlFormat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ighlight/SolrFormatter.java</text:p>
          </table:table-cell>
          <table:table-cell office:value-type="string">
            <text:p>/lucene/dev/trunk/solr/src/java/org/apache/solr/highlight/RegexFragmen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compound/hyphenation/PatternPars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compound/hyphenation/PatternPars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PositiveScoresOnlyCollector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smartcn/src/java/org/apache/lucene/analysis/cn/smart/hhmm/BiSegGraph.java</text:p>
          </table:table-cell>
          <table:table-cell office:value-type="string">
            <text:p>/lucene/dev/trunk/lucene/contrib/spatial/src/java/org/apache/lucene/spatial/tier/projections/SinusoidalProjec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unctionQPars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earch/FunctionQPars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contrib/queries/src/java/org/apache/lucene/search/regex/JakartaRegexpCapabilities.java</text:p>
          </table:table-cell>
          <table:table-cell office:value-type="string">
            <text:p>/lucene/dev/trunk/lucene/contrib/queries/src/java/org/apache/lucene/search/regex/RegexCapabiliti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core/SolrDeletionPolicy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core/SolrDeletionPolicy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SpanFilter.java</text:p>
          </table:table-cell>
          <table:table-cell office:value-type="string">
            <text:p>/lucene/dev/trunk/lucene/contrib/highlighter/src/java/org/apache/lucene/search/highlight/WeightedSpanTermExtrac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SpanFilter.java</text:p>
          </table:table-cell>
          <table:table-cell office:value-type="string">
            <text:p>/lucene/dev/trunk/lucene/src/java/org/apache/lucene/search/CachingSpanFil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core/QuerySenderListener.java</text:p>
          </table:table-cell>
          <table:table-cell office:value-type="string">
            <text:p>/lucene/dev/trunk/solr/src/common/org/apache/solr/common/util/ConcurrentLRUCache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core/QuerySenderListener.java</text:p>
          </table:table-cell>
          <table:table-cell office:value-type="string">
            <text:p>/lucene/dev/trunk/solr/src/java/org/apache/solr/handler/component/ResponseBuild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TopScoreDocCollector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MultiLevelSkipListWriter.java</text:p>
          </table:table-cell>
          <table:table-cell office:value-type="string">
            <text:p>/lucene/dev/trunk/lucene/src/java/org/apache/lucene/index/DocFieldConsumer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MultiLevelSkipListWriter.java</text:p>
          </table:table-cell>
          <table:table-cell office:value-type="string">
            <text:p>/lucene/dev/trunk/lucene/src/java/org/apache/lucene/index/DocFieldConsumersPerField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unction/QueryValueSource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util/XML.java</text:p>
          </table:table-cell>
          <table:table-cell office:value-type="string">
            <text:p>/lucene/dev/trunk/solr/src/java/org/apache/solr/util/BitSetIter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til/XML.java</text:p>
          </table:table-cell>
          <table:table-cell office:value-type="string">
            <text:p>/lucene/dev/trunk/solr/src/java/org/apache/solr/util/CommonParam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HyphenationCompoundWordTokenFilterFactor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analysis/HyphenationCompoundWordTokenFilterFactory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Index.java</text:p>
          </table:table-cell>
          <table:table-cell office:value-type="string">
            <text:p>/lucene/dev/trunk/lucene/contrib/benchmark/src/java/org/apache/lucene/benchmark/byTask/tasks/Read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Index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analysis/ReversedWildcard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ReversedWildcard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IndexCommit.java</text:p>
          </table:table-cell>
          <table:table-cell office:value-type="string">
            <text:p>/lucene/dev/trunk/lucene/src/java/org/apache/lucene/analysis/Tokeni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andler/ReplicationHandl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handler/ReplicationHandl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QueryParserWrapp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QueryParserWrapp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DisjunctionSumScorer.java</text:p>
          </table:table-cell>
          <table:table-cell office:value-type="string">
            <text:p>/lucene/dev/trunk/lucene/src/java/org/apache/lucene/search/BooleanScorer2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common/src/java/org/apache/lucene/analysis/commongrams/CommonGramsFilt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modules/analysis/common/src/java/org/apache/lucene/analysis/commongrams/CommonGrams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modules/analysis/common/src/java/org/apache/lucene/analysis/ru/RussianStemm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ru/RussianStemm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BufferedTokenStream.java</text:p>
          </table:table-cell>
          <table:table-cell office:value-type="string">
            <text:p>/lucene/dev/trunk/solr/contrib/dataimporthandler/src/main/java/org/apache/solr/handler/dataimport/HTMLStripTransform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BufferedTokenStream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contrib/analysis-extras/src/java/org/apache/solr/analysis/ICUFoldingFilterFactory.java</text:p>
          </table:table-cell>
          <table:table-cell office:value-type="string">
            <text:p>/lucene/dev/trunk/solr/contrib/analysis-extras/src/java/org/apache/solr/analysis/ICUNormalizer2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chema/TrieDateField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schema/TrieDateField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contrib/misc/src/java/org/apache/lucene/index/FieldNormModifi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misc/src/java/org/apache/lucene/index/FieldNormModifi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QueryNodeError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QueryNodeError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misc/src/java/org/apache/lucene/misc/HighFreqTerms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misc/src/java/org/apache/lucene/misc/HighFreqTerms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standard/StandardTermsIndexWriter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decs/standard/StandardTermsIndexWriter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core/Config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core/Config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highlighter/src/java/org/apache/lucene/search/vectorhighlight/FragmentsBuilder.java</text:p>
          </table:table-cell>
          <table:table-cell office:value-type="string">
            <text:p>/lucene/dev/trunk/lucene/contrib/highlighter/src/java/org/apache/lucene/search/vectorhighlight/BaseFragmentsBuil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highlighter/src/java/org/apache/lucene/search/vectorhighlight/FragmentsBuilder.java</text:p>
          </table:table-cell>
          <table:table-cell office:value-type="string">
            <text:p>/lucene/dev/trunk/lucene/contrib/highlighter/src/java/org/apache/lucene/search/vectorhighlight/FastVectorHighligh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TermsHashPerThread.java</text:p>
          </table:table-cell>
          <table:table-cell office:value-type="string">
            <text:p>/lucene/dev/trunk/lucene/src/java/org/apache/lucene/index/ByteBlockPoo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TermsHashPerThread.java</text:p>
          </table:table-cell>
          <table:table-cell office:value-type="string">
            <text:p>/lucene/dev/trunk/lucene/src/java/org/apache/lucene/index/ByteSlice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builders/StandardBooleanQueryNodeBuild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builders/StandardBooleanQueryNodeBuild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StoredFieldsWrit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sponse/PHPSerializedResponseWrit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response/PHPSerializedResponseWrit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demo/src/java/org/apache/lucene/demo/IndexHTML.java</text:p>
          </table:table-cell>
          <table:table-cell office:value-type="string">
            <text:p>/lucene/dev/trunk/lucene/contrib/demo/src/java/org/apache/lucene/demo/DeleteFil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demo/src/java/org/apache/lucene/demo/IndexHTML.java</text:p>
          </table:table-cell>
          <table:table-cell office:value-type="string">
            <text:p>/lucene/dev/trunk/lucene/contrib/demo/src/java/org/apache/lucene/demo/FileDocument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andler/component/TermsComponent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solr/src/java/org/apache/solr/handler/component/TermsComponent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solr/src/java/org/apache/solr/spelling/SpellCheckCorrection.java</text:p>
          </table:table-cell>
          <table:table-cell office:value-type="string">
            <text:p>/lucene/dev/trunk/solr/src/common/org/apache/solr/common/params/SpellingParam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pelling/SpellCheckCorrection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solrj/org/apache/solr/client/solrj/impl/BinaryRequestWrit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solrj/org/apache/solr/client/solrj/impl/BinaryRequestWrit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clustering/src/main/java/org/apache/solr/handler/clustering/DocumentClusteringEngin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clustering/src/main/java/org/apache/solr/handler/clustering/DocumentClusteringEngin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solrj/org/apache/solr/client/solrj/response/QueryResponse.java</text:p>
          </table:table-cell>
          <table:table-cell office:value-type="string">
            <text:p>/lucene/dev/trunk/solr/src/common/org/apache/solr/common/params/FacetParams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request/SolrParams.java</text:p>
          </table:table-cell>
          <table:table-cell office:value-type="string">
            <text:p>/lucene/dev/trunk/solr/src/common/org/apache/solr/common/util/NamedList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request/SolrParams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pdate/processor/TextProfileSignatur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pdate/processor/TextProfileSignatur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LRUCach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LRUCach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chema/LegacyDateField.java</text:p>
          </table:table-cell>
          <table:table-cell office:value-type="string">
            <text:p>/lucene/dev/trunk/solr/src/common/org/apache/solr/common/util/NamedListCodec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LegacyDateField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SolrIndexReader.java</text:p>
          </table:table-cell>
          <table:table-cell office:value-type="string">
            <text:p>/lucene/dev/trunk/lucene/contrib/benchmark/src/java/org/apache/lucene/benchmark/byTask/tasks/Read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earch/SolrIndexReade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NoMergePolic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quest/BinaryQueryResponseWriter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quest/XSLTResponseWriter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sep/SepSkipListWriter.java</text:p>
          </table:table-cell>
          <table:table-cell office:value-type="string">
            <text:p>/lucene/dev/trunk/lucene/src/java/org/apache/lucene/index/codecs/sep/SepSkipList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common/org/apache/solr/common/util/ConcurrentLRUCach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common/org/apache/solr/common/util/ConcurrentLRUCach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solrj/org/apache/solr/client/solrj/impl/StreamingBinaryResponseParser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util/NumericUtils.java</text:p>
          </table:table-cell>
          <table:table-cell office:value-type="string">
            <text:p>/lucene/dev/trunk/lucene/contrib/benchmark/src/java/org/apache/lucene/benchmark/byTask/feeds/DocData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util/NumericUtils.java</text:p>
          </table:table-cell>
          <table:table-cell office:value-type="string">
            <text:p>/lucene/dev/trunk/lucene/contrib/benchmark/src/java/org/apache/lucene/benchmark/byTask/feeds/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Capitalization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Capitalization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CollationKey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CollationKey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TermRangeQuery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TermRangeQuery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nodes/BooleanModifier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nodes/BooleanModifier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spans/SpanMultiTermQueryWrapper.java</text:p>
          </table:table-cell>
          <table:table-cell office:value-type="string">
            <text:p>/lucene/dev/trunk/lucene/contrib/highlighter/src/java/org/apache/lucene/search/highlight/WeightedSpanTermExtracto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spans/SpanMultiTermQueryWrapper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earch/PrefixQParserPlugi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PrefixQParserPlugin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misc/src/java/org/apache/lucene/index/codecs/appending/AppendingTermsIndexWriter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misc/src/java/org/apache/lucene/index/codecs/appending/AppendingTermsIndexWriter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SolrCacheBas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SolrCacheBas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document/Document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SpatialOptions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SpatialOptions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simpletext/SimpleTextFieldsReader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7.14285714285714">
            <text:p>7.142857142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/lucene/dev/trunk/modules/benchmark/src/java/org/apache/lucene/benchmark/byTask/tasks/ReadTask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unction/ValueSource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7.14285714285714">
            <text:p>7.142857142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/lucene/dev/trunk/lucene/src/java/org/apache/lucene/index/InvertedDocEndConsum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messages/Messag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messages/Messag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response/XMLWrit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response/XMLWrit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modules/analysis/common/src/java/org/apache/lucene/analysis/ar/ArabicLetterTokeni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ar/ArabicLetterTokeni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processors/QueryNodeProcessor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processors/QueryNodeProcessor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icu/src/java/org/apache/lucene/collation/ICUCollationKeyAnalyzer.java</text:p>
          </table:table-cell>
          <table:table-cell office:value-type="string">
            <text:p>/lucene/dev/trunk/lucene/contrib/misc/src/java/org/apache/lucene/index/MultiPassIndexSplit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icu/src/java/org/apache/lucene/collation/ICUCollationKeyAnalyzer.java</text:p>
          </table:table-cell>
          <table:table-cell office:value-type="string">
            <text:p>/lucene/dev/trunk/lucene/contrib/misc/src/java/org/apache/lucene/store/DirectIOLinux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core/SimpleFSDirectoryFactory.java</text:p>
          </table:table-cell>
          <table:table-cell office:value-type="string">
            <text:p>/lucene/dev/trunk/lucene/src/java/org/apache/lucene/queryParser/QueryParserBas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core/SimpleFSDirectoryFactory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OldLuceneQParserPlugi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OldLuceneQParserPlugin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extraction/src/main/java/org/apache/solr/handler/extraction/ExtractingRequestHandl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extraction/src/main/java/org/apache/solr/handler/extraction/ExtractingRequestHandl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pelling/suggest/SortedTermFreqIteratorWrappe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pelling/suggest/SortedTermFreqIteratorWrapper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DoubleConstValue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function/DoubleConstValueSourc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intblock/FixedIntBlockIndexOutput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codecs/intblock/FixedIntBlockIndexOutput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analysis/EnglishPossessiveFilterFactory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modules/analysis/common/src/java/org/apache/lucene/analysis/compound/hyphenation/HyphenationTre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compound/hyphenation/HyphenationTre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common/org/apache/solr/common/cloud/CloudStat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common/org/apache/solr/common/cloud/CloudStat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parser/TokenMgrError.java</text:p>
          </table:table-cell>
          <table:table-cell office:value-type="string">
            <text:p>/lucene/dev/trunk/lucene/contrib/queryparser/src/java/org/apache/lucene/queryParser/core/messages/QueryParserMessag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DateFormatTransform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DateFormatTransform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common/org/apache/solr/common/util/FastWriter.java</text:p>
          </table:table-cell>
          <table:table-cell office:value-type="string">
            <text:p>/lucene/dev/trunk/solr/src/common/org/apache/solr/common/util/DateUtil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payloads/IdentityEncod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payloads/IdentityEncod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cache/EntryCreator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cache/EntryCreator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TopDocs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TopDocs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pelling/suggest/tst/TSTLookup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pelling/suggest/tst/TSTLookup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SortableDoubleFiel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solr/src/java/org/apache/solr/schema/SortableDoubleFiel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solr/src/webapp/src/org/apache/solr/servlet/DirectSolrConnection.java</text:p>
          </table:table-cell>
          <table:table-cell office:value-type="string">
            <text:p>/lucene/dev/trunk/solr/contrib/clustering/src/main/java/org/apache/solr/handler/clustering/carrot2/CarrotClusteringEngine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webapp/src/org/apache/solr/servlet/DirectSolrConnection.java</text:p>
          </table:table-cell>
          <table:table-cell office:value-type="string">
            <text:p>/lucene/dev/trunk/solr/src/java/org/apache/solr/core/Config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update/UpdateHandler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modules/benchmark/src/java/org/apache/lucene/benchmark/byTask/feeds/demohtml/Tags.java</text:p>
          </table:table-cell>
          <table:table-cell office:value-type="string">
            <text:p>/lucene/dev/trunk/lucene/contrib/demo/src/java/org/apache/lucene/demo/DeleteFil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benchmark/src/java/org/apache/lucene/benchmark/byTask/feeds/demohtml/Tags.java</text:p>
          </table:table-cell>
          <table:table-cell office:value-type="string">
            <text:p>/lucene/dev/trunk/lucene/contrib/demo/src/java/org/apache/lucene/demo/File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decs/sep/IntIndexInput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codecs/sep/IntIndexInput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payloads/MaxPayloadFunction.java</text:p>
          </table:table-cell>
          <table:table-cell office:value-type="string">
            <text:p>/lucene/dev/trunk/lucene/src/java/org/apache/lucene/search/payloads/AveragePayloadFunc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payloads/MaxPayloadFunction.java</text:p>
          </table:table-cell>
          <table:table-cell office:value-type="string">
            <text:p>/lucene/dev/trunk/lucene/src/java/org/apache/lucene/search/payloads/MinPayloadFunc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andler/StandardRequestHandl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andler/StandardRequestHandl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benchmark/src/java/org/apache/lucene/benchmark/byTask/feeds/demohtml/HTMLParserTokenManager.java</text:p>
          </table:table-cell>
          <table:table-cell office:value-type="string">
            <text:p>/lucene/dev/trunk/lucene/contrib/demo/src/java/org/apache/lucene/demo/DeleteFil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benchmark/src/java/org/apache/lucene/benchmark/byTask/feeds/demohtml/HTMLParserTokenManager.java</text:p>
          </table:table-cell>
          <table:table-cell office:value-type="string">
            <text:p>/lucene/dev/trunk/lucene/contrib/demo/src/java/org/apache/lucene/demo/File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no/Norwegian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ncurrentMergeScheduler.java</text:p>
          </table:table-cell>
          <table:table-cell office:value-type="string">
            <text:p>/lucene/dev/trunk/lucene/contrib/highlighter/src/java/org/apache/lucene/search/highlight/TokenSources.java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lucene/src/java/org/apache/lucene/index/ConcurrentMergeScheduler.java</text:p>
          </table:table-cell>
          <table:table-cell office:value-type="string">
            <text:p>/lucene/dev/trunk/lucene/contrib/highlighter/src/java/org/apache/lucene/search/highlight/TokenStreamFromTermPositionVector.java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solr/src/java/org/apache/solr/search/FieldQParserPlugin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FieldQParserPlugin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MatchAllDocs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modules/analysis/common/src/java/org/tartarus/snowball/ext/ArmenianStemmer.java</text:p>
          </table:table-cell>
          <table:table-cell office:value-type="string">
            <text:p>/lucene/dev/trunk/modules/analysis/common/src/java/org/apache/lucene/analysis/ca/Catal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tartarus/snowball/ext/ArmenianStemmer.java</text:p>
          </table:table-cell>
          <table:table-cell office:value-type="string">
            <text:p>/lucene/dev/trunk/modules/analysis/common/src/java/org/apache/lucene/analysis/eu/Basque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unction/DocFreqValueSource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index/FieldInfo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FieldInfo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Fuzzy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Fuzzy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decs/TermsConsume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TermsConsum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LogTransform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LogTransform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TermStats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decs/TermStats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uima/src/main/java/org/apache/solr/uima/processor/ae/AEProviderFactory.java</text:p>
          </table:table-cell>
          <table:table-cell office:value-type="string">
            <text:p>/lucene/dev/trunk/solr/contrib/uima/src/main/java/org/apache/solr/uima/processor/SolrUIMAConfigura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uima/src/main/java/org/apache/solr/uima/processor/ae/AEProviderFactory.java</text:p>
          </table:table-cell>
          <table:table-cell office:value-type="string">
            <text:p>/lucene/dev/trunk/solr/contrib/uima/src/main/java/org/apache/solr/uima/processor/SolrUIMAConfiguration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response/XMLResponseWriter.java</text:p>
          </table:table-cell>
          <table:table-cell office:value-type="string">
            <text:p>/lucene/dev/trunk/solr/src/java/org/apache/solr/response/CSVResponse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response/XMLResponseWriter.java</text:p>
          </table:table-cell>
          <table:table-cell office:value-type="string">
            <text:p>/lucene/dev/trunk/solr/src/java/org/apache/solr/response/JSONResponse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HungarianLightStem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HungarianLightSte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benchmark/src/java/org/apache/lucene/benchmark/byTask/tasks/SearchTravRetHighlightTask.java</text:p>
          </table:table-cell>
          <table:table-cell office:value-type="string">
            <text:p>/lucene/dev/trunk/lucene/contrib/benchmark/src/java/org/apache/lucene/benchmark/byTask/tasks/SearchTravRetVectorHighlight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decs/intblock/VariableIntBlockIndexInput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store/ByteArrayDataInput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cloud/ZkSolrResourceLoad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cloud/ZkSolrResourceLoad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benchmark/src/java/org/apache/lucene/benchmark/byTask/utils/Algorithm.java</text:p>
          </table:table-cell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benchmark/src/java/org/apache/lucene/benchmark/byTask/utils/Algorithm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ies/src/java/org/apache/lucene/search/FilterClaus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ies/src/java/org/apache/lucene/search/FilterClaus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ighlight/SolrHighlight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ighlight/SolrHighlight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sep/SepCodec.java</text:p>
          </table:table-cell>
          <table:table-cell office:value-type="string">
            <text:p>/lucene/dev/trunk/lucene/src/java/org/apache/lucene/index/codecs/CodecProvi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decs/sep/SepCodec.java</text:p>
          </table:table-cell>
          <table:table-cell office:value-type="string">
            <text:p>/lucene/dev/trunk/lucene/src/java/org/apache/lucene/index/codecs/intblock/IntBlock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ighlight/DefaultSolrHighlight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solr/src/java/org/apache/solr/highlight/DefaultSolrHighlight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solr/src/java/org/apache/solr/analysis/ArabicNormalization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pelling/suggest/UnsortedTermFreqIteratorWrappe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pelling/suggest/UnsortedTermFreqIteratorWrapper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EvaluatorBag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EvaluatorBag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nodes/Wildcard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nodes/Wildcard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util/SimpleOrderedMap.java</text:p>
          </table:table-cell>
          <table:table-cell office:value-type="string">
            <text:p>/lucene/dev/trunk/solr/src/java/org/apache/solr/util/BitSetIter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til/SimpleOrderedMap.java</text:p>
          </table:table-cell>
          <table:table-cell office:value-type="string">
            <text:p>/lucene/dev/trunk/solr/src/java/org/apache/solr/util/CommonParam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SolrConstantScore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solr/src/java/org/apache/solr/analysis/HTMLStripChar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HTMLStripChar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uima/src/main/java/org/apache/solr/uima/processor/ae/AEProvider.java</text:p>
          </table:table-cell>
          <table:table-cell office:value-type="string">
            <text:p>/lucene/dev/trunk/solr/contrib/uima/src/main/java/org/apache/solr/uima/processor/SolrUIMAConfigura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uima/src/main/java/org/apache/solr/uima/processor/ae/AEProvider.java</text:p>
          </table:table-cell>
          <table:table-cell office:value-type="string">
            <text:p>/lucene/dev/trunk/solr/contrib/uima/src/main/java/org/apache/solr/uima/processor/SolrUIMAConfiguration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decs/FixedGapTermsIndexWrite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index/codecs/FixedGapTermsIndexWrit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common/org/apache/solr/common/SolrDocumentList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common/org/apache/solr/common/SolrDocumentList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decs/preflex/SegmentTermPositions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preflex/SegmentTermPositions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PatternReplaceCharFilterFactor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PatternReplaceCharFilterFactory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spatial/src/java/org/apache/lucene/spatial/tier/DistanceFilter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spatial/src/java/org/apache/lucene/spatial/tier/DistanceFilter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request/QueryResponseWriter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ParametricRange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ParametricRange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unction/IDFValueSource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modules/analysis/common/src/java/org/apache/lucene/analysis/miscellaneous/WordDelimiterIterator.java</text:p>
          </table:table-cell>
          <table:table-cell office:value-type="string">
            <text:p>/lucene/dev/trunk/solr/src/java/org/apache/solr/analysis/WordDelimiter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til/CommonParams.java</text:p>
          </table:table-cell>
          <table:table-cell office:value-type="string">
            <text:p>/lucene/dev/trunk/solr/src/java/org/apache/solr/util/BitSetIter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til/CommonParams.java</text:p>
          </table:table-cell>
          <table:table-cell office:value-type="string">
            <text:p>/lucene/dev/trunk/solr/src/java/org/apache/solr/util/Content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andler/BinaryUpdateRequestHandl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handler/BinaryUpdateRequestHandl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MockData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MockDataSourc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chema/RandomSortField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highlight/MultiColoredSimpleFragmentsBuilder.java</text:p>
          </table:table-cell>
          <table:table-cell office:value-type="string">
            <text:p>/lucene/dev/trunk/solr/src/common/org/apache/solr/common/params/HighlightParam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ighlight/MultiColoredSimpleFragmentsBuilder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memory/src/java/org/apache/lucene/index/memory/MemoryIndex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/lucene/dev/trunk/solr/src/java/org/apache/solr/response/VelocityResponseWrite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sponse/VelocityResponseWriter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TimeLimitingCollector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extraction/src/main/java/org/apache/solr/handler/extraction/SolrContentHandl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extraction/src/main/java/org/apache/solr/handler/extraction/SolrContentHandl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InvertedDocConsum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Document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Document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document/NumberTools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document/NumberTools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compound/HyphenationCompoundWordToken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compound/HyphenationCompoundWordToken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LatLonType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5.88235294117647">
            <text:p>5.88235294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/lucene/dev/trunk/lucene/src/java/org/apache/lucene/index/codecs/sep/IntIndexOutput.java</text:p>
          </table:table-cell>
          <table:table-cell office:value-type="string">
            <text:p>/lucene/dev/trunk/lucene/src/java/org/apache/lucene/index/codecs/intblock/FixedIntBlockIndexInpu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sep/IntIndexOutput.java</text:p>
          </table:table-cell>
          <table:table-cell office:value-type="string">
            <text:p>/lucene/dev/trunk/lucene/src/java/org/apache/lucene/index/codecs/intblock/FixedIntBlockIndexOutpu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cloud/ZkControll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cloud/ZkController.java</text:p>
          </table:table-cell>
          <table:table-cell office:value-type="string">
            <text:p>/lucene/dev/trunk/lucene/src/java/org/apache/lucene/queryParser/QueryParserBase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TopTermsRewrite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TopTermsRewrite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FieldDoc.java</text:p>
          </table:table-cell>
          <table:table-cell office:value-type="string">
            <text:p>/lucene/dev/trunk/lucene/src/java/org/apache/lucene/document/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smartcn/src/java/org/apache/lucene/analysis/cn/smart/hhmm/HHMMSegmenter.java</text:p>
          </table:table-cell>
          <table:table-cell office:value-type="string">
            <text:p>/lucene/dev/trunk/lucene/contrib/spatial/src/java/org/apache/lucene/spatial/tier/projections/SinusoidalProjec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TokenizerChai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TokenizerChain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DocFieldConsum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ReverseStringFilterFactory.java</text:p>
          </table:table-cell>
          <table:table-cell office:value-type="string">
            <text:p>/lucene/dev/trunk/solr/src/java/org/apache/solr/analysis/PathHierarchy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ReverseStringFilterFactory.java</text:p>
          </table:table-cell>
          <table:table-cell office:value-type="string">
            <text:p>/lucene/dev/trunk/solr/src/java/org/apache/solr/analysis/PatternReplaceChar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ies/src/java/org/apache/lucene/search/TermsFilt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ies/src/java/org/apache/lucene/search/TermsFil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QueryNod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QueryNod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Any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Any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andler/admin/SystemInfoHandl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andler/admin/SystemInfoHandl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quest/TextResponseWriter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PrefixTermsEnum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PrefixTermsEnum.java</text:p>
          </table:table-cell>
          <table:table-cell office:value-type="string">
            <text:p>/lucene/dev/trunk/lucene/contrib/queries/src/java/org/apache/lucene/search/regex/Regex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decs/Codec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Codec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quest/XMLResponseWriter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ChineseTokenizerFactor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ChineseTokenizerFactory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miscellaneous/LengthFilter.java</text:p>
          </table:table-cell>
          <table:table-cell office:value-type="string">
            <text:p>/lucene/dev/trunk/modules/analysis/common/src/java/org/apache/lucene/analysis/core/StopFil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miscellaneous/LengthFilter.java</text:p>
          </table:table-cell>
          <table:table-cell office:value-type="string">
            <text:p>/lucene/dev/trunk/modules/analysis/common/src/java/org/apache/lucene/analysis/miscellaneous/KeepWordFil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core/WhitespaceAnaly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core/WhitespaceAnaly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ighlight/SimpleFragmentsBuilder.java</text:p>
          </table:table-cell>
          <table:table-cell office:value-type="string">
            <text:p>/lucene/dev/trunk/solr/src/common/org/apache/solr/common/params/HighlightParam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ighlight/SimpleFragmentsBuilder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DelimitedPayloadToken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DelimitedPayloadToken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RangeCollator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RangeCollator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chema/BCDStrField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BCDStrField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FieldSetting.java</text:p>
          </table:table-cell>
          <table:table-cell office:value-type="string">
            <text:p>/lucene/dev/trunk/lucene/contrib/instantiated/src/java/org/apache/lucene/store/instantiated/Instantiated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TermVectorsReader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contrib/queryparser/src/java/org/apache/lucene/queryParser/precedence/PrecedenceQueryParserConstants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precedence/PrecedenceQueryParserConstants.java</text:p>
          </table:table-cell>
          <table:table-cell office:value-type="string">
            <text:p>/lucene/dev/trunk/lucene/contrib/queryparser/src/java/org/apache/lucene/queryParser/precedence/FastCharStrea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QParserPlugi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QParserPlugin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FieldStreamData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FieldStreamDataSourc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pdate/AddUpdateCommand.java</text:p>
          </table:table-cell>
          <table:table-cell office:value-type="string">
            <text:p>/lucene/dev/trunk/solr/contrib/dataimporthandler/src/main/java/org/apache/solr/handler/dataimport/DataImportHandl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CoordinateFieldTyp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CoordinateFieldTyp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MutableValueLong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FieldBoostMapAttribute.java</text:p>
          </table:table-cell>
          <table:table-cell office:value-type="string">
            <text:p>/lucene/dev/trunk/lucene/contrib/queryparser/src/java/org/apache/lucene/queryParser/standard/MultiFieldQueryParserWrapp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FieldBoostMapAttribute.java</text:p>
          </table:table-cell>
          <table:table-cell office:value-type="string">
            <text:p>/lucene/dev/trunk/lucene/contrib/queryparser/src/java/org/apache/lucene/queryParser/standard/QueryParserWrapp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unction/VectorValueSource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TermPositionVector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TermPositionVector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common/org/apache/solr/common/cloud/DefaultConnectionStrategy.java</text:p>
          </table:table-cell>
          <table:table-cell office:value-type="string">
            <text:p>/lucene/dev/trunk/lucene/src/java/org/apache/lucene/queryParser/QueryParserBas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common/org/apache/solr/common/cloud/DefaultConnectionStrategy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NumericFieldCache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function/NumericFieldCacheSourc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FieldDateResolutionFCListener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FieldDateResolutionFCListener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TermsIndexWriterBase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codecs/TermsIndexWriterBase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util/automaton/State.java</text:p>
          </table:table-cell>
          <table:table-cell office:value-type="string">
            <text:p>/lucene/dev/trunk/lucene/contrib/highlighter/src/java/org/apache/lucene/search/highlight/TokenSources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util/automaton/State.java</text:p>
          </table:table-cell>
          <table:table-cell office:value-type="string">
            <text:p>/lucene/dev/trunk/lucene/contrib/highlighter/src/java/org/apache/lucene/search/highlight/TokenStreamFromTermPositionVecto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search/MutableValueDate.java</text:p>
          </table:table-cell>
          <table:table-cell office:value-type="string">
            <text:p>/lucene/dev/trunk/solr/src/common/org/apache/solr/common/params/GroupParam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MutableValueDate.java</text:p>
          </table:table-cell>
          <table:table-cell office:value-type="string">
            <text:p>/lucene/dev/trunk/solr/src/java/org/apache/solr/handler/component/QueryComponent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ru/RussianAnaly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ru/RussianAnaly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andler/ContentStreamLoader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andler/ContentStreamLoader.java</text:p>
          </table:table-cell>
          <table:table-cell office:value-type="string">
            <text:p>/lucene/dev/trunk/solr/src/java/org/apache/solr/handler/ContentStreamHandlerBas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response/SolrParamResourceLoad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sponse/SolrParamResourceLoad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benchmark/src/java/org/apache/lucene/benchmark/byTask/feeds/demohtml/Entities.java</text:p>
          </table:table-cell>
          <table:table-cell office:value-type="string">
            <text:p>/lucene/dev/trunk/lucene/contrib/demo/src/java/org/apache/lucene/demo/DeleteFil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benchmark/src/java/org/apache/lucene/benchmark/byTask/feeds/demohtml/Entities.java</text:p>
          </table:table-cell>
          <table:table-cell office:value-type="string">
            <text:p>/lucene/dev/trunk/lucene/contrib/demo/src/java/org/apache/lucene/demo/File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TermQParserPlugi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TermQParserPlugin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common/org/apache/solr/common/params/CoreAdminParams.java</text:p>
          </table:table-cell>
          <table:table-cell office:value-type="string">
            <text:p>/lucene/dev/trunk/solr/src/common/org/apache/solr/common/cloud/CloudStat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common/org/apache/solr/common/params/CoreAdminParams.java</text:p>
          </table:table-cell>
          <table:table-cell office:value-type="string">
            <text:p>/lucene/dev/trunk/solr/src/common/org/apache/solr/common/cloud/ConnectionManag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demo/src/java/org/apache/lucene/demo/IndexFiles.java</text:p>
          </table:table-cell>
          <table:table-cell office:value-type="string">
            <text:p>/lucene/dev/trunk/lucene/contrib/demo/src/java/org/apache/lucene/demo/DeleteFil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demo/src/java/org/apache/lucene/demo/IndexFiles.java</text:p>
          </table:table-cell>
          <table:table-cell office:value-type="string">
            <text:p>/lucene/dev/trunk/lucene/contrib/demo/src/java/org/apache/lucene/demo/FileDocument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ies/src/java/org/apache/lucene/search/Boosting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DeltaBytesReader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DeltaBytesRead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common/src/java/org/apache/lucene/analysis/sv/Swedish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spatial/src/java/org/apache/lucene/spatial/tier/projections/SinusoidalProjecto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spatial/src/java/org/apache/lucene/spatial/tier/projections/SinusoidalProjecto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common/org/apache/solr/common/cloud/ZkNodeProps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common/org/apache/solr/common/cloud/ZkNodeProps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FieldDateResolutionMap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FieldDateResolutionMap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LineEntityProcesso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LineEntityProcesso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Boost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Boost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common/org/apache/solr/common/util/RegexFileFilt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common/org/apache/solr/common/util/RegexFileFilt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unction/distance/DistanceUtils.java</text:p>
          </table:table-cell>
          <table:table-cell office:value-type="string">
            <text:p>/lucene/dev/trunk/solr/src/java/org/apache/solr/search/function/distance/Constant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MultiFieldQueryParserWrapp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MultiFieldQueryParserWrapp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PostingsReaderBase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codecs/PostingsReaderBase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request/SolrQueryRequestBas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request/SolrQueryRequestBas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TermVectorsTermsWrit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solrj/org/apache/solr/client/solrj/request/ContentStreamUpdateRequest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solrj/org/apache/solr/client/solrj/request/ContentStreamUpdateRequest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common/org/apache/solr/common/params/GroupParams.java</text:p>
          </table:table-cell>
          <table:table-cell office:value-type="string">
            <text:p>/lucene/dev/trunk/solr/src/java/org/apache/solr/handler/component/QueryCompon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common/org/apache/solr/common/params/GroupParams.java</text:p>
          </table:table-cell>
          <table:table-cell office:value-type="string">
            <text:p>/lucene/dev/trunk/solr/src/java/org/apache/solr/response/JSONResponseWrit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earch/NestedQParserPlugin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NestedQParserPlugin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function/ValueSource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.090909090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/lucene/dev/trunk/lucene/src/java/org/apache/lucene/search/DefaultSimilarity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DefaultSimilarit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pdate/MergeIndexesCommand.java</text:p>
          </table:table-cell>
          <table:table-cell office:value-type="string">
            <text:p>/lucene/dev/trunk/solr/contrib/dataimporthandler/src/main/java/org/apache/solr/handler/dataimport/DataImport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core/SolrEventListen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core/SolrEventListen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andler/component/HighlightComponent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handler/component/HighlightComponent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analysis/PathHierarchyTokenizerFactory.java</text:p>
          </table:table-cell>
          <table:table-cell office:value-type="string">
            <text:p>/lucene/dev/trunk/modules/analysis/common/src/java/org/apache/lucene/analysis/path/PathHierarchyTokeniz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LongField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search/function/LongFieldSourc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modules/benchmark/src/java/org/apache/lucene/benchmark/byTask/feeds/demohtml/HTMLParserConstants.java</text:p>
          </table:table-cell>
          <table:table-cell office:value-type="string">
            <text:p>/lucene/dev/trunk/lucene/contrib/demo/src/java/org/apache/lucene/demo/DeleteFil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benchmark/src/java/org/apache/lucene/benchmark/byTask/feeds/demohtml/HTMLParserConstants.java</text:p>
          </table:table-cell>
          <table:table-cell office:value-type="string">
            <text:p>/lucene/dev/trunk/lucene/contrib/demo/src/java/org/apache/lucene/demo/File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WikipediaTokeniz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WikipediaTokeniz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tools/java/org/apache/lucene/analysis/standard/GenerateJflexTLDMacros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PositionFilterFactor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PositionFilterFactory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andler/admin/SolrInfoMBeanHandl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handler/admin/SolrInfoMBeanHandl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TermVectorOffsetInfo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TermVectorOffsetInfo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Proximity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Proximity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byTask/tasks/WriteLineDocTask.java</text:p>
          </table:table-cell>
          <table:table-cell office:value-type="string">
            <text:p>/lucene/dev/trunk/lucene/contrib/benchmark/src/java/org/apache/lucene/benchmark/byTask/tasks/CommitIndex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byTask/tasks/WriteLineDocTask.java</text:p>
          </table:table-cell>
          <table:table-cell office:value-type="string">
            <text:p>/lucene/dev/trunk/lucene/contrib/benchmark/src/java/org/apache/lucene/benchmark/byTask/tasks/SearchTravRetHighlight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unction/DocValues.java</text:p>
          </table:table-cell>
          <table:table-cell office:value-type="string">
            <text:p>/lucene/dev/trunk/solr/src/common/org/apache/solr/common/params/GroupParam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DocValues.java</text:p>
          </table:table-cell>
          <table:table-cell office:value-type="string">
            <text:p>/lucene/dev/trunk/solr/src/java/org/apache/solr/handler/component/QueryComponent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SpatialFilterQPars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search/SpatialFilterQPars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search/WildcardQuery.java</text:p>
          </table:table-cell>
          <table:table-cell office:value-type="string">
            <text:p>/lucene/dev/trunk/lucene/contrib/queryparser/src/java/org/apache/lucene/queryParser/standard/nodes/WildcardQueryNod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EdgeNGram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EdgeNGra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core/SolrConfig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core/SolrConfig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search/SolrSimilarity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SolrSimilarity.java</text:p>
          </table:table-cell>
          <table:table-cell office:value-type="string">
            <text:p>/lucene/dev/trunk/lucene/contrib/misc/src/java/org/apache/lucene/index/FieldNormModifi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core/WhitespaceTokeni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core/WhitespaceTokeni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queryParser/QueryParserBas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lucene/src/java/org/apache/lucene/queryParser/QueryParserBase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lucene/src/java/org/apache/lucene/search/FieldValueHitQueue.java</text:p>
          </table:table-cell>
          <table:table-cell office:value-type="string">
            <text:p>/lucene/dev/trunk/lucene/src/java/org/apache/lucene/document/Document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BoostQParserPlugi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BoostQParserPlugin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spans/SpanFirstQuery.java</text:p>
          </table:table-cell>
          <table:table-cell office:value-type="string">
            <text:p>/lucene/dev/trunk/lucene/contrib/highlighter/src/java/org/apache/lucene/search/highlight/WeightedSpanTermExtracto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spans/SpanFirstQuery.java</text:p>
          </table:table-cell>
          <table:table-cell office:value-type="string">
            <text:p>/lucene/dev/trunk/lucene/src/java/org/apache/lucene/search/CachingSpanFil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EnglishPorterFilterFactory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pulsing/PulsingPostingsWriterImpl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index/codecs/pulsing/PulsingPostingsWriterImpl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common/org/apache/solr/common/util/JavaBinCodec.java</text:p>
          </table:table-cell>
          <table:table-cell office:value-type="string">
            <text:p>/lucene/dev/trunk/solr/src/common/org/apache/solr/common/util/NamedList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common/org/apache/solr/common/util/JavaBinCodec.java</text:p>
          </table:table-cell>
          <table:table-cell office:value-type="string">
            <text:p>/lucene/dev/trunk/solr/src/java/org/apache/solr/core/SolrCore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handler/component/QueryComponent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4.54545454545455">
            <text:p>4.545454545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/lucene/dev/trunk/modules/analysis/icu/src/java/org/apache/lucene/analysis/icu/segmentation/DefaultICUTokenizerConfig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standard/ClassicFilt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common/org/apache/solr/common/util/StrUtils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common/org/apache/solr/common/util/StrUtils.java</text:p>
          </table:table-cell>
          <table:table-cell office:value-type="string">
            <text:p>/lucene/dev/trunk/modules/analysis/common/src/java/org/apache/lucene/analysis/br/BrazilianAnalyz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SegmentReadState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SegmentReadState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FieldBoostMap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FieldBoostMap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uima/src/main/java/org/apache/solr/uima/processor/SolrUIMAConfigurationReader.java</text:p>
          </table:table-cell>
          <table:table-cell office:value-type="string">
            <text:p>/lucene/dev/trunk/solr/contrib/uima/src/main/java/org/apache/solr/uima/processor/UIMAToSolrMapp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SwedishLightSte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SwedishLight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StandardTokenizerFactory.java</text:p>
          </table:table-cell>
          <table:table-cell office:value-type="string">
            <text:p>/lucene/dev/trunk/solr/src/java/org/apache/solr/analysis/Classic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StandardTokenizerFactory.java</text:p>
          </table:table-cell>
          <table:table-cell office:value-type="string">
            <text:p>/lucene/dev/trunk/solr/src/java/org/apache/solr/analysis/Shingle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andler/component/StatsValues.java</text:p>
          </table:table-cell>
          <table:table-cell office:value-type="string">
            <text:p>/lucene/dev/trunk/solr/src/java/org/apache/solr/handler/component/FieldFacetStat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andler/component/StatsValues.java</text:p>
          </table:table-cell>
          <table:table-cell office:value-type="string">
            <text:p>/lucene/dev/trunk/solr/src/java/org/apache/solr/handler/component/PivotFacetCompon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til/TermFreqIterato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til/TermFreqIterator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handler/admin/ShowFileRequestHandl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handler/admin/ShowFileRequestHandl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CompoundFileWriter.java</text:p>
          </table:table-cell>
          <table:table-cell office:value-type="string">
            <text:p>/lucene/dev/trunk/lucene/src/java/org/apache/lucene/analysis/Tokeniz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util/HighlightingUtils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SegmentInfo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/lucene/dev/trunk/lucene/src/java/org/apache/lucene/index/SegmentInfo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0">
            <text:p>0</text:p>
          </table:table-cell>
          <table:table-cell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/lucene/dev/trunk/modules/analysis/stempel/src/java/org/apache/lucene/analysis/pl/PolishAnalyz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modules/analysis/stempel/src/java/org/apache/lucene/analysis/pl/PolishAnalyz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modules/benchmark/src/java/org/apache/lucene/benchmark/byTask/feeds/demohtml/ParseException.java</text:p>
          </table:table-cell>
          <table:table-cell office:value-type="string">
            <text:p>/lucene/dev/trunk/lucene/contrib/demo/src/java/org/apache/lucene/demo/DeleteFil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benchmark/src/java/org/apache/lucene/benchmark/byTask/feeds/demohtml/ParseException.java</text:p>
          </table:table-cell>
          <table:table-cell office:value-type="string">
            <text:p>/lucene/dev/trunk/lucene/contrib/demo/src/java/org/apache/lucene/demo/File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unction/ScaleFloatFunction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update/processor/Lookup3Signatur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update/processor/Lookup3Signatur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processors/QueryNodeProcessorPipeline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processors/QueryNodeProcessorPipeline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distance/SquaredEuclideanFunctio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distance/SquaredEuclideanFunction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intblock/SimpleIntBlockFactory.java</text:p>
          </table:table-cell>
          <table:table-cell office:value-type="string">
            <text:p>/lucene/dev/trunk/lucene/src/java/org/apache/lucene/index/codecs/CodecProvi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decs/intblock/SimpleIntBlockFactory.java</text:p>
          </table:table-cell>
          <table:table-cell office:value-type="string">
            <text:p>/lucene/dev/trunk/lucene/src/java/org/apache/lucene/index/codecs/intblock/IntBlock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ighlight/SolrEncoder.java</text:p>
          </table:table-cell>
          <table:table-cell office:value-type="string">
            <text:p>/lucene/dev/trunk/solr/src/java/org/apache/solr/highlight/DefaultEnco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ighlight/SolrEncoder.java</text:p>
          </table:table-cell>
          <table:table-cell office:value-type="string">
            <text:p>/lucene/dev/trunk/solr/src/java/org/apache/solr/highlight/HtmlEnco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standard/StandardTokenizerImpl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lucene/src/java/org/apache/lucene/util/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util/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BinFileData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BinFileDataSourc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decs/CoreCodecProvider.java</text:p>
          </table:table-cell>
          <table:table-cell office:value-type="string">
            <text:p>/lucene/dev/trunk/lucene/src/java/org/apache/lucene/index/codecs/CodecProvid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payloads/PayloadFunction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payloads/PayloadFunction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quest/UnInvertedFiel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7.14285714285714">
            <text:p>7.142857142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/lucene/dev/trunk/solr/src/java/org/apache/solr/request/UnInvertedField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7.14285714285714">
            <text:p>7.142857142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/lucene/dev/trunk/lucene/src/java/org/apache/lucene/index/FreqProxTermsWriterPerFiel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FreqProxTermsWriterPerFiel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FieldInfos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index/FieldInfos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modules/analysis/common/src/java/org/apache/lucene/analysis/core/LowerCaseTokeni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core/LowerCaseTokeni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Term.java</text:p>
          </table:table-cell>
          <table:table-cell office:value-type="string">
            <text:p>/lucene/dev/trunk/lucene/contrib/benchmark/src/java/org/apache/lucene/benchmark/quality/trec/TrecJudge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Term.java</text:p>
          </table:table-cell>
          <table:table-cell office:value-type="string">
            <text:p>/lucene/dev/trunk/lucene/contrib/highlighter/src/java/org/apache/lucene/search/highlight/WeightedSpanTermExtracto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highlighter/src/java/org/apache/lucene/search/highlight/TokenStreamFromTermPositionVecto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ContextImpl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ContextImpl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decs/preflex/TermBuff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preflex/TermBuff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benchmark/src/java/org/apache/lucene/benchmark/byTask/tasks/ReportTask.java</text:p>
          </table:table-cell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byTask/tasks/ReportTask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demo/src/java/org/apache/lucene/demo/html/HTMLParserTokenManager.java</text:p>
          </table:table-cell>
          <table:table-cell office:value-type="string">
            <text:p>/lucene/dev/trunk/lucene/contrib/demo/src/java/org/apache/lucene/demo/File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demo/src/java/org/apache/lucene/demo/html/HTMLParserTokenManager.java</text:p>
          </table:table-cell>
          <table:table-cell office:value-type="string">
            <text:p>/lucene/dev/trunk/lucene/contrib/demo/src/java/org/apache/lucene/demo/HTML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decs/DeltaBytesWriter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DeltaBytesWri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function/PowFloatFunction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PowFloatFunction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TermState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benchmark/src/java/org/apache/lucene/benchmark/byTask/tasks/RepSelectByPrefTask.java</text:p>
          </table:table-cell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byTask/tasks/RepSelectByPrefTask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SimilarityDelegato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imilarityDelegator.java</text:p>
          </table:table-cell>
          <table:table-cell office:value-type="string">
            <text:p>/lucene/dev/trunk/lucene/contrib/misc/src/java/org/apache/lucene/index/FieldNormModifi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pans/SpanPositionCheckQuery.java</text:p>
          </table:table-cell>
          <table:table-cell office:value-type="string">
            <text:p>/lucene/dev/trunk/lucene/contrib/highlighter/src/java/org/apache/lucene/search/highlight/WeightedSpanTermExtracto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spans/SpanPositionCheckQuery.java</text:p>
          </table:table-cell>
          <table:table-cell office:value-type="string">
            <text:p>/lucene/dev/trunk/lucene/src/java/org/apache/lucene/queryParser/QueryParserBase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solrj/org/apache/solr/client/solrj/util/ClientUtils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core/LetterTokeni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core/LetterTokeni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util/StringUtils.java</text:p>
          </table:table-cell>
          <table:table-cell office:value-type="string">
            <text:p>/lucene/dev/trunk/lucene/contrib/queryparser/src/java/org/apache/lucene/queryParser/core/builders/QueryTreeBuil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util/StringUtils.java</text:p>
          </table:table-cell>
          <table:table-cell office:value-type="string">
            <text:p>/lucene/dev/trunk/lucene/contrib/queryparser/src/java/org/apache/lucene/queryParser/core/config/FieldConfi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MergePolic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solr/src/java/org/apache/solr/request/SolrRequestInfo.java</text:p>
          </table:table-cell>
          <table:table-cell office:value-type="string">
            <text:p>/lucene/dev/trunk/solr/src/java/org/apache/solr/core/QuerySenderListen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request/SolrRequestInfo.java</text:p>
          </table:table-cell>
          <table:table-cell office:value-type="string">
            <text:p>/lucene/dev/trunk/solr/src/java/org/apache/solr/handler/component/ResponseBuil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spatial/src/java/org/apache/lucene/spatial/tier/DistanceQueryBuilder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spatial/src/java/org/apache/lucene/spatial/tier/DistanceQueryBuilder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MaxNonCompetitiveBoostAttributeImpl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MaxNonCompetitiveBoostAttributeImpl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benchmark/src/java/org/apache/lucene/benchmark/utils/ExtractReuters.java</text:p>
          </table:table-cell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utils/ExtractReuters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common/org/apache/solr/common/cloud/Slice.java</text:p>
          </table:table-cell>
          <table:table-cell office:value-type="string">
            <text:p>/lucene/dev/trunk/lucene/src/java/org/apache/lucene/queryParser/QueryParserBas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common/org/apache/solr/common/cloud/Slice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util/HighFrequencyDictionary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til/HighFrequencyDictiona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StandardFilterFactory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payloads/MinPayloadFunction.java</text:p>
          </table:table-cell>
          <table:table-cell office:value-type="string">
            <text:p>/lucene/dev/trunk/lucene/src/java/org/apache/lucene/search/payloads/AveragePayloadFunc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payloads/MinPayloadFunction.java</text:p>
          </table:table-cell>
          <table:table-cell office:value-type="string">
            <text:p>/lucene/dev/trunk/lucene/src/java/org/apache/lucene/search/payloads/MaxPayloadFunc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automaton/BasicOperations.java</text:p>
          </table:table-cell>
          <table:table-cell office:value-type="string">
            <text:p>/lucene/dev/trunk/lucene/contrib/highlighter/src/java/org/apache/lucene/search/highlight/TokenSources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util/automaton/BasicOperations.java</text:p>
          </table:table-cell>
          <table:table-cell office:value-type="string">
            <text:p>/lucene/dev/trunk/lucene/contrib/highlighter/src/java/org/apache/lucene/search/highlight/TokenStreamFromTermPositionVecto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Slop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Slop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TypeAsPayloadTokenFilterFactory.java</text:p>
          </table:table-cell>
          <table:table-cell office:value-type="string">
            <text:p>/lucene/dev/trunk/solr/src/java/org/apache/solr/analysis/Shingle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TypeAsPayloadTokenFilterFactory.java</text:p>
          </table:table-cell>
          <table:table-cell office:value-type="string">
            <text:p>/lucene/dev/trunk/solr/src/java/org/apache/solr/analysis/SnowballPorter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benchmark/src/java/org/apache/lucene/benchmark/byTask/feeds/demohtml/SimpleCharStream.java</text:p>
          </table:table-cell>
          <table:table-cell office:value-type="string">
            <text:p>/lucene/dev/trunk/lucene/contrib/demo/src/java/org/apache/lucene/demo/DeleteFil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benchmark/src/java/org/apache/lucene/benchmark/byTask/feeds/demohtml/SimpleCharStream.java</text:p>
          </table:table-cell>
          <table:table-cell office:value-type="string">
            <text:p>/lucene/dev/trunk/lucene/contrib/demo/src/java/org/apache/lucene/demo/File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cn/ChineseAnaly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cn/ChineseAnaly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tore/BufferedIndexInput.java</text:p>
          </table:table-cell>
          <table:table-cell office:value-type="string">
            <text:p>/lucene/dev/trunk/lucene/src/java/org/apache/lucene/analysis/Tokeniz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SolrSortField.java</text:p>
          </table:table-cell>
          <table:table-cell office:value-type="string">
            <text:p>/lucene/dev/trunk/solr/src/java/org/apache/solr/handler/component/QueryCompon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SolrSortField.java</text:p>
          </table:table-cell>
          <table:table-cell office:value-type="string">
            <text:p>/lucene/dev/trunk/solr/src/java/org/apache/solr/search/Group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ies/src/java/org/apache/lucene/search/Boolean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ies/src/java/org/apache/lucene/search/Boolean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PhraseSlop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PhraseSlop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spans/SpanPositionRangeQuery.java</text:p>
          </table:table-cell>
          <table:table-cell office:value-type="string">
            <text:p>/lucene/dev/trunk/lucene/src/java/org/apache/lucene/queryParser/QueryParserBase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spans/SpanPositionRangeQuery.java</text:p>
          </table:table-cell>
          <table:table-cell office:value-type="string">
            <text:p>/lucene/dev/trunk/lucene/src/java/org/apache/lucene/search/spans/SpanFirstQue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benchmark/src/java/org/apache/lucene/benchmark/quality/trec/TrecTopicsReader.java</text:p>
          </table:table-cell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quality/trec/TrecTopicsRead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WordDelimiterFilterFactory.java</text:p>
          </table:table-cell>
          <table:table-cell office:value-type="string">
            <text:p>/lucene/dev/trunk/solr/src/java/org/apache/solr/analysis/Shingle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andler/JsonUpdateRequestHandl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andler/JsonUpdateRequestHandl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byTask/stats/TaskStats.java</text:p>
          </table:table-cell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byTask/stats/TaskStats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chema/LongFiel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schema/LongFiel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modules/analysis/icu/src/java/org/apache/lucene/collation/ICUCollationKeyFilter.java</text:p>
          </table:table-cell>
          <table:table-cell office:value-type="string">
            <text:p>/lucene/dev/trunk/lucene/contrib/misc/src/java/org/apache/lucene/index/MultiPassIndexSplit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icu/src/java/org/apache/lucene/collation/ICUCollationKeyFilter.java</text:p>
          </table:table-cell>
          <table:table-cell office:value-type="string">
            <text:p>/lucene/dev/trunk/lucene/contrib/misc/src/java/org/apache/lucene/store/DirectIOLinux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pelling/IndexBasedSpellCheck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pelling/IndexBasedSpellCheck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processors/ParametricRangeQueryNodeProcesso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processors/ParametricRangeQueryNodeProcesso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quest/SimpleFacets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7.14285714285714">
            <text:p>7.142857142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/lucene/dev/trunk/solr/src/java/org/apache/solr/request/SimpleFacets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7.14285714285714">
            <text:p>7.142857142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/lucene/dev/trunk/modules/analysis/common/src/java/org/apache/lucene/analysis/fi/Finnish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icu/src/tools/java/org/apache/lucene/analysis/icu/GenerateJFlexSupplementaryMacros.java</text:p>
          </table:table-cell>
          <table:table-cell office:value-type="string">
            <text:p>/lucene/dev/trunk/modules/analysis/common/src/java/org/apache/lucene/analysis/standard/StandardTokenizerImpl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icu/src/tools/java/org/apache/lucene/analysis/icu/GenerateJFlexSupplementaryMacros.java</text:p>
          </table:table-cell>
          <table:table-cell office:value-type="string">
            <text:p>/lucene/dev/trunk/modules/analysis/common/src/java/org/apache/lucene/analysis/standard/UAX29URLEmailTokeniz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nodes/StandardBoolean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nodes/StandardBoolean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FieldsReader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benchmark/src/java/org/apache/lucene/benchmark/quality/trec/TrecJudge.java</text:p>
          </table:table-cell>
          <table:table-cell office:value-type="string">
            <text:p>/lucene/dev/trunk/lucene/contrib/highlighter/src/java/org/apache/lucene/search/highlight/WeightedSpanTermExtrac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quality/trec/TrecJudge.java</text:p>
          </table:table-cell>
          <table:table-cell office:value-type="string">
            <text:p>/lucene/dev/trunk/lucene/contrib/instantiated/src/java/org/apache/lucene/store/instantiated/InstantiatedTer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SegmentCodecs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SegmentCodecs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demo/src/java/org/apache/lucene/demo/HTMLDocument.java</text:p>
          </table:table-cell>
          <table:table-cell office:value-type="string">
            <text:p>/lucene/dev/trunk/lucene/contrib/demo/src/java/org/apache/lucene/demo/DeleteFile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demo/src/java/org/apache/lucene/demo/HTMLDocument.java</text:p>
          </table:table-cell>
          <table:table-cell office:value-type="string">
            <text:p>/lucene/dev/trunk/lucene/contrib/demo/src/java/org/apache/lucene/demo/FileDocument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KeywordMarker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KeywordMarker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TotalHitCountCollector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function/StringIndexDocValues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earch/function/StringIndexDocValues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Deleted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Deleted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chema/BinaryField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chema/BinaryField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handler/component/PivotFacetHelp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handler/component/PivotFacetHelp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chema/SpatialQueryabl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chema/SpatialQueryabl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BlockTermsRead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codecs/BlockTermsReader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request/SolrQueryRequest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quest/SolrQueryRequest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spatial/src/java/org/apache/lucene/spatial/geohash/GeoHashDistanceFilter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spatial/src/java/org/apache/lucene/spatial/geohash/GeoHashDistanceFilter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PortugueseMinimalSte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PortugueseMinimal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PatternReplace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PatternReplace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CzechStem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CzechSte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SynonymFilterFactory.java</text:p>
          </table:table-cell>
          <table:table-cell office:value-type="string">
            <text:p>/lucene/dev/trunk/modules/analysis/common/src/java/org/apache/lucene/analysis/synonym/SynonymFil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SynonymFilterFactory.java</text:p>
          </table:table-cell>
          <table:table-cell office:value-type="string">
            <text:p>/lucene/dev/trunk/solr/src/java/org/apache/solr/analysis/Shingle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analysis-extras/src/java/org/apache/solr/analysis/SmartChineseSentenceTokenizerFactory.java</text:p>
          </table:table-cell>
          <table:table-cell office:value-type="string">
            <text:p>/lucene/dev/trunk/solr/contrib/analysis-extras/src/java/org/apache/solr/analysis/SmartChineseWordToke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andler/component/MoreLikeThisComponent.java</text:p>
          </table:table-cell>
          <table:table-cell office:value-type="string">
            <text:p>/lucene/dev/trunk/solr/src/java/org/apache/solr/handler/MoreLikeThis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QueryWrapperFilt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QueryWrapperFil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Modifier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Modifier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andler/JsonLoader.java</text:p>
          </table:table-cell>
          <table:table-cell office:value-type="string">
            <text:p>/lucene/dev/trunk/solr/contrib/dataimporthandler/src/main/java/org/apache/solr/handler/dataimport/DataImportHandl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SloppyPhraseScorer.java</text:p>
          </table:table-cell>
          <table:table-cell office:value-type="string">
            <text:p>/lucene/dev/trunk/lucene/src/java/org/apache/lucene/search/BooleanScorer2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pt/RSLPStemmerBase.java</text:p>
          </table:table-cell>
          <table:table-cell office:value-type="string">
            <text:p>/lucene/dev/trunk/modules/analysis/common/src/java/org/apache/lucene/analysis/gl/GalicianAnalyz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pt/RSLPStemmerBase.java</text:p>
          </table:table-cell>
          <table:table-cell office:value-type="string">
            <text:p>/lucene/dev/trunk/modules/analysis/common/src/java/org/apache/lucene/analysis/gl/GalicianStemFil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preflex/TermInfosRead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codecs/preflex/TermInfosRead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codecs/sep/SepPostingsReaderImpl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7.14285714285714">
            <text:p>7.142857142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/lucene/dev/trunk/lucene/src/java/org/apache/lucene/index/codecs/sep/SepPostingsReaderImpl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/lucene/dev/trunk/solr/src/java/org/apache/solr/spelling/FileBasedSpellCheck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pelling/FileBasedSpellCheck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pelling/DirectSolrSpellChecker.java</text:p>
          </table:table-cell>
          <table:table-cell office:value-type="string">
            <text:p>/lucene/dev/trunk/lucene/contrib/spellchecker/src/java/org/apache/lucene/search/spell/DirectSpellChec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quest/AppendedSolrParams.java</text:p>
          </table:table-cell>
          <table:table-cell office:value-type="string">
            <text:p>/lucene/dev/trunk/solr/src/common/org/apache/solr/common/util/NamedList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request/AppendedSolrParams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byTask/feeds/LineDocMak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byTask/feeds/LineDocMaker.java</text:p>
          </table:table-cell>
          <table:table-cell office:value-type="string">
            <text:p>/lucene/dev/trunk/lucene/contrib/db/bdb-je/src/java/org/apache/lucene/store/je/JE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automaton/Transition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automaton/Transition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SortField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search/SortField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index/FieldsWrit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contrib/uima/src/main/java/org/apache/solr/uima/processor/ae/OverridingParamsAEProvider.java</text:p>
          </table:table-cell>
          <table:table-cell office:value-type="string">
            <text:p>/lucene/dev/trunk/solr/contrib/uima/src/main/java/org/apache/solr/uima/processor/SolrUIMAConfigura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uima/src/main/java/org/apache/solr/uima/processor/ae/OverridingParamsAEProvider.java</text:p>
          </table:table-cell>
          <table:table-cell office:value-type="string">
            <text:p>/lucene/dev/trunk/solr/contrib/uima/src/main/java/org/apache/solr/uima/processor/SolrUIMAConfiguration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uima/src/main/java/org/apache/solr/uima/processor/UIMAUpdateRequestProcessorFactor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uima/src/main/java/org/apache/solr/uima/processor/UIMAUpdateRequestProcessorFactory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MultiTermQueryWrapperFilt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/lucene/dev/trunk/solr/src/java/org/apache/solr/search/function/IntFieldSourc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search/function/IntFieldSourc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solrj/org/apache/solr/client/solrj/impl/CloudSolrServer.java</text:p>
          </table:table-cell>
          <table:table-cell office:value-type="string">
            <text:p>/lucene/dev/trunk/lucene/src/java/org/apache/lucene/queryParser/QueryParserBase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solrj/org/apache/solr/client/solrj/impl/CloudSolrServer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util/automaton/Automaton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util/automaton/Automaton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solrj/org/apache/solr/client/solrj/response/FieldAnalysisResponse.java</text:p>
          </table:table-cell>
          <table:table-cell office:value-type="string">
            <text:p>/lucene/dev/trunk/solr/src/solrj/org/apache/solr/client/solrj/response/AnalysisResponseBas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solrj/org/apache/solr/client/solrj/response/FieldAnalysisResponse.java</text:p>
          </table:table-cell>
          <table:table-cell office:value-type="string">
            <text:p>/lucene/dev/trunk/solr/src/solrj/org/apache/solr/client/solrj/response/DocumentAnalysisRespons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decs/CodecProvider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0">
            <text:p>0</text:p>
          </table:table-cell>
          <table:table-cell office:value-type="float" office:value="30.7692307692308">
            <text:p>30.769230769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/lucene/dev/trunk/solr/src/java/org/apache/solr/handler/admin/CoreAdminHandl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handler/admin/CoreAdminHandl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webapp/src/org/apache/solr/servlet/LogLevelSelectio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webapp/src/org/apache/solr/servlet/LogLevelSelection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spans/SpanOrQuery.java</text:p>
          </table:table-cell>
          <table:table-cell office:value-type="string">
            <text:p>/lucene/dev/trunk/lucene/contrib/highlighter/src/java/org/apache/lucene/search/highlight/WeightedSpanTermExtracto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pans/SpanOrQuery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quest/SolrQueryResponse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document/DateField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document/DateField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DocInverterPerField.java</text:p>
          </table:table-cell>
          <table:table-cell office:value-type="string">
            <text:p>/lucene/dev/trunk/lucene/contrib/demo/src/java/org/apache/lucene/demo/IndexHTML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DocInverterPerField.java</text:p>
          </table:table-cell>
          <table:table-cell office:value-type="string">
            <text:p>/lucene/dev/trunk/lucene/contrib/highlighter/src/java/org/apache/lucene/search/vectorhighlight/BaseFragmentsBuild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AutomatonTermsEnum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search/AutomatonTermsEnum.java</text:p>
          </table:table-cell>
          <table:table-cell office:value-type="string">
            <text:p>/lucene/dev/trunk/lucene/contrib/queries/src/java/org/apache/lucene/search/regex/RegexQuery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modules/analysis/common/src/java/org/apache/lucene/analysis/miscellaneous/ISOLatin1Accent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miscellaneous/ISOLatin1Accent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andler/DisMaxRequestHandler.java</text:p>
          </table:table-cell>
          <table:table-cell office:value-type="string">
            <text:p>/lucene/dev/trunk/solr/src/common/org/apache/solr/common/util/NamedList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andler/DisMaxRequestHandler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MultiTerms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MultiTerms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IndicTokenizerFactory.java</text:p>
          </table:table-cell>
          <table:table-cell office:value-type="string">
            <text:p>/lucene/dev/trunk/modules/analysis/common/src/java/org/apache/lucene/analysis/ar/ArabicAnalyz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IndicTokenizerFactory.java</text:p>
          </table:table-cell>
          <table:table-cell office:value-type="string">
            <text:p>/lucene/dev/trunk/modules/analysis/common/src/java/org/apache/lucene/analysis/ar/ArabicLetterTokeniz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DefaultPhraseSlop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DefaultPhraseSlop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PersianCharFilterFactory.java</text:p>
          </table:table-cell>
          <table:table-cell office:value-type="string">
            <text:p>/lucene/dev/trunk/modules/analysis/common/src/java/org/apache/lucene/analysis/ar/ArabicAnalyz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PersianCharFilterFactory.java</text:p>
          </table:table-cell>
          <table:table-cell office:value-type="string">
            <text:p>/lucene/dev/trunk/modules/analysis/common/src/java/org/apache/lucene/analysis/ar/ArabicLetterTokeniz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RussianLetterTokeniz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RussianLetterTokenizerFactory.java</text:p>
          </table:table-cell>
          <table:table-cell office:value-type="string">
            <text:p>/lucene/dev/trunk/solr/src/java/org/apache/solr/analysis/BaseTokenStream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mpoundFileRead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CompoundFileRead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common/org/apache/solr/common/cloud/SolrZooKeeper.java</text:p>
          </table:table-cell>
          <table:table-cell office:value-type="string">
            <text:p>/lucene/dev/trunk/lucene/src/java/org/apache/lucene/queryParser/QueryParserBas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common/org/apache/solr/common/cloud/SolrZooKeeper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spellchecker/src/java/org/apache/lucene/search/spell/SuggestWordFrequencyComparator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handler/SnapPull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handler/SnapPull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earch/function/ShortFieldSourc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search/function/ShortFieldSourc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response/GenericBinaryResponseWriter.java</text:p>
          </table:table-cell>
          <table:table-cell office:value-type="string">
            <text:p>/lucene/dev/trunk/solr/contrib/dataimporthandler/src/main/java/org/apache/solr/handler/dataimport/HTMLStripTransform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sponse/GenericBinaryResponseWrite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util/IndexableBinaryStringTools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util/IndexableBinaryStringTools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DocumentsWriterThreadState.java</text:p>
          </table:table-cell>
          <table:table-cell office:value-type="string">
            <text:p>/lucene/dev/trunk/lucene/contrib/demo/src/java/org/apache/lucene/demo/IndexHTML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DocumentsWriterThreadState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yparser/src/java/org/apache/lucene/queryParser/precedence/ParseException.java</text:p>
          </table:table-cell>
          <table:table-cell office:value-type="string">
            <text:p>/lucene/dev/trunk/lucene/contrib/queryparser/src/java/org/apache/lucene/queryParser/core/messages/QueryParserMessage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pdate/SolrIndexConfig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pdate/SolrIndexConfig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pelling/suggest/jaspell/JaspellLookup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pelling/suggest/jaspell/JaspellLookup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spatial/src/java/org/apache/lucene/spatial/tier/CartesianShapeFilt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spatial/src/java/org/apache/lucene/spatial/tier/CartesianShapeFil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pelling/SpellingResult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pelling/SpellingResult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string">
            <text:p>/lucene/dev/trunk/lucene/contrib/spellchecker/src/java/org/apache/lucene/search/spell/SuggestWordFrequencyCompar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QuotedField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QuotedField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benchmark/src/java/org/apache/lucene/benchmark/byTask/feeds/DemoHTMLParser.java</text:p>
          </table:table-cell>
          <table:table-cell office:value-type="string">
            <text:p>/lucene/dev/trunk/lucene/contrib/demo/src/java/org/apache/lucene/demo/DeleteFil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benchmark/src/java/org/apache/lucene/benchmark/byTask/feeds/DemoHTMLParser.java</text:p>
          </table:table-cell>
          <table:table-cell office:value-type="string">
            <text:p>/lucene/dev/trunk/lucene/contrib/demo/src/java/org/apache/lucene/demo/FileDocument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BinURLData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BinURLDataSourc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decs/pulsing/PulsingCodec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index/codecs/pulsing/PulsingCodec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core/CoreDescriptor.java</text:p>
          </table:table-cell>
          <table:table-cell office:value-type="string">
            <text:p>/lucene/dev/trunk/solr/src/common/org/apache/solr/common/cloud/CloudStat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core/CoreDescriptor.java</text:p>
          </table:table-cell>
          <table:table-cell office:value-type="string">
            <text:p>/lucene/dev/trunk/solr/src/common/org/apache/solr/common/cloud/ConnectionManag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ValueSourcePars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lucene/contrib/misc/src/java/org/apache/lucene/misc/LengthNormModifi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misc/src/java/org/apache/lucene/misc/LengthNormModifi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ies/src/java/org/apache/lucene/search/regex/RegexTermsEnum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ies/src/java/org/apache/lucene/search/regex/RegexTermsEnum.java</text:p>
          </table:table-cell>
          <table:table-cell office:value-type="string">
            <text:p>/lucene/dev/trunk/lucene/contrib/queries/src/java/org/apache/lucene/search/regex/JakartaRegexpCapabiliti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shingle/ShingleAnalyzerWrapper.java</text:p>
          </table:table-cell>
          <table:table-cell office:value-type="string">
            <text:p>/lucene/dev/trunk/modules/analysis/common/src/java/org/apache/lucene/analysis/shingle/ShingleFil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til/DateMathPars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til/DateMathPars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yparser/src/java/org/apache/lucene/queryParser/precedence/processors/BooleanModifiersQueryNodeProcessor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precedence/processors/BooleanModifiersQueryNodeProcessor.java</text:p>
          </table:table-cell>
          <table:table-cell office:value-type="string">
            <text:p>/lucene/dev/trunk/lucene/contrib/queryparser/src/java/org/apache/lucene/queryParser/precedence/Fast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core/JmxMonitoredMap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core/JmxMonitoredMap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automaton/RunAutomaton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util/automaton/RunAutomaton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common/src/java/org/apache/lucene/analysis/nl/DutchAnalyz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modules/analysis/common/src/java/org/apache/lucene/analysis/nl/DutchAnaly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update/CommitUpdateComman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update/CommitUpdateComman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DocFieldConsumersPerThread.java</text:p>
          </table:table-cell>
          <table:table-cell office:value-type="string">
            <text:p>/lucene/dev/trunk/lucene/src/java/org/apache/lucene/index/DocFieldConsumer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DocFieldConsumersPerThread.java</text:p>
          </table:table-cell>
          <table:table-cell office:value-type="string">
            <text:p>/lucene/dev/trunk/lucene/src/java/org/apache/lucene/index/DocFieldConsumersPerField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GalicianStemFilterFactory.java</text:p>
          </table:table-cell>
          <table:table-cell office:value-type="string">
            <text:p>/lucene/dev/trunk/modules/analysis/common/src/java/org/apache/lucene/analysis/gl/GalicianAnalyz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GalicianStemFilterFactory.java</text:p>
          </table:table-cell>
          <table:table-cell office:value-type="string">
            <text:p>/lucene/dev/trunk/modules/analysis/common/src/java/org/apache/lucene/analysis/gl/GalicianStemFil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util/BitUtil.java</text:p>
          </table:table-cell>
          <table:table-cell office:value-type="string">
            <text:p>/lucene/dev/trunk/lucene/src/java/org/apache/lucene/util/English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unction/distance/HaversineConstFunction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codecs/BlockTermsWriter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BlockTermsWri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core/SimpleAnaly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core/SimpleAnaly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compound/hyphenation/ByteVector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compound/hyphenation/ByteVector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de/GermanStem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de/GermanStem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chema/SortableLongFiel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solr/src/java/org/apache/solr/schema/SortableLongField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modules/analysis/common/src/java/org/apache/lucene/analysis/compound/hyphenation/CharVector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compound/hyphenation/CharVector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ISOLatin1AccentFilterFactory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ISOLatin1AccentFilterFactory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core/AbstractSolrEventListen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core/AbstractSolrEventListen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NoTokenFound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NoTokenFound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byTask/tasks/RepAllTask.java</text:p>
          </table:table-cell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byTask/tasks/RepAllTask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ArabicStem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ArabicSte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common/src/java/org/apache/lucene/analysis/core/Stop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core/Stop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br/BrazilianStem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br/BrazilianStem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request/DefaultSolrParams.java</text:p>
          </table:table-cell>
          <table:table-cell office:value-type="string">
            <text:p>/lucene/dev/trunk/solr/src/common/org/apache/solr/common/util/NamedList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request/DefaultSolrParams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urround/parser/CharStream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urround/parser/CharStream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response/PageTool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sponse/PageTool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RemoveDuplicatesToken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RemoveDuplicatesToken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benchmark/src/java/org/apache/lucene/benchmark/byTask/tasks/ReadTask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andler/SpellCheckerRequestHandler.java</text:p>
          </table:table-cell>
          <table:table-cell office:value-type="string">
            <text:p>/lucene/dev/trunk/solr/src/common/org/apache/solr/common/util/NamedListCodec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andler/SpellCheckerRequestHandler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IndonesianStemFilterFactor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analysis/IndonesianStemFilterFactory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builders/RegexpQueryNodeBuilder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builders/RegexpQueryNodeBuilder.java</text:p>
          </table:table-cell>
          <table:table-cell office:value-type="string">
            <text:p>/lucene/dev/trunk/lucene/contrib/queryparser/src/java/org/apache/lucene/queryParser/precedence/ParseExcep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core/RAMDirectoryFactor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core/RAMDirectoryFactory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standard/SimpleStandardTermsIndexReader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standard/SimpleStandardTermsIndexReader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benchmark/src/java/org/apache/lucene/benchmark/quality/utils/DocNameExtracto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spans/Spans.java</text:p>
          </table:table-cell>
          <table:table-cell office:value-type="string">
            <text:p>/lucene/dev/trunk/lucene/contrib/highlighter/src/java/org/apache/lucene/search/highlight/WeightedSpanTermExtrac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spans/Spans.java</text:p>
          </table:table-cell>
          <table:table-cell office:value-type="string">
            <text:p>/lucene/dev/trunk/lucene/src/java/org/apache/lucene/search/CachingSpanFil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ChainingCollector.java</text:p>
          </table:table-cell>
          <table:table-cell office:value-type="string">
            <text:p>/lucene/dev/trunk/lucene/src/java/org/apache/lucene/search/MultiCollecto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intblock/FixedIntBlockIndexInput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codecs/intblock/FixedIntBlockIndexInput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solrj/org/apache/solr/client/solrj/response/SpellCheckResponse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solrj/org/apache/solr/client/solrj/response/SpellCheckResponse.java</text:p>
          </table:table-cell>
          <table:table-cell office:value-type="string">
            <text:p>/lucene/dev/trunk/modules/analysis/common/src/java/org/apache/lucene/analysis/br/BrazilianAnalyz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misc/src/java/org/apache/lucene/misc/SweetSpotSimilarity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misc/src/java/org/apache/lucene/misc/SweetSpotSimilarit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ort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ort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DefaultSegmentInfosReader.java</text:p>
          </table:table-cell>
          <table:table-cell office:value-type="string">
            <text:p>/lucene/dev/trunk/lucene/src/java/org/apache/lucene/index/FieldInfo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OrdTermState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OrdTermState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util/LongPriorityQueue.java</text:p>
          </table:table-cell>
          <table:table-cell office:value-type="string">
            <text:p>/lucene/dev/trunk/solr/src/java/org/apache/solr/request/SimpleFacet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til/LongPriorityQueue.java</text:p>
          </table:table-cell>
          <table:table-cell office:value-type="string">
            <text:p>/lucene/dev/trunk/solr/src/java/org/apache/solr/request/UnInvertedField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CachingWrapperFilter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CachingWrapperFilter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common/org/apache/solr/common/SolrException.java</text:p>
          </table:table-cell>
          <table:table-cell office:value-type="string">
            <text:p>/lucene/dev/trunk/solr/src/java/org/apache/solr/search/DocSe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NumberFormatTransform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NumberFormatTransform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pt/PortugueseStemmer.java</text:p>
          </table:table-cell>
          <table:table-cell office:value-type="string">
            <text:p>/lucene/dev/trunk/modules/analysis/common/src/java/org/apache/lucene/analysis/gl/Galic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pt/PortugueseStemmer.java</text:p>
          </table:table-cell>
          <table:table-cell office:value-type="string">
            <text:p>/lucene/dev/trunk/modules/analysis/common/src/java/org/apache/lucene/analysis/gl/GalicianStemFil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reverse/ReverseString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reverse/ReverseString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es/Spanish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MultiCollector.java</text:p>
          </table:table-cell>
          <table:table-cell office:value-type="string">
            <text:p>/lucene/dev/trunk/lucene/contrib/spatial/src/java/org/apache/lucene/spatial/tier/DistanceFieldComparatorSource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util/automaton/SpecialOperations.java</text:p>
          </table:table-cell>
          <table:table-cell office:value-type="string">
            <text:p>/lucene/dev/trunk/lucene/contrib/queryparser/src/java/org/apache/lucene/queryParser/standard/nodes/WildcardQueryNod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pans/SpanNearQuery.java</text:p>
          </table:table-cell>
          <table:table-cell office:value-type="string">
            <text:p>/lucene/dev/trunk/lucene/contrib/highlighter/src/java/org/apache/lucene/search/highlight/WeightedSpanTermExtracto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pans/SpanNearQuery.java</text:p>
          </table:table-cell>
          <table:table-cell office:value-type="string">
            <text:p>/lucene/dev/trunk/lucene/src/java/org/apache/lucene/search/CachingSpanFil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wikipedia/WikipediaTokenizerImpl.java</text:p>
          </table:table-cell>
          <table:table-cell office:value-type="string">
            <text:p>/lucene/dev/trunk/lucene/contrib/queries/src/java/org/apache/lucene/search/regex/JakartaRegexpCapabilitie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common/src/java/org/apache/lucene/analysis/wikipedia/WikipediaTokenizerImpl.java</text:p>
          </table:table-cell>
          <table:table-cell office:value-type="string">
            <text:p>/lucene/dev/trunk/lucene/contrib/queries/src/java/org/apache/lucene/search/regex/JavaUtilRegexCapabilitie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FixedGapTermsIndexReader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index/codecs/FixedGapTermsIndexRead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update/SolrIndexWri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pdate/SolrIndexWri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quest/BinaryResponseWriter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MissingStringLastComparatorSource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solr/src/solrj/org/apache/solr/client/solrj/SolrQuery.java</text:p>
          </table:table-cell>
          <table:table-cell office:value-type="string">
            <text:p>/lucene/dev/trunk/solr/src/common/org/apache/solr/common/params/FacetParam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pt/Portuguese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pelling/suggest/BufferingTermFreqIteratorWrappe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pelling/suggest/BufferingTermFreqIteratorWrapper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common/src/java/org/apache/lucene/analysis/ar/ArabicAnalyz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common/src/java/org/apache/lucene/analysis/ar/ArabicAnaly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solrj/org/apache/solr/client/solrj/StreamingResponseCallback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smartcn/src/java/org/apache/lucene/analysis/cn/smart/hhmm/AbstractDictionary.java</text:p>
          </table:table-cell>
          <table:table-cell office:value-type="string">
            <text:p>/lucene/dev/trunk/lucene/contrib/spatial/src/java/org/apache/lucene/spatial/tier/projections/SinusoidalProjec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DisMaxQParserPlugi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DisMaxQParserPlugin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MutableValueDouble.java</text:p>
          </table:table-cell>
          <table:table-cell office:value-type="string">
            <text:p>/lucene/dev/trunk/solr/src/common/org/apache/solr/common/params/GroupParam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MutableValueDouble.java</text:p>
          </table:table-cell>
          <table:table-cell office:value-type="string">
            <text:p>/lucene/dev/trunk/solr/src/java/org/apache/solr/handler/component/QueryComponent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benchmark/src/java/org/apache/lucene/benchmark/byTask/feeds/EnwikiContentSource.java</text:p>
          </table:table-cell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benchmark/src/java/org/apache/lucene/benchmark/byTask/feeds/EnwikiContentSourc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Boost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Boost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tore/RAMOutputStream.java</text:p>
          </table:table-cell>
          <table:table-cell office:value-type="string">
            <text:p>/lucene/dev/trunk/lucene/src/java/org/apache/lucene/analysis/Tokeni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RussianLightSte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RussianLight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lucene/src/java/org/apache/lucene/index/DocFieldProcesso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index/DocFieldProcessor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schema/DateFiel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chema/DateFiel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SolrWrit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SolrWrit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contrib/spatial/src/java/org/apache/lucene/spatial/geohash/GeoHashUtils.java</text:p>
          </table:table-cell>
          <table:table-cell office:value-type="string">
            <text:p>/lucene/dev/trunk/lucene/contrib/queries/src/java/org/apache/lucene/search/similar/MoreLikeThi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spatial/src/java/org/apache/lucene/spatial/geohash/GeoHashUtils.java</text:p>
          </table:table-cell>
          <table:table-cell office:value-type="string">
            <text:p>/lucene/dev/trunk/lucene/contrib/wordnet/src/java/org/apache/lucene/wordnet/SynonymMap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queryParser/Token.java</text:p>
          </table:table-cell>
          <table:table-cell office:value-type="string">
            <text:p>/lucene/dev/trunk/lucene/contrib/queryparser/src/java/org/apache/lucene/queryParser/core/messages/QueryParserMessag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ru/RussianLowerCase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ru/RussianLowerCase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codecs/DefaultSegmentInfosWriter.java</text:p>
          </table:table-cell>
          <table:table-cell office:value-type="string">
            <text:p>/lucene/dev/trunk/lucene/contrib/misc/src/java/org/apache/lucene/index/IndexSplitt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analysis/CJKTokeniz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CJKTokeniz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highlighter/src/java/org/apache/lucene/search/highlight/WeightedSpanTermExtractor.java</text:p>
          </table:table-cell>
          <table:table-cell office:value-type="string">
            <text:p>/lucene/dev/trunk/lucene/contrib/instantiated/src/java/org/apache/lucene/store/instantiated/InstantiatedTer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HindiStem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HindiSte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tore/NoLockFactory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tore/NoLockFactory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DocFieldConsumersPerField.java</text:p>
          </table:table-cell>
          <table:table-cell office:value-type="string">
            <text:p>/lucene/dev/trunk/lucene/src/java/org/apache/lucene/index/DocFieldConsumersPerThread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ighlight/DefaultEncoder.java</text:p>
          </table:table-cell>
          <table:table-cell office:value-type="string">
            <text:p>/lucene/dev/trunk/solr/src/java/org/apache/solr/highlight/HtmlEnco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ighlight/DefaultEncoder.java</text:p>
          </table:table-cell>
          <table:table-cell office:value-type="string">
            <text:p>/lucene/dev/trunk/solr/src/java/org/apache/solr/highlight/SolrEnco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th/ThaiWord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th/ThaiWord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FieldTyp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solr/src/java/org/apache/solr/schema/FieldTyp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solr/src/common/org/apache/solr/common/SolrDocument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common/org/apache/solr/common/SolrDocument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astLRUCach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astLRUCach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en/EnglishAnaly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en/EnglishAnaly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SolrFilt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contrib/highlighter/src/java/org/apache/lucene/search/vectorhighlight/FastVectorHighlighter.java</text:p>
          </table:table-cell>
          <table:table-cell office:value-type="string">
            <text:p>/lucene/dev/trunk/lucene/contrib/highlighter/src/java/org/apache/lucene/search/vectorhighlight/BaseFragmentsBuild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highlighter/src/java/org/apache/lucene/search/vectorhighlight/FastVectorHighlighter.java</text:p>
          </table:table-cell>
          <table:table-cell office:value-type="string">
            <text:p>/lucene/dev/trunk/lucene/contrib/highlighter/src/java/org/apache/lucene/search/vectorhighlight/FragmentsBuild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FilteredTermsEnum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search/FilteredTermsEnum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contrib/benchmark/src/java/org/apache/lucene/benchmark/byTask/tasks/TaskSequence.java</text:p>
          </table:table-cell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byTask/tasks/TaskSequenc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spans/NearSpansOrdered.java</text:p>
          </table:table-cell>
          <table:table-cell office:value-type="string">
            <text:p>/lucene/dev/trunk/lucene/contrib/highlighter/src/java/org/apache/lucene/search/highlight/TokenSourc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pans/NearSpansOrdered.java</text:p>
          </table:table-cell>
          <table:table-cell office:value-type="string">
            <text:p>/lucene/dev/trunk/lucene/contrib/highlighter/src/java/org/apache/lucene/search/highlight/TokenStreamFromTermPositionVecto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BCDLongField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BCDLongField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PositionIncrementsAttributeImpl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PositionIncrementsAttributeImpl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QueryNodeException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QueryNodeException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Evaluator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Evaluator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util/FilteringTokenFilter.java</text:p>
          </table:table-cell>
          <table:table-cell office:value-type="string">
            <text:p>/lucene/dev/trunk/modules/analysis/common/src/java/org/apache/lucene/analysis/core/StopFil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util/FilteringTokenFilter.java</text:p>
          </table:table-cell>
          <table:table-cell office:value-type="string">
            <text:p>/lucene/dev/trunk/modules/analysis/common/src/java/org/apache/lucene/analysis/miscellaneous/KeepWordFil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PortugueseStemFilterFactory.java</text:p>
          </table:table-cell>
          <table:table-cell office:value-type="string">
            <text:p>/lucene/dev/trunk/modules/analysis/common/src/java/org/apache/lucene/analysis/gl/GalicianAnalyz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PortugueseStemFilterFactory.java</text:p>
          </table:table-cell>
          <table:table-cell office:value-type="string">
            <text:p>/lucene/dev/trunk/modules/analysis/common/src/java/org/apache/lucene/analysis/gl/GalicianStemFil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ies/src/java/org/apache/lucene/search/Chained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ies/src/java/org/apache/lucene/search/Chained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handler/SnapShoot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andler/SnapShoot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queryParser/QueryParserConstants.java</text:p>
          </table:table-cell>
          <table:table-cell office:value-type="string">
            <text:p>/lucene/dev/trunk/lucene/contrib/queryparser/src/java/org/apache/lucene/queryParser/analyzing/AnalyzingQuery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queryParser/QueryParserConstants.java</text:p>
          </table:table-cell>
          <table:table-cell office:value-type="string">
            <text:p>/lucene/dev/trunk/lucene/contrib/queryparser/src/java/org/apache/lucene/queryParser/complexPhrase/ComplexPhraseQuery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common/src/java/org/apache/lucene/analysis/cz/CzechAnalyz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modules/analysis/common/src/java/org/apache/lucene/analysis/cz/CzechAnaly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contrib/highlighter/src/java/org/apache/lucene/search/highlight/TextFragment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highlighter/src/java/org/apache/lucene/search/highlight/TextFragment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ighlight/HtmlFormatter.java</text:p>
          </table:table-cell>
          <table:table-cell office:value-type="string">
            <text:p>/lucene/dev/trunk/solr/src/java/org/apache/solr/highlight/RegexFragmen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ighlight/HtmlFormatter.java</text:p>
          </table:table-cell>
          <table:table-cell office:value-type="string">
            <text:p>/lucene/dev/trunk/solr/src/java/org/apache/solr/highlight/SolrFormat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response/SolrQueryResponse.java</text:p>
          </table:table-cell>
          <table:table-cell office:value-type="string">
            <text:p>/lucene/dev/trunk/solr/src/common/org/apache/solr/common/util/JavaBin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response/SolrQueryResponse.java</text:p>
          </table:table-cell>
          <table:table-cell office:value-type="string">
            <text:p>/lucene/dev/trunk/solr/src/common/org/apache/solr/common/util/NamedLis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webapp/src/org/apache/solr/servlet/SolrServletRequest.java</text:p>
          </table:table-cell>
          <table:table-cell office:value-type="string">
            <text:p>/lucene/dev/trunk/solr/src/webapp/src/org/apache/solr/servlet/SolrServle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webapp/src/org/apache/solr/servlet/SolrServletRequest.java</text:p>
          </table:table-cell>
          <table:table-cell office:value-type="string">
            <text:p>/lucene/dev/trunk/solr/src/webapp/src/org/apache/solr/servlet/SolrUpdateServle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andler/component/SpellCheckComponent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solr/src/java/org/apache/solr/handler/component/SpellCheckComponent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solr/src/common/org/apache/solr/common/util/NamedList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common/org/apache/solr/common/util/NamedList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Or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Or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misc/src/java/org/apache/lucene/index/codecs/appending/AppendingCodec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misc/src/java/org/apache/lucene/index/codecs/appending/AppendingCodec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EntityProcessorBas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EntityProcessorBas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simpletext/SimpleTextFieldsWriter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modules/analysis/common/src/java/org/apache/lucene/analysis/eu/BasqueAnalyzer.java</text:p>
          </table:table-cell>
          <table:table-cell office:value-type="string">
            <text:p>/lucene/dev/trunk/modules/analysis/common/src/java/org/apache/lucene/analysis/hy/Armen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spatial/src/java/org/apache/lucene/spatial/DistanceUtils.java</text:p>
          </table:table-cell>
          <table:table-cell office:value-type="string">
            <text:p>/lucene/dev/trunk/solr/src/java/org/apache/solr/schema/LatLonTyp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MaxNonCompetitiveBoostAttribute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MaxNonCompetitiveBoostAttribute.java</text:p>
          </table:table-cell>
          <table:table-cell office:value-type="string">
            <text:p>/lucene/dev/trunk/lucene/contrib/queries/src/java/org/apache/lucene/search/regex/SpanRegex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lucli/src/java/lucli/LuceneMethods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pans/FieldMaskingSpan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common/org/apache/solr/common/util/SimpleOrderedMap.java</text:p>
          </table:table-cell>
          <table:table-cell office:value-type="string">
            <text:p>/lucene/dev/trunk/solr/src/common/org/apache/solr/common/util/ConcurrentLRUCach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common/org/apache/solr/common/util/SimpleOrderedMap.java</text:p>
          </table:table-cell>
          <table:table-cell office:value-type="string">
            <text:p>/lucene/dev/trunk/solr/src/java/org/apache/solr/handler/component/TermsCompon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ScoreDoc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coreDoc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Terms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Terms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earch/function/RangeMapFloatFunction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solrj/org/apache/solr/client/solrj/impl/LBHttpSolrServ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solrj/org/apache/solr/client/solrj/impl/LBHttpSolrServe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nodes/MultiPhraseQueryNode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nodes/MultiPhraseQueryNode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index/FieldInvertState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FieldInvertState.java</text:p>
          </table:table-cell>
          <table:table-cell office:value-type="string">
            <text:p>/lucene/dev/trunk/lucene/contrib/misc/src/java/org/apache/lucene/index/FieldNormModifi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MultiFields.java</text:p>
          </table:table-cell>
          <table:table-cell office:value-type="string">
            <text:p>/lucene/dev/trunk/lucene/contrib/benchmark/src/java/org/apache/lucene/benchmark/byTask/tasks/Read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MultiFields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clustering/src/main/java/org/apache/solr/handler/clustering/SearchClusteringEngine.java</text:p>
          </table:table-cell>
          <table:table-cell office:value-type="string">
            <text:p>/lucene/dev/trunk/solr/contrib/clustering/src/main/java/org/apache/solr/handler/clustering/ClusteringCompon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clustering/src/main/java/org/apache/solr/handler/clustering/SearchClusteringEngine.java</text:p>
          </table:table-cell>
          <table:table-cell office:value-type="string">
            <text:p>/lucene/dev/trunk/solr/contrib/clustering/src/main/java/org/apache/solr/handler/clustering/carrot2/CarrotClusteringEngin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tst/OldRequestHandler.java</text:p>
          </table:table-cell>
          <table:table-cell office:value-type="string">
            <text:p>/lucene/dev/trunk/solr/src/java/org/apache/solr/handler/component/QueryCompon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tst/OldRequestHandler.java</text:p>
          </table:table-cell>
          <table:table-cell office:value-type="string">
            <text:p>/lucene/dev/trunk/solr/src/java/org/apache/solr/search/FunctionQ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spellchecker/src/java/org/apache/lucene/search/spell/SuggestWord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spellchecker/src/java/org/apache/lucene/search/spell/SuggestWord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benchmark/src/java/org/apache/lucene/benchmark/byTask/feeds/DocMaker.java</text:p>
          </table:table-cell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benchmark/src/java/org/apache/lucene/benchmark/byTask/feeds/DocMak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messages/QueryParserMessages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chema/BoolFiel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schema/BoolFiel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schema/ShortFiel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schema/ShortFiel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TermDocumentInformation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TermDocumentInformation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MultiTermRewriteMethodAttribute.java</text:p>
          </table:table-cell>
          <table:table-cell office:value-type="string">
            <text:p>/lucene/dev/trunk/lucene/contrib/queryparser/src/java/org/apache/lucene/queryParser/core/builders/QueryTreeBuil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MultiTermRewriteMethodAttribute.java</text:p>
          </table:table-cell>
          <table:table-cell office:value-type="string">
            <text:p>/lucene/dev/trunk/lucene/contrib/queryparser/src/java/org/apache/lucene/queryParser/core/config/FieldConfi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ighlight/HtmlEncoder.java</text:p>
          </table:table-cell>
          <table:table-cell office:value-type="string">
            <text:p>/lucene/dev/trunk/solr/src/java/org/apache/solr/highlight/SolrEnco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GreekLowerCaseFilterFactory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GreekLowerCaseFilterFactory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til/DisMaxParams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distance/GeohashHaversineFunction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analysis/LimitTokenCountFilterFactory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common/src/java/org/apache/lucene/analysis/id/Indonesian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Explanation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Explanation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IntsRef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util/IntsRef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processors/StandardQueryNodeProcessorPipeline.java</text:p>
          </table:table-cell>
          <table:table-cell office:value-type="string">
            <text:p>/lucene/dev/trunk/lucene/contrib/queryparser/src/java/org/apache/lucene/queryParser/core/processors/QueryNodeProcessorPipelin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PortugueseLightSte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PortugueseLight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contrib/clustering/src/main/java/org/apache/solr/handler/clustering/carrot2/CarrotClusteringEngin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contrib/clustering/src/main/java/org/apache/solr/handler/clustering/carrot2/CarrotClusteringEngin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highlight/SingleFragListBuilder.java</text:p>
          </table:table-cell>
          <table:table-cell office:value-type="string">
            <text:p>/lucene/dev/trunk/lucene/contrib/highlighter/src/java/org/apache/lucene/search/vectorhighlight/SingleFragListBuild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ReciprocalFloatFunction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spans/SpanTermQuery.java</text:p>
          </table:table-cell>
          <table:table-cell office:value-type="string">
            <text:p>/lucene/dev/trunk/lucene/contrib/highlighter/src/java/org/apache/lucene/search/highlight/WeightedSpanTermExtracto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pans/SpanTermQuery.java</text:p>
          </table:table-cell>
          <table:table-cell office:value-type="string">
            <text:p>/lucene/dev/trunk/lucene/contrib/queries/src/java/org/apache/lucene/search/TermsFil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common/org/apache/solr/common/params/QueryElevationParams.java</text:p>
          </table:table-cell>
          <table:table-cell office:value-type="string">
            <text:p>/lucene/dev/trunk/solr/src/java/org/apache/solr/handler/admin/SolrInfoMBean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common/org/apache/solr/common/params/QueryElevationParams.java</text:p>
          </table:table-cell>
          <table:table-cell office:value-type="string">
            <text:p>/lucene/dev/trunk/solr/src/java/org/apache/solr/search/function/TFValueSourc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til/UpdateParams.java</text:p>
          </table:table-cell>
          <table:table-cell office:value-type="string">
            <text:p>/lucene/dev/trunk/solr/src/java/org/apache/solr/util/BitSetIter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til/UpdateParams.java</text:p>
          </table:table-cell>
          <table:table-cell office:value-type="string">
            <text:p>/lucene/dev/trunk/solr/src/java/org/apache/solr/util/CommonParam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pelling/suggest/Suggester.java</text:p>
          </table:table-cell>
          <table:table-cell office:value-type="string">
            <text:p>/lucene/dev/branches/branch_3x/solr/src/java/org/apache/solr/spelling/suggest/Lookup.java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.1111111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solr/src/java/org/apache/solr/spelling/suggest/Suggester.java</text:p>
          </table:table-cell>
          <table:table-cell office:value-type="string">
            <text:p>/lucene/dev/branches/branch_3x/solr/src/java/org/apache/solr/spelling/suggest/Suggester.java</text:p>
          </table:table-cell>
          <table:table-cell office:value-type="float" office:value="0">
            <text:p>0</text:p>
          </table:table-cell>
          <table:table-cell office:value-type="float" office:value="22.2222222222222">
            <text:p>22.22222222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solr/src/java/org/apache/solr/request/MapSolrParams.java</text:p>
          </table:table-cell>
          <table:table-cell office:value-type="string">
            <text:p>/lucene/dev/trunk/solr/src/common/org/apache/solr/common/util/NamedList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request/MapSolrParams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function/FileFloatSource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earch/function/FileFloatSource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solrj/org/apache/solr/client/solrj/SolrRequest.java</text:p>
          </table:table-cell>
          <table:table-cell office:value-type="string">
            <text:p>/lucene/dev/trunk/solr/src/common/org/apache/solr/common/util/JavaBin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solrj/org/apache/solr/client/solrj/SolrRequest.java</text:p>
          </table:table-cell>
          <table:table-cell office:value-type="string">
            <text:p>/lucene/dev/trunk/solr/src/java/org/apache/solr/response/BinaryResponse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byTask/utils/Config.java</text:p>
          </table:table-cell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benchmark/src/java/org/apache/lucene/benchmark/byTask/utils/Config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FreqProxTermsWrit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index/FreqProxTermsWriter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highlight/MultiColoredScoreOrderFragmentsBuilder.java</text:p>
          </table:table-cell>
          <table:table-cell office:value-type="string">
            <text:p>/lucene/dev/trunk/solr/src/common/org/apache/solr/common/params/HighlightParam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highlight/MultiColoredScoreOrderFragmentsBuilder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chema/BCDIntField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chema/BCDIntField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wordnet/src/java/org/apache/lucene/wordnet/SynExpand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misc/src/java/org/apache/lucene/store/DirectIOLinuxDirectory.java</text:p>
          </table:table-cell>
          <table:table-cell office:value-type="string">
            <text:p>/lucene/dev/trunk/lucene/contrib/misc/src/java/org/apache/lucene/index/MultiPassIndexSplit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tore/RAMInputStream.java</text:p>
          </table:table-cell>
          <table:table-cell office:value-type="string">
            <text:p>/lucene/dev/trunk/lucene/src/java/org/apache/lucene/analysis/Tokeniz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FieldBoostMapFCListener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FieldBoostMapFCListener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benchmark/src/java/org/apache/lucene/benchmark/byTask/feeds/HTMLParser.java</text:p>
          </table:table-cell>
          <table:table-cell office:value-type="string">
            <text:p>/lucene/dev/trunk/lucene/contrib/benchmark/src/java/org/apache/lucene/benchmark/byTask/feeds/AbstractQuery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benchmark/src/java/org/apache/lucene/benchmark/byTask/feeds/HTMLParse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processors/LowercaseExpandedTermsQueryNodeProcessor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processors/LowercaseExpandedTermsQueryNodeProcessor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quest/RubyResponseWriter.java</text:p>
          </table:table-cell>
          <table:table-cell office:value-type="string">
            <text:p>/lucene/dev/trunk/solr/src/common/org/apache/solr/common/util/Fast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PostingsWriterBase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PostingsWriterBase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misc/src/java/org/apache/lucene/misc/TermStats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misc/src/java/org/apache/lucene/misc/TermStats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andler/AnalysisRequestHandlerBas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handler/AnalysisRequestHandlerBas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earch/function/ValueSourceRangeFilter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common/org/apache/solr/common/cloud/ZkClientConnectionStrategy.java</text:p>
          </table:table-cell>
          <table:table-cell office:value-type="string">
            <text:p>/lucene/dev/trunk/lucene/src/java/org/apache/lucene/queryParser/QueryParserBas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common/org/apache/solr/common/cloud/ZkClientConnectionStrategy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nl/DutchStem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nl/DutchStem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Elision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Elision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BitDocSet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search/BitDocSet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standard/StandardAnaly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standard/StandardAnaly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extraction/src/main/java/org/apache/solr/handler/extraction/ExtractingDocumentLoad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contrib/extraction/src/main/java/org/apache/solr/handler/extraction/ExtractingDocumentLoad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demo/src/java/org/apache/lucene/demo/FileDocument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demo/src/java/org/apache/lucene/demo/FileDocument.java</text:p>
          </table:table-cell>
          <table:table-cell office:value-type="string">
            <text:p>/lucene/dev/trunk/lucene/contrib/benchmark/src/java/org/apache/lucene/benchmark/byTask/tasks/SearchWithCollectorTask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spans/SpanNotQuery.java</text:p>
          </table:table-cell>
          <table:table-cell office:value-type="string">
            <text:p>/lucene/dev/trunk/lucene/contrib/highlighter/src/java/org/apache/lucene/search/highlight/WeightedSpanTermExtrac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spans/SpanNotQuery.java</text:p>
          </table:table-cell>
          <table:table-cell office:value-type="string">
            <text:p>/lucene/dev/trunk/lucene/src/java/org/apache/lucene/search/CachingSpanFil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swing/src/java/org/apache/lucene/swing/models/ListSearcher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JdbcData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JdbcDataSourc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core/RunExecutableListen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core/RunExecutableListene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FrenchStemFilterFactory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FrenchStemFilterFactory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db/bdb-je/src/java/org/apache/lucene/store/je/JEDirectory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db/bdb-je/src/java/org/apache/lucene/store/je/JEDirectory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pdate/processor/MD5Signatur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update/processor/MD5Signatur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ConjunctionScorer.java</text:p>
          </table:table-cell>
          <table:table-cell office:value-type="string">
            <text:p>/lucene/dev/trunk/lucene/contrib/highlighter/src/java/org/apache/lucene/search/highlight/TokenSource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ConjunctionScorer.java</text:p>
          </table:table-cell>
          <table:table-cell office:value-type="string">
            <text:p>/lucene/dev/trunk/lucene/contrib/highlighter/src/java/org/apache/lucene/search/highlight/TokenStreamFromTermPositionVecto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common/src/java/org/apache/lucene/analysis/core/LowerCaseFilt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core/LowerCaseFilt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util/MapBackedSet.java</text:p>
          </table:table-cell>
          <table:table-cell office:value-type="string">
            <text:p>/lucene/dev/trunk/lucene/contrib/instantiated/src/java/org/apache/lucene/store/instantiated/FieldSetting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util/MapBackedSet.java</text:p>
          </table:table-cell>
          <table:table-cell office:value-type="string">
            <text:p>/lucene/dev/trunk/lucene/contrib/instantiated/src/java/org/apache/lucene/store/instantiated/FieldSetting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GreekStemFilterFactory.java</text:p>
          </table:table-cell>
          <table:table-cell office:value-type="string">
            <text:p>/lucene/dev/trunk/solr/src/java/org/apache/solr/analysis/ASCIIFoldingFilt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GreekSte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PostingsConsume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PostingsConsum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ChineseFilterFactor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ChineseFilterFactory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Phrase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8.33333333333333">
            <text:p>8.333333333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/lucene/dev/trunk/lucene/src/java/org/apache/lucene/search/function/CustomScore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solr/src/java/org/apache/solr/search/function/FloatField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earch/function/FloatFieldSourc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modules/analysis/common/src/java/org/apache/lucene/analysis/standard/UAX29URLEmailTokenizer.java</text:p>
          </table:table-cell>
          <table:table-cell office:value-type="string">
            <text:p>/lucene/dev/trunk/modules/analysis/common/src/java/org/apache/lucene/analysis/standard/ClassicTokenizerImpl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common/src/java/org/apache/lucene/analysis/standard/UAX29URLEmailTokenizer.java</text:p>
          </table:table-cell>
          <table:table-cell office:value-type="string">
            <text:p>/lucene/dev/trunk/modules/analysis/common/src/java/org/apache/lucene/analysis/standard/StandardTokeniz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chema/AbstractSubTypeFieldTyp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chema/AbstractSubTypeFieldType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parser/ParseException.java</text:p>
          </table:table-cell>
          <table:table-cell office:value-type="string">
            <text:p>/lucene/dev/trunk/lucene/contrib/queryparser/src/java/org/apache/lucene/queryParser/core/messages/QueryParserMessag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RussianStemFilterFactory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java/org/apache/solr/analysis/RussianStemFilterFactory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src/java/org/apache/lucene/search/DisjunctionMaxQuer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pelling/suggest/tst/TernaryTreeNode.java</text:p>
          </table:table-cell>
          <table:table-cell office:value-type="string">
            <text:p>/lucene/dev/trunk/solr/contrib/dataimporthandler/src/main/java/org/apache/solr/handler/dataimport/HTMLStripTransform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pelling/suggest/tst/TernaryTreeNode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common/org/apache/solr/common/util/FastOutputStream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src/common/org/apache/solr/common/util/FastOutputStream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modules/analysis/common/src/java/org/apache/lucene/analysis/bg/BulgarianAnalyzer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bg/BulgarianAnalyzer.java</text:p>
          </table:table-cell>
          <table:table-cell office:value-type="string">
            <text:p>/lucene/dev/trunk/lucene/contrib/benchmark/src/java/org/apache/lucene/benchmark/byTask/feeds/Line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tore/FileSwitchDirectory.java</text:p>
          </table:table-cell>
          <table:table-cell office:value-type="string">
            <text:p>/lucene/dev/trunk/lucene/contrib/benchmark/src/java/org/apache/lucene/benchmark/byTask/feeds/DemoHTML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tore/FileSwitchDirectory.java</text:p>
          </table:table-cell>
          <table:table-cell office:value-type="string">
            <text:p>/lucene/dev/trunk/lucene/contrib/benchmark/src/java/org/apache/lucene/benchmark/byTask/feeds/EnwikiDocMak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CachedSqlEntityProcesso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CachedSqlEntityProcesso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misc/src/java/org/apache/lucene/index/IndexSplitter.java</text:p>
          </table:table-cell>
          <table:table-cell office:value-type="string">
            <text:p>/lucene/dev/trunk/lucene/contrib/misc/src/java/org/apache/lucene/index/BalancedSegmentMergePolic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benchmark/src/java/org/apache/lucene/benchmark/byTask/feeds/EnwikiDocMaker.java</text:p>
          </table:table-cell>
          <table:table-cell office:value-type="string">
            <text:p>/lucene/dev/trunk/lucene/contrib/db/bdb-je/src/java/org/apache/lucene/store/je/JE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lucene/dev/trunk/lucene/contrib/queries/src/java/org/apache/lucene/search/similar/MoreLikeThis.java</text:p>
          </table:table-cell>
          <table:table-cell office:value-type="string">
            <text:p>/lucene/dev/trunk/lucene/contrib/queries/src/java/org/apache/lucene/search/regex/JakartaRegexpCapabiliti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ies/src/java/org/apache/lucene/search/similar/MoreLikeThis.java</text:p>
          </table:table-cell>
          <table:table-cell office:value-type="string">
            <text:p>/lucene/dev/trunk/lucene/contrib/queries/src/java/org/apache/lucene/search/regex/JavaUtilRegexCapabiliti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string">
            <text:p>/lucene/dev/trunk/lucene/contrib/misc/src/java/org/apache/lucene/store/Windows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</table:table>
      <table:named-expressions/>
      <table:database-ranges>
        <table:database-range table:name="__Anonymous_Sheet_DB__0" table:target-range-address="Sheet1.A1:Sheet1.F2419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0T18:21:14</dc:date>
    <dc:creator>root </dc:creator>
    <meta:document-statistic meta:table-count="1" meta:cell-count="14514" meta:object-count="0"/>
    <meta:generator>LibreOffice/4.0.4.2$Linux_X86_64 LibreOffice_project/400m0$Build-2</meta:generator>
  </office:meta>
</office:document-meta>
</file>